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 O1" svg:font-family="'Linux Libertine O'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Linux Libertine O" officeooo:rsid="000246e9" officeooo:paragraph-rsid="000246e9"/>
    </style:style>
    <style:style style:name="P2" style:family="paragraph" style:parent-style-name="Standard">
      <style:paragraph-properties fo:line-height="150%"/>
      <style:text-properties fo:color="#000000" style:font-name="Linux Libertine O" officeooo:rsid="000246e9" officeooo:paragraph-rsid="00055342"/>
    </style:style>
    <style:style style:name="P3" style:family="paragraph" style:parent-style-name="Standard">
      <style:paragraph-properties fo:line-height="150%"/>
      <style:text-properties fo:color="#000000" style:font-name="Linux Libertine O" officeooo:rsid="000246e9" officeooo:paragraph-rsid="00037f03"/>
    </style:style>
    <style:style style:name="P4" style:family="paragraph" style:parent-style-name="Standard">
      <style:paragraph-properties fo:line-height="150%"/>
      <style:text-properties fo:color="#000000" style:font-name="Linux Libertine O" fo:font-weight="normal" officeooo:rsid="000246e9" officeooo:paragraph-rsid="000246e9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0246e9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0e878a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0effe9" style:font-weight-asian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194120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1f1d58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13a6e3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106104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1af3c4" style:font-weight-asian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298f76" style:font-weight-asian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246e9" officeooo:paragraph-rsid="0025e4db" style:font-weight-asian="normal" style:font-weight-complex="normal"/>
    </style:style>
    <style:style style:name="P15" style:family="paragraph" style:parent-style-name="Standard" style:list-style-name="L8">
      <style:paragraph-properties fo:line-height="150%"/>
      <style:text-properties fo:color="#000000" style:font-name="Linux Libertine O" fo:font-weight="normal" officeooo:rsid="000246e9" officeooo:paragraph-rsid="000246e9" style:font-weight-asian="normal" style:font-weight-complex="normal"/>
    </style:style>
    <style:style style:name="P16" style:family="paragraph" style:parent-style-name="Standard">
      <style:paragraph-properties fo:line-height="150%"/>
      <style:text-properties fo:color="#000000" style:font-name="Linux Libertine O" fo:font-weight="normal" officeooo:rsid="000246e9" officeooo:paragraph-rsid="00099e11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246e9" officeooo:paragraph-rsid="00298f76" style:font-weight-asian="normal" style:font-weight-complex="normal"/>
    </style:style>
    <style:style style:name="P18" style:family="paragraph" style:parent-style-name="Standard" style:list-style-name="L62">
      <style:paragraph-properties fo:line-height="150%" fo:text-align="start" style:justify-single-word="false"/>
      <style:text-properties fo:color="#000000" style:font-name="Linux Libertine O" fo:font-weight="normal" officeooo:rsid="000246e9" officeooo:paragraph-rsid="00298f76" style:font-weight-asian="normal" style:font-weight-complex="normal"/>
    </style:style>
    <style:style style:name="P19" style:family="paragraph" style:parent-style-name="Standard" style:list-style-name="L62">
      <style:paragraph-properties fo:line-height="150%" fo:text-align="start" style:justify-single-word="false"/>
      <style:text-properties fo:color="#000000" style:font-name="Linux Libertine O" fo:font-weight="normal" officeooo:rsid="000246e9" officeooo:paragraph-rsid="003e4d35" style:font-weight-asian="normal" style:font-weight-complex="normal"/>
    </style:style>
    <style:style style:name="P20" style:family="paragraph" style:parent-style-name="Standard">
      <style:paragraph-properties fo:line-height="150%"/>
      <style:text-properties fo:color="#000000" style:font-name="Linux Libertine O" fo:font-weight="normal" officeooo:rsid="00055342" officeooo:paragraph-rsid="00055342" style:font-weight-asian="normal" style:font-weight-complex="normal"/>
    </style:style>
    <style:style style:name="P21" style:family="paragraph" style:parent-style-name="Standard" style:list-style-name="L8">
      <style:paragraph-properties fo:line-height="150%"/>
      <style:text-properties fo:color="#000000" style:font-name="Linux Libertine O" fo:font-weight="normal" officeooo:rsid="00055342" officeooo:paragraph-rsid="00055342" style:font-weight-asian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956e5" officeooo:paragraph-rsid="000956e5" style:font-weight-asian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956e5" officeooo:paragraph-rsid="0013a6e3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956e5" officeooo:paragraph-rsid="000956e5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956e5" officeooo:paragraph-rsid="00099e11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99e11" officeooo:paragraph-rsid="00099e11" style:font-weight-asian="normal" style:font-weight-complex="normal"/>
    </style:style>
    <style:style style:name="P27" style:family="paragraph" style:parent-style-name="Standard" style:list-style-name="L11">
      <style:paragraph-properties fo:line-height="150%" fo:text-align="start" style:justify-single-word="false"/>
      <style:text-properties fo:color="#000000" style:font-name="Linux Libertine O" fo:font-weight="normal" officeooo:rsid="00099e11" officeooo:paragraph-rsid="00099e11" style:font-weight-asian="normal" style:font-weight-complex="normal"/>
    </style:style>
    <style:style style:name="P28" style:family="paragraph" style:parent-style-name="Standard" style:list-style-name="L12">
      <style:paragraph-properties fo:line-height="150%" fo:text-align="start" style:justify-single-word="false"/>
      <style:text-properties fo:color="#000000" style:font-name="Linux Libertine O" fo:font-weight="normal" officeooo:rsid="00099e11" officeooo:paragraph-rsid="00099e11" style:font-weight-asian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1ce97" officeooo:paragraph-rsid="0021ce97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1ce97" officeooo:paragraph-rsid="0025e4db" style:font-weight-asian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ca9e2" officeooo:paragraph-rsid="000ca9e2" style:font-weight-asian="normal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0e878a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0effe9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194120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1f1d58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13a6e3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106104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1af3c4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878a" officeooo:paragraph-rsid="00298f76" style:font-weight-asian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878a" officeooo:paragraph-rsid="000effe9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878a" officeooo:paragraph-rsid="001f1d58" style:font-weight-asian="normal" style:font-weight-complex="normal"/>
    </style:style>
    <style:style style:name="P42" style:family="paragraph" style:parent-style-name="Standard" style:list-style-name="L61">
      <style:paragraph-properties fo:line-height="150%" fo:text-align="start" style:justify-single-word="false"/>
      <style:text-properties fo:color="#000000" style:font-name="Linux Libertine O" fo:font-weight="normal" officeooo:rsid="000e878a" officeooo:paragraph-rsid="00298f76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878a" officeooo:paragraph-rsid="00298f76" style:font-weight-asian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878a" officeooo:paragraph-rsid="0039d628" style:font-weight-asian="normal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878a" officeooo:paragraph-rsid="0042232c" style:font-weight-asian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ffe9" officeooo:paragraph-rsid="000effe9" style:font-weight-asian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ffe9" officeooo:paragraph-rsid="0013a6e3" style:font-weight-asian="normal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0effe9" officeooo:paragraph-rsid="00106104" style:font-weight-asian="normal" style:font-weight-complex="normal"/>
    </style:style>
    <style:style style:name="P49" style:family="paragraph" style:parent-style-name="Standard" style:list-style-name="L4">
      <style:paragraph-properties fo:line-height="150%"/>
      <style:text-properties fo:color="#000000" style:font-name="Linux Libertine O" fo:font-weight="normal" officeooo:rsid="000effe9" officeooo:paragraph-rsid="000effe9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0effe9" officeooo:paragraph-rsid="0013a6e3" style:font-weight-asian="normal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12d58" officeooo:paragraph-rsid="00112d58" style:font-weight-asian="normal" style:font-weight-complex="normal"/>
    </style:style>
    <style:style style:name="P52" style:family="paragraph" style:parent-style-name="Standard" style:list-style-name="L22">
      <style:paragraph-properties fo:line-height="150%" fo:text-align="start" style:justify-single-word="false"/>
      <style:text-properties fo:color="#000000" style:font-name="Linux Libertine O" fo:font-weight="normal" officeooo:rsid="00112d58" officeooo:paragraph-rsid="00112d58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94120" officeooo:paragraph-rsid="00194120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94120" officeooo:paragraph-rsid="001e8be1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94120" officeooo:paragraph-rsid="001bc1c2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94120" officeooo:paragraph-rsid="001af3c4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f1d58" officeooo:paragraph-rsid="001f1d58" style:font-weight-asian="normal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f1d58" officeooo:paragraph-rsid="00298f76" style:font-weight-asian="normal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1f1d58" officeooo:paragraph-rsid="001f1d58" style:font-weight-asian="normal" style:font-weight-complex="normal"/>
    </style:style>
    <style:style style:name="P60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1f1d58" officeooo:paragraph-rsid="00298f76" style:font-weight-asian="normal" style:font-weight-complex="normal"/>
    </style:style>
    <style:style style:name="P61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1f1d58" officeooo:paragraph-rsid="0025e4db" style:font-weight-asian="normal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0c64a" officeooo:paragraph-rsid="0020c64a" style:font-weight-asian="normal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0c64a" officeooo:paragraph-rsid="00437734" style:font-weight-asian="normal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0c64a" officeooo:paragraph-rsid="00298f76" style:font-weight-asian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0c64a" officeooo:paragraph-rsid="004117fd" style:font-weight-asian="normal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0c64a" officeooo:paragraph-rsid="0025e4db" style:font-weight-asian="normal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0c64a" officeooo:paragraph-rsid="00279b49" style:font-weight-asian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451aa" officeooo:paragraph-rsid="002451aa" style:font-weight-asian="normal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451aa" officeooo:paragraph-rsid="00392935" style:font-weight-asian="normal" style:font-weight-complex="normal"/>
    </style:style>
    <style:style style:name="P70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451aa" officeooo:paragraph-rsid="005336b6" style:font-weight-asian="normal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5f46f" officeooo:paragraph-rsid="0025f46f" style:font-weight-asian="normal" style:font-weight-complex="normal"/>
    </style:style>
    <style:style style:name="P72" style:family="paragraph" style:parent-style-name="Standard" style:list-style-name="L110">
      <style:paragraph-properties fo:line-height="150%" fo:text-align="start" style:justify-single-word="false"/>
      <style:text-properties fo:color="#000000" style:font-name="Linux Libertine O" fo:font-weight="normal" officeooo:rsid="0025f46f" officeooo:paragraph-rsid="0025f46f" style:font-weight-asian="normal" style:font-weight-complex="normal"/>
    </style:style>
    <style:style style:name="P73" style:family="paragraph" style:parent-style-name="Standard" style:list-style-name="L111">
      <style:paragraph-properties fo:line-height="150%" fo:text-align="start" style:justify-single-word="false"/>
      <style:text-properties fo:color="#000000" style:font-name="Linux Libertine O" fo:font-weight="normal" officeooo:rsid="0025f46f" officeooo:paragraph-rsid="0025f46f" style:font-weight-asian="normal" style:font-weight-complex="normal"/>
    </style:style>
    <style:style style:name="P74" style:family="paragraph" style:parent-style-name="Standard" style:list-style-name="L113">
      <style:paragraph-properties fo:line-height="150%" fo:text-align="start" style:justify-single-word="false"/>
      <style:text-properties fo:color="#000000" style:font-name="Linux Libertine O" fo:font-weight="normal" officeooo:rsid="0025f46f" officeooo:paragraph-rsid="0025f46f" style:font-weight-asian="normal" style:font-weight-complex="normal"/>
    </style:style>
    <style:style style:name="P75" style:family="paragraph" style:parent-style-name="Standard" style:list-style-name="L116">
      <style:paragraph-properties fo:line-height="150%" fo:text-align="start" style:justify-single-word="false"/>
      <style:text-properties fo:color="#000000" style:font-name="Linux Libertine O" fo:font-weight="normal" officeooo:rsid="0025f46f" officeooo:paragraph-rsid="0025f46f" style:font-weight-asian="normal" style:font-weight-complex="normal"/>
    </style:style>
    <style:style style:name="P76" style:family="paragraph" style:parent-style-name="Standard" style:list-style-name="L117">
      <style:paragraph-properties fo:line-height="150%" fo:text-align="start" style:justify-single-word="false"/>
      <style:text-properties fo:color="#000000" style:font-name="Linux Libertine O" fo:font-weight="normal" officeooo:rsid="0025f46f" officeooo:paragraph-rsid="0025f46f" style:font-weight-asian="normal" style:font-weight-complex="normal"/>
    </style:style>
    <style:style style:name="P77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1fc253" officeooo:paragraph-rsid="001fc253" style:font-weight-asian="normal" style:font-weight-complex="normal"/>
    </style:style>
    <style:style style:name="P78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1fc253" officeooo:paragraph-rsid="005336b6" style:font-weight-asian="normal" style:font-weight-complex="normal"/>
    </style:style>
    <style:style style:name="P79" style:family="paragraph" style:parent-style-name="Standard" style:list-style-name="L2">
      <style:paragraph-properties fo:line-height="150%"/>
      <style:text-properties fo:color="#000000" style:font-name="Linux Libertine O" fo:font-weight="normal" officeooo:rsid="00037f03" officeooo:paragraph-rsid="00037f03" style:font-weight-asian="normal" style:font-weight-complex="normal"/>
    </style:style>
    <style:style style:name="P80" style:family="paragraph" style:parent-style-name="Standard" style:list-style-name="L3">
      <style:paragraph-properties fo:line-height="150%"/>
      <style:text-properties fo:color="#000000" style:font-name="Linux Libertine O" fo:font-weight="normal" officeooo:rsid="00037f03" officeooo:paragraph-rsid="00037f03" style:font-weight-asian="normal" style:font-weight-complex="normal"/>
    </style:style>
    <style:style style:name="P81" style:family="paragraph" style:parent-style-name="Standard" style:list-style-name="L4">
      <style:paragraph-properties fo:line-height="150%"/>
      <style:text-properties fo:color="#000000" style:font-name="Linux Libertine O" fo:font-weight="normal" officeooo:rsid="00037f03" officeooo:paragraph-rsid="00037f03" style:font-weight-asian="normal" style:font-weight-complex="normal"/>
    </style:style>
    <style:style style:name="P82" style:family="paragraph" style:parent-style-name="Standard" style:list-style-name="L4">
      <style:paragraph-properties fo:line-height="150%"/>
      <style:text-properties fo:color="#000000" style:font-name="Linux Libertine O" fo:font-weight="normal" officeooo:rsid="00037f03" officeooo:paragraph-rsid="000effe9" style:font-weight-asian="normal" style:font-weight-complex="normal"/>
    </style:style>
    <style:style style:name="P83" style:family="paragraph" style:parent-style-name="Standard">
      <style:paragraph-properties fo:line-height="150%"/>
      <style:text-properties fo:color="#000000" style:font-name="Linux Libertine O" fo:font-weight="normal" officeooo:rsid="00037f03" officeooo:paragraph-rsid="00037f03" style:font-weight-asian="normal" style:font-weight-complex="normal"/>
    </style:style>
    <style:style style:name="P84" style:family="paragraph" style:parent-style-name="Standard" style:list-style-name="L10">
      <style:paragraph-properties fo:line-height="150%"/>
      <style:text-properties fo:color="#000000" style:font-name="Linux Libertine O" fo:font-weight="normal" officeooo:rsid="00037f03" officeooo:paragraph-rsid="00037f03" style:font-weight-asian="normal" style:font-weight-complex="normal"/>
    </style:style>
    <style:style style:name="P85" style:family="paragraph" style:parent-style-name="Standard" style:list-style-name="L6">
      <style:paragraph-properties fo:line-height="150%"/>
      <style:text-properties fo:color="#000000" style:font-name="Linux Libertine O" fo:font-weight="normal" officeooo:rsid="000e584b" officeooo:paragraph-rsid="0013a6e3" style:font-weight-asian="normal" style:font-weight-complex="normal"/>
    </style:style>
    <style:style style:name="P86" style:family="paragraph" style:parent-style-name="Standard" style:list-style-name="L8">
      <style:paragraph-properties fo:line-height="150%"/>
      <style:text-properties fo:color="#000000" style:font-name="Linux Libertine O" fo:font-weight="normal" officeooo:rsid="000e584b" officeooo:paragraph-rsid="000e584b" style:font-weight-asian="normal" style:font-weight-complex="normal"/>
    </style:style>
    <style:style style:name="P87" style:family="paragraph" style:parent-style-name="Standard" style:list-style-name="L11">
      <style:paragraph-properties fo:line-height="150%" fo:text-align="start" style:justify-single-word="false"/>
      <style:text-properties fo:color="#000000" style:font-name="Linux Libertine O" fo:font-weight="normal" officeooo:rsid="000b4cd2" officeooo:paragraph-rsid="000b4cd2" style:font-weight-asian="normal" style:font-weight-complex="normal"/>
    </style:style>
    <style:style style:name="P88" style:family="paragraph" style:parent-style-name="Standard" style:list-style-name="L12">
      <style:paragraph-properties fo:line-height="150%" fo:text-align="start" style:justify-single-word="false"/>
      <style:text-properties fo:color="#000000" style:font-name="Linux Libertine O" fo:font-weight="normal" officeooo:rsid="000b4cd2" officeooo:paragraph-rsid="000b4cd2" style:font-weight-asian="normal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06104" officeooo:paragraph-rsid="00106104" style:font-weight-asian="normal" style:font-weight-complex="normal"/>
    </style:style>
    <style:style style:name="P90" style:family="paragraph" style:parent-style-name="Standard" style:list-style-name="L24">
      <style:paragraph-properties fo:line-height="150%"/>
      <style:text-properties fo:color="#000000" style:font-name="Linux Libertine O" fo:font-weight="normal" officeooo:rsid="00106104" officeooo:paragraph-rsid="00106104" style:font-weight-asian="normal" style:font-weight-complex="normal"/>
    </style:style>
    <style:style style:name="P91" style:family="paragraph" style:parent-style-name="Standard" style:list-style-name="L25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2" style:family="paragraph" style:parent-style-name="Standard" style:list-style-name="L26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3" style:family="paragraph" style:parent-style-name="Standard" style:list-style-name="L27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4" style:family="paragraph" style:parent-style-name="Standard" style:list-style-name="L28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5" style:family="paragraph" style:parent-style-name="Standard" style:list-style-name="L29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7" style:family="paragraph" style:parent-style-name="Standard" style:list-style-name="L31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8" style:family="paragraph" style:parent-style-name="Standard" style:list-style-name="L30">
      <style:paragraph-properties fo:line-height="150%" fo:text-align="start" style:justify-single-word="false"/>
      <style:text-properties fo:color="#000000" style:font-name="Linux Libertine O" fo:font-weight="normal" officeooo:rsid="00180c34" officeooo:paragraph-rsid="00180c34" style:font-weight-asian="normal" style:font-weight-complex="normal"/>
    </style:style>
    <style:style style:name="P99" style:family="paragraph" style:parent-style-name="Standard" style:list-style-name="L32">
      <style:paragraph-properties fo:line-height="150%" fo:text-align="start" style:justify-single-word="false"/>
      <style:text-properties fo:color="#000000" style:font-name="Linux Libertine O" fo:font-weight="normal" officeooo:rsid="0018faa1" officeooo:paragraph-rsid="0018faa1" style:font-weight-asian="normal" style:font-weight-complex="normal"/>
    </style:style>
    <style:style style:name="P100" style:family="paragraph" style:parent-style-name="Standard" style:list-style-name="L34">
      <style:paragraph-properties fo:line-height="150%" fo:text-align="start" style:justify-single-word="false"/>
      <style:text-properties fo:color="#000000" style:font-name="Linux Libertine O" fo:font-weight="normal" officeooo:rsid="0018faa1" officeooo:paragraph-rsid="0018faa1" style:font-weight-asian="normal" style:font-weight-complex="normal"/>
    </style:style>
    <style:style style:name="P101" style:family="paragraph" style:parent-style-name="Standard" style:list-style-name="L35">
      <style:paragraph-properties fo:line-height="150%" fo:text-align="start" style:justify-single-word="false"/>
      <style:text-properties fo:color="#000000" style:font-name="Linux Libertine O" fo:font-weight="normal" officeooo:rsid="0018faa1" officeooo:paragraph-rsid="0018faa1" style:font-weight-asian="normal" style:font-weight-complex="normal"/>
    </style:style>
    <style:style style:name="P102" style:family="paragraph" style:parent-style-name="Standard" style:list-style-name="L36">
      <style:paragraph-properties fo:line-height="150%" fo:text-align="start" style:justify-single-word="false"/>
      <style:text-properties fo:color="#000000" style:font-name="Linux Libertine O" fo:font-weight="normal" officeooo:rsid="0018faa1" officeooo:paragraph-rsid="0018faa1" style:font-weight-asian="normal" style:font-weight-complex="normal"/>
    </style:style>
    <style:style style:name="P103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8faa1" officeooo:paragraph-rsid="0018faa1" style:font-weight-asian="normal" style:font-weight-complex="normal"/>
    </style:style>
    <style:style style:name="P104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1b585" officeooo:paragraph-rsid="0011b585" style:font-weight-asian="normal" style:font-weight-complex="normal"/>
    </style:style>
    <style:style style:name="P105" style:family="paragraph" style:parent-style-name="Standard" style:list-style-name="L39">
      <style:paragraph-properties fo:line-height="150%" fo:text-align="start" style:justify-single-word="false"/>
      <style:text-properties fo:color="#000000" style:font-name="Linux Libertine O" fo:font-weight="normal" officeooo:rsid="001e8be1" officeooo:paragraph-rsid="001e8be1" style:font-weight-asian="normal" style:font-weight-complex="normal"/>
    </style:style>
    <style:style style:name="P106" style:family="paragraph" style:parent-style-name="Standard" style:list-style-name="L40">
      <style:paragraph-properties fo:line-height="150%" fo:text-align="start" style:justify-single-word="false"/>
      <style:text-properties fo:color="#000000" style:font-name="Linux Libertine O" fo:font-weight="normal" officeooo:rsid="001e8be1" officeooo:paragraph-rsid="001e8be1" style:font-weight-asian="normal" style:font-weight-complex="normal"/>
    </style:style>
    <style:style style:name="P107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e8be1" officeooo:paragraph-rsid="001e8be1" style:font-weight-asian="normal" style:font-weight-complex="normal"/>
    </style:style>
    <style:style style:name="P108" style:family="paragraph" style:parent-style-name="Standard" style:list-style-name="L54">
      <style:paragraph-properties fo:line-height="150%" fo:text-align="start" style:justify-single-word="false"/>
      <style:text-properties fo:color="#000000" style:font-name="Linux Libertine O" fo:font-weight="normal" officeooo:rsid="001e8be1" officeooo:paragraph-rsid="001e8be1" style:font-weight-asian="normal" style:font-weight-complex="normal"/>
    </style:style>
    <style:style style:name="P109" style:family="paragraph" style:parent-style-name="Standard" style:list-style-name="L55">
      <style:paragraph-properties fo:line-height="150%" fo:text-align="start" style:justify-single-word="false"/>
      <style:text-properties fo:color="#000000" style:font-name="Linux Libertine O" fo:font-weight="normal" officeooo:rsid="001e8be1" officeooo:paragraph-rsid="001e8be1" style:font-weight-asian="normal" style:font-weight-complex="normal"/>
    </style:style>
    <style:style style:name="P110" style:family="paragraph" style:parent-style-name="Standard" style:list-style-name="L56">
      <style:paragraph-properties fo:line-height="150%" fo:text-align="start" style:justify-single-word="false"/>
      <style:text-properties fo:color="#000000" style:font-name="Linux Libertine O" fo:font-weight="normal" officeooo:rsid="001e8be1" officeooo:paragraph-rsid="001e8be1" style:font-weight-asian="normal" style:font-weight-complex="normal"/>
    </style:style>
    <style:style style:name="P111" style:family="paragraph" style:parent-style-name="Standard" style:list-style-name="L57">
      <style:paragraph-properties fo:line-height="150%" fo:text-align="start" style:justify-single-word="false"/>
      <style:text-properties fo:color="#000000" style:font-name="Linux Libertine O" fo:font-weight="normal" officeooo:rsid="001e8be1" officeooo:paragraph-rsid="001e8be1" style:font-weight-asian="normal" style:font-weight-complex="normal"/>
    </style:style>
    <style:style style:name="P112" style:family="paragraph" style:parent-style-name="Standard" style:list-style-name="L41">
      <style:paragraph-properties fo:line-height="150%" fo:text-align="start" style:justify-single-word="false"/>
      <style:text-properties fo:color="#000000" style:font-name="Linux Libertine O" fo:font-weight="normal" officeooo:rsid="001af3c4" officeooo:paragraph-rsid="001af3c4" style:font-weight-asian="normal" style:font-weight-complex="normal"/>
    </style:style>
    <style:style style:name="P113" style:family="paragraph" style:parent-style-name="Standard" style:list-style-name="L43">
      <style:paragraph-properties fo:line-height="150%" fo:text-align="start" style:justify-single-word="false"/>
      <style:text-properties fo:color="#000000" style:font-name="Linux Libertine O" fo:font-weight="normal" officeooo:rsid="001af3c4" officeooo:paragraph-rsid="001af3c4" style:font-weight-asian="normal" style:font-weight-complex="normal"/>
    </style:style>
    <style:style style:name="P114" style:family="paragraph" style:parent-style-name="Standard" style:list-style-name="L42">
      <style:paragraph-properties fo:line-height="150%" fo:text-align="start" style:justify-single-word="false"/>
      <style:text-properties fo:color="#000000" style:font-name="Linux Libertine O" fo:font-weight="normal" officeooo:rsid="001af3c4" officeooo:paragraph-rsid="001af3c4" style:font-weight-asian="normal" style:font-weight-complex="normal"/>
    </style:style>
    <style:style style:name="P115" style:family="paragraph" style:parent-style-name="Standard" style:list-style-name="L44">
      <style:paragraph-properties fo:line-height="150%" fo:text-align="start" style:justify-single-word="false"/>
      <style:text-properties fo:color="#000000" style:font-name="Linux Libertine O" fo:font-weight="normal" officeooo:rsid="001af3c4" officeooo:paragraph-rsid="001af3c4" style:font-weight-asian="normal" style:font-weight-complex="normal"/>
    </style:style>
    <style:style style:name="P116" style:family="paragraph" style:parent-style-name="Standard" style:list-style-name="L45">
      <style:paragraph-properties fo:line-height="150%" fo:text-align="start" style:justify-single-word="false"/>
      <style:text-properties fo:color="#000000" style:font-name="Linux Libertine O" fo:font-weight="normal" officeooo:rsid="001bc1c2" officeooo:paragraph-rsid="001bc1c2" style:font-weight-asian="normal" style:font-weight-complex="normal"/>
    </style:style>
    <style:style style:name="P117" style:family="paragraph" style:parent-style-name="Standard" style:list-style-name="L45">
      <style:paragraph-properties fo:line-height="150%" fo:text-align="start" style:justify-single-word="false"/>
      <style:text-properties fo:color="#000000" style:font-name="Linux Libertine O" fo:font-weight="normal" officeooo:rsid="001bc1c2" officeooo:paragraph-rsid="002bcb71" style:font-weight-asian="normal" style:font-weight-complex="normal"/>
    </style:style>
    <style:style style:name="P118" style:family="paragraph" style:parent-style-name="Standard" style:list-style-name="L46">
      <style:paragraph-properties fo:line-height="150%" fo:text-align="start" style:justify-single-word="false"/>
      <style:text-properties fo:color="#000000" style:font-name="Linux Libertine O" fo:font-weight="normal" officeooo:rsid="001bc1c2" officeooo:paragraph-rsid="001e8be1" style:font-weight-asian="normal" style:font-weight-complex="normal"/>
    </style:style>
    <style:style style:name="P119" style:family="paragraph" style:parent-style-name="Standard" style:list-style-name="L47">
      <style:paragraph-properties fo:line-height="150%" fo:text-align="start" style:justify-single-word="false"/>
      <style:text-properties fo:color="#000000" style:font-name="Linux Libertine O" fo:font-weight="normal" officeooo:rsid="001bc1c2" officeooo:paragraph-rsid="001e8be1" style:font-weight-asian="normal" style:font-weight-complex="normal"/>
    </style:style>
    <style:style style:name="P120" style:family="paragraph" style:parent-style-name="Standard" style:list-style-name="L48">
      <style:paragraph-properties fo:line-height="150%" fo:text-align="start" style:justify-single-word="false"/>
      <style:text-properties fo:color="#000000" style:font-name="Linux Libertine O" fo:font-weight="normal" officeooo:rsid="001bc1c2" officeooo:paragraph-rsid="001e8be1" style:font-weight-asian="normal" style:font-weight-complex="normal"/>
    </style:style>
    <style:style style:name="P121" style:family="paragraph" style:parent-style-name="Standard" style:list-style-name="L49">
      <style:paragraph-properties fo:line-height="150%" fo:text-align="start" style:justify-single-word="false"/>
      <style:text-properties fo:color="#000000" style:font-name="Linux Libertine O" fo:font-weight="normal" officeooo:rsid="001bc1c2" officeooo:paragraph-rsid="001e8be1" style:font-weight-asian="normal" style:font-weight-complex="normal"/>
    </style:style>
    <style:style style:name="P122" style:family="paragraph" style:parent-style-name="Standard" style:list-style-name="L50">
      <style:paragraph-properties fo:line-height="150%" fo:text-align="start" style:justify-single-word="false"/>
      <style:text-properties fo:color="#000000" style:font-name="Linux Libertine O" fo:font-weight="normal" officeooo:rsid="001bc1c2" officeooo:paragraph-rsid="001e8be1" style:font-weight-asian="normal" style:font-weight-complex="normal"/>
    </style:style>
    <style:style style:name="P123" style:family="paragraph" style:parent-style-name="Standard" style:list-style-name="L50">
      <style:paragraph-properties fo:line-height="150%" fo:text-align="start" style:justify-single-word="false"/>
      <style:text-properties fo:color="#000000" style:font-name="Linux Libertine O" fo:font-weight="normal" officeooo:rsid="001d5268" officeooo:paragraph-rsid="001e8be1" style:font-weight-asian="normal" style:font-weight-complex="normal"/>
    </style:style>
    <style:style style:name="P124" style:family="paragraph" style:parent-style-name="Standard" style:list-style-name="L51">
      <style:paragraph-properties fo:line-height="150%" fo:text-align="start" style:justify-single-word="false"/>
      <style:text-properties fo:color="#000000" style:font-name="Linux Libertine O" fo:font-weight="normal" officeooo:rsid="001d5268" officeooo:paragraph-rsid="001e8be1" style:font-weight-asian="normal" style:font-weight-complex="normal"/>
    </style:style>
    <style:style style:name="P125" style:family="paragraph" style:parent-style-name="Standard" style:list-style-name="L52">
      <style:paragraph-properties fo:line-height="150%" fo:text-align="start" style:justify-single-word="false"/>
      <style:text-properties fo:color="#000000" style:font-name="Linux Libertine O" fo:font-weight="normal" officeooo:rsid="001d5268" officeooo:paragraph-rsid="001d5268" style:font-weight-asian="normal" style:font-weight-complex="normal"/>
    </style:style>
    <style:style style:name="P12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1d5268" officeooo:paragraph-rsid="001d5268" style:font-weight-asian="normal" style:font-weight-complex="normal"/>
    </style:style>
    <style:style style:name="P127" style:family="paragraph" style:parent-style-name="Standard" style:list-style-name="L53">
      <style:paragraph-properties fo:line-height="150%" fo:text-align="start" style:justify-single-word="false"/>
      <style:text-properties fo:color="#000000" style:font-name="Linux Libertine O" fo:font-weight="normal" officeooo:rsid="001d5268" officeooo:paragraph-rsid="001d5268" style:font-weight-asian="normal" style:font-weight-complex="normal"/>
    </style:style>
    <style:style style:name="P128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3bacdf" officeooo:paragraph-rsid="003bacdf" style:font-weight-asian="normal" style:font-weight-complex="normal"/>
    </style:style>
    <style:style style:name="P129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3c927c" officeooo:paragraph-rsid="003c927c" style:font-weight-asian="normal" style:font-weight-complex="normal"/>
    </style:style>
    <style:style style:name="P130" style:family="paragraph" style:parent-style-name="Standard" style:list-style-name="L59">
      <style:paragraph-properties fo:line-height="150%" fo:text-align="start" style:justify-single-word="false"/>
      <style:text-properties fo:color="#000000" style:font-name="Linux Libertine O" fo:font-weight="normal" officeooo:rsid="003c927c" officeooo:paragraph-rsid="003c927c" style:font-weight-asian="normal" style:font-weight-complex="normal"/>
    </style:style>
    <style:style style:name="P131" style:family="paragraph" style:parent-style-name="Standard" style:list-style-name="L60">
      <style:paragraph-properties fo:line-height="150%" fo:text-align="start" style:justify-single-word="false"/>
      <style:text-properties fo:color="#000000" style:font-name="Linux Libertine O" fo:font-weight="normal" officeooo:rsid="0039d628" officeooo:paragraph-rsid="0039d628" style:font-weight-asian="normal" style:font-weight-complex="normal"/>
    </style:style>
    <style:style style:name="P132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39d628" officeooo:paragraph-rsid="0039d628" style:font-weight-asian="normal" style:font-weight-complex="normal"/>
    </style:style>
    <style:style style:name="P133" style:family="paragraph" style:parent-style-name="Standard" style:list-style-name="L62">
      <style:paragraph-properties fo:line-height="150%" fo:text-align="start" style:justify-single-word="false"/>
      <style:text-properties fo:color="#000000" style:font-name="Linux Libertine O" fo:font-weight="normal" officeooo:rsid="003e4d35" officeooo:paragraph-rsid="003e4d35" style:font-weight-asian="normal" style:font-weight-complex="normal"/>
    </style:style>
    <style:style style:name="P134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4040b6" officeooo:paragraph-rsid="004040b6" style:font-weight-asian="normal" style:font-weight-complex="normal"/>
    </style:style>
    <style:style style:name="P135" style:family="paragraph" style:parent-style-name="Standard" style:list-style-name="L63">
      <style:paragraph-properties fo:line-height="150%" fo:text-align="start" style:justify-single-word="false"/>
      <style:text-properties fo:color="#000000" style:font-name="Linux Libertine O" fo:font-weight="normal" officeooo:rsid="004040b6" officeooo:paragraph-rsid="004040b6" style:font-weight-asian="normal" style:font-weight-complex="normal"/>
    </style:style>
    <style:style style:name="P136" style:family="paragraph" style:parent-style-name="Standard" style:list-style-name="L69">
      <style:paragraph-properties fo:line-height="150%" fo:text-align="start" style:justify-single-word="false"/>
      <style:text-properties fo:color="#000000" style:font-name="Linux Libertine O" fo:font-weight="normal" officeooo:rsid="004040b6" officeooo:paragraph-rsid="004040b6" style:font-weight-asian="normal" style:font-weight-complex="normal"/>
    </style:style>
    <style:style style:name="P137" style:family="paragraph" style:parent-style-name="Standard">
      <style:paragraph-properties fo:line-height="150%" fo:text-align="center" style:justify-single-word="false"/>
      <style:text-properties fo:color="#000000" style:font-name="Linux Libertine O" fo:font-weight="normal" officeooo:rsid="004040b6" officeooo:paragraph-rsid="004040b6" style:font-weight-asian="normal" style:font-weight-complex="normal"/>
    </style:style>
    <style:style style:name="P138" style:family="paragraph" style:parent-style-name="Standard" style:list-style-name="L64">
      <style:paragraph-properties fo:line-height="150%" fo:text-align="start" style:justify-single-word="false">
        <style:tab-stops>
          <style:tab-stop style:position="-0.1228in"/>
        </style:tab-stops>
      </style:paragraph-properties>
      <style:text-properties fo:color="#000000" style:font-name="Linux Libertine O" fo:font-weight="normal" officeooo:rsid="00437734" officeooo:paragraph-rsid="00437734" style:font-weight-asian="normal" style:font-weight-complex="normal"/>
    </style:style>
    <style:style style:name="P139" style:family="paragraph" style:parent-style-name="Standard" style:list-style-name="L65">
      <style:paragraph-properties fo:line-height="150%" fo:text-align="start" style:justify-single-word="false">
        <style:tab-stops/>
      </style:paragraph-properties>
      <style:text-properties fo:color="#000000" style:font-name="Linux Libertine O" fo:font-weight="normal" officeooo:rsid="00437734" officeooo:paragraph-rsid="00437734" style:font-weight-asian="normal" style:font-weight-complex="normal"/>
    </style:style>
    <style:style style:name="P140" style:family="paragraph" style:parent-style-name="Standard" style:list-style-name="L66">
      <style:paragraph-properties fo:line-height="150%" fo:text-align="start" style:justify-single-word="false">
        <style:tab-stops/>
      </style:paragraph-properties>
      <style:text-properties fo:color="#000000" style:font-name="Linux Libertine O" fo:font-weight="normal" officeooo:rsid="00437734" officeooo:paragraph-rsid="00437734" style:font-weight-asian="normal" style:font-weight-complex="normal"/>
    </style:style>
    <style:style style:name="P141" style:family="paragraph" style:parent-style-name="Standard" style:list-style-name="L67">
      <style:paragraph-properties fo:line-height="150%" fo:text-align="start" style:justify-single-word="false">
        <style:tab-stops/>
      </style:paragraph-properties>
      <style:text-properties fo:color="#000000" style:font-name="Linux Libertine O" fo:font-weight="normal" officeooo:rsid="00437734" officeooo:paragraph-rsid="00437734" style:font-weight-asian="normal" style:font-weight-complex="normal"/>
    </style:style>
    <style:style style:name="P142" style:family="paragraph" style:parent-style-name="Standard" style:list-style-name="L68">
      <style:paragraph-properties fo:line-height="150%" fo:text-align="start" style:justify-single-word="false">
        <style:tab-stops/>
      </style:paragraph-properties>
      <style:text-properties fo:color="#000000" style:font-name="Linux Libertine O" fo:font-weight="normal" officeooo:rsid="00437734" officeooo:paragraph-rsid="00437734" style:font-weight-asian="normal" style:font-weight-complex="normal"/>
    </style:style>
    <style:style style:name="P143" style:family="paragraph" style:parent-style-name="Standard" style:list-style-name="L70">
      <style:paragraph-properties fo:line-height="150%" fo:text-align="start" style:justify-single-word="false"/>
      <style:text-properties fo:color="#000000" style:font-name="Linux Libertine O" fo:font-weight="normal" officeooo:rsid="004117fd" officeooo:paragraph-rsid="004117fd" style:font-weight-asian="normal" style:font-weight-complex="normal"/>
    </style:style>
    <style:style style:name="P144" style:family="paragraph" style:parent-style-name="Standard" style:list-style-name="L69">
      <style:paragraph-properties fo:line-height="150%" fo:text-align="start" style:justify-single-word="false"/>
      <style:text-properties fo:color="#000000" style:font-name="Linux Libertine O" fo:font-weight="normal" officeooo:rsid="004117fd" officeooo:paragraph-rsid="004117fd" style:font-weight-asian="normal" style:font-weight-complex="normal"/>
    </style:style>
    <style:style style:name="P145" style:family="paragraph" style:parent-style-name="Standard" style:list-style-name="L71">
      <style:paragraph-properties fo:line-height="150%" fo:text-align="start" style:justify-single-word="false"/>
      <style:text-properties fo:color="#000000" style:font-name="Linux Libertine O" fo:font-weight="normal" officeooo:rsid="004117fd" officeooo:paragraph-rsid="004117fd" style:font-weight-asian="normal" style:font-weight-complex="normal"/>
    </style:style>
    <style:style style:name="P146" style:family="paragraph" style:parent-style-name="Standard" style:list-style-name="L72">
      <style:paragraph-properties fo:line-height="150%" fo:text-align="start" style:justify-single-word="false"/>
      <style:text-properties fo:color="#000000" style:font-name="Linux Libertine O" fo:font-weight="normal" officeooo:rsid="004117fd" officeooo:paragraph-rsid="004117fd" style:font-weight-asian="normal" style:font-weight-complex="normal"/>
    </style:style>
    <style:style style:name="P147" style:family="paragraph" style:parent-style-name="Standard" style:list-style-name="L73">
      <style:paragraph-properties fo:line-height="150%" fo:text-align="start" style:justify-single-word="false"/>
      <style:text-properties fo:color="#000000" style:font-name="Linux Libertine O" fo:font-weight="normal" officeooo:rsid="004117fd" officeooo:paragraph-rsid="004117fd" style:font-weight-asian="normal" style:font-weight-complex="normal"/>
    </style:style>
    <style:style style:name="P148" style:family="paragraph" style:parent-style-name="Standard" style:list-style-name="L74">
      <style:paragraph-properties fo:line-height="150%" fo:text-align="start" style:justify-single-word="false"/>
      <style:text-properties fo:color="#000000" style:font-name="Linux Libertine O" fo:font-weight="normal" officeooo:rsid="0042232c" officeooo:paragraph-rsid="0042232c" style:font-weight-asian="normal" style:font-weight-complex="normal"/>
    </style:style>
    <style:style style:name="P149" style:family="paragraph" style:parent-style-name="Standard" style:list-style-name="L75">
      <style:paragraph-properties fo:line-height="150%" fo:text-align="start" style:justify-single-word="false"/>
      <style:text-properties fo:color="#000000" style:font-name="Linux Libertine O" fo:font-weight="normal" officeooo:rsid="0042232c" officeooo:paragraph-rsid="0042232c" style:font-weight-asian="normal" style:font-weight-complex="normal"/>
    </style:style>
    <style:style style:name="P150" style:family="paragraph" style:parent-style-name="Standard" style:list-style-name="L76">
      <style:paragraph-properties fo:line-height="150%" fo:text-align="start" style:justify-single-word="false"/>
      <style:text-properties fo:color="#000000" style:font-name="Linux Libertine O" fo:font-weight="normal" officeooo:rsid="0042232c" officeooo:paragraph-rsid="0042232c" style:font-weight-asian="normal" style:font-weight-complex="normal"/>
    </style:style>
    <style:style style:name="P151" style:family="paragraph" style:parent-style-name="Standard" style:list-style-name="L77">
      <style:paragraph-properties fo:line-height="150%" fo:text-align="start" style:justify-single-word="false"/>
      <style:text-properties fo:color="#000000" style:font-name="Linux Libertine O" fo:font-weight="normal" officeooo:rsid="0042232c" officeooo:paragraph-rsid="0042232c" style:font-weight-asian="normal" style:font-weight-complex="normal"/>
    </style:style>
    <style:style style:name="P152" style:family="paragraph" style:parent-style-name="Standard" style:list-style-name="L78">
      <style:paragraph-properties fo:line-height="150%" fo:text-align="start" style:justify-single-word="false"/>
      <style:text-properties fo:color="#000000" style:font-name="Linux Libertine O" fo:font-weight="normal" officeooo:rsid="0042232c" officeooo:paragraph-rsid="0042232c" style:font-weight-asian="normal" style:font-weight-complex="normal"/>
    </style:style>
    <style:style style:name="P153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44f0e9" officeooo:paragraph-rsid="0044f0e9" style:font-weight-asian="normal" style:font-weight-complex="normal"/>
    </style:style>
    <style:style style:name="P154" style:family="paragraph" style:parent-style-name="Standard" style:list-style-name="L81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98f76" style:font-weight-asian="normal" style:font-weight-complex="normal"/>
    </style:style>
    <style:style style:name="P155" style:family="paragraph" style:parent-style-name="Standard" style:list-style-name="L82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a292b" style:font-weight-asian="normal" style:font-weight-complex="normal"/>
    </style:style>
    <style:style style:name="P15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98f76" style:font-weight-asian="normal" style:font-weight-complex="normal"/>
    </style:style>
    <style:style style:name="P157" style:family="paragraph" style:parent-style-name="Standard" style:list-style-name="L83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98f76" style:font-weight-asian="normal" style:font-weight-complex="normal"/>
    </style:style>
    <style:style style:name="P158" style:family="paragraph" style:parent-style-name="Standard" style:list-style-name="L84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98f76" style:font-weight-asian="normal" style:font-weight-complex="normal"/>
    </style:style>
    <style:style style:name="P159" style:family="paragraph" style:parent-style-name="Standard" style:list-style-name="L85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98f76" style:font-weight-asian="normal" style:font-weight-complex="normal"/>
    </style:style>
    <style:style style:name="P160" style:family="paragraph" style:parent-style-name="Standard" style:list-style-name="L86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98f76" style:font-weight-asian="normal" style:font-weight-complex="normal"/>
    </style:style>
    <style:style style:name="P161" style:family="paragraph" style:parent-style-name="Standard" style:list-style-name="L98">
      <style:paragraph-properties fo:line-height="150%" fo:text-align="start" style:justify-single-word="false"/>
      <style:text-properties fo:color="#000000" style:font-name="Linux Libertine O" fo:font-weight="normal" officeooo:rsid="00298f76" officeooo:paragraph-rsid="00298f76" style:font-weight-asian="normal" style:font-weight-complex="normal"/>
    </style:style>
    <style:style style:name="P162" style:family="paragraph" style:parent-style-name="Standard" style:list-style-name="L87">
      <style:paragraph-properties fo:line-height="150%" fo:text-align="start" style:justify-single-word="false"/>
      <style:text-properties fo:color="#000000" style:font-name="Linux Libertine O" fo:font-weight="normal" officeooo:rsid="00392935" officeooo:paragraph-rsid="00392935" style:font-weight-asian="normal" style:font-weight-complex="normal"/>
    </style:style>
    <style:style style:name="P163" style:family="paragraph" style:parent-style-name="Standard" style:list-style-name="L88">
      <style:paragraph-properties fo:line-height="150%" fo:text-align="start" style:justify-single-word="false"/>
      <style:text-properties fo:color="#000000" style:font-name="Linux Libertine O" fo:font-weight="normal" officeooo:rsid="00392935" officeooo:paragraph-rsid="00392935" style:font-weight-asian="normal" style:font-weight-complex="normal"/>
    </style:style>
    <style:style style:name="P164" style:family="paragraph" style:parent-style-name="Standard" style:list-style-name="L89">
      <style:paragraph-properties fo:line-height="150%" fo:text-align="start" style:justify-single-word="false"/>
      <style:text-properties fo:color="#000000" style:font-name="Linux Libertine O" fo:font-weight="normal" officeooo:rsid="00392935" officeooo:paragraph-rsid="00392935" style:font-weight-asian="normal" style:font-weight-complex="normal"/>
    </style:style>
    <style:style style:name="P165" style:family="paragraph" style:parent-style-name="Standard" style:list-style-name="L92">
      <style:paragraph-properties fo:line-height="150%" fo:text-align="start" style:justify-single-word="false"/>
      <style:text-properties fo:color="#000000" style:font-name="Linux Libertine O" fo:font-weight="normal" officeooo:rsid="00392935" officeooo:paragraph-rsid="0039b546" style:font-weight-asian="normal" style:font-weight-complex="normal"/>
    </style:style>
    <style:style style:name="P166" style:family="paragraph" style:parent-style-name="Standard" style:list-style-name="L99">
      <style:paragraph-properties fo:line-height="150%" fo:text-align="start" style:justify-single-word="false"/>
      <style:text-properties fo:color="#000000" style:font-name="Linux Libertine O" fo:font-weight="normal" officeooo:rsid="00392935" officeooo:paragraph-rsid="00392935" style:font-weight-asian="normal" style:font-weight-complex="normal"/>
    </style:style>
    <style:style style:name="P167" style:family="paragraph" style:parent-style-name="Standard" style:list-style-name="L91">
      <style:paragraph-properties fo:line-height="150%" fo:text-align="start" style:justify-single-word="false"/>
      <style:text-properties fo:color="#000000" style:font-name="Linux Libertine O" fo:font-weight="normal" officeooo:rsid="0039b546" officeooo:paragraph-rsid="0039b546" style:font-weight-asian="normal" style:font-weight-complex="normal"/>
    </style:style>
    <style:style style:name="P168" style:family="paragraph" style:parent-style-name="Standard" style:list-style-name="L92">
      <style:paragraph-properties fo:line-height="150%" fo:text-align="start" style:justify-single-word="false"/>
      <style:text-properties fo:color="#000000" style:font-name="Linux Libertine O" fo:font-weight="normal" officeooo:rsid="0039b546" officeooo:paragraph-rsid="0039b546" style:font-weight-asian="normal" style:font-weight-complex="normal"/>
    </style:style>
    <style:style style:name="P169" style:family="paragraph" style:parent-style-name="Standard" style:list-style-name="L93">
      <style:paragraph-properties fo:line-height="150%" fo:text-align="start" style:justify-single-word="false"/>
      <style:text-properties fo:color="#000000" style:font-name="Linux Libertine O" fo:font-weight="normal" officeooo:rsid="0039b546" officeooo:paragraph-rsid="0039b546" style:font-weight-asian="normal" style:font-weight-complex="normal"/>
    </style:style>
    <style:style style:name="P170" style:family="paragraph" style:parent-style-name="Standard" style:list-style-name="L94">
      <style:paragraph-properties fo:line-height="150%" fo:text-align="start" style:justify-single-word="false"/>
      <style:text-properties fo:color="#000000" style:font-name="Linux Libertine O" fo:font-weight="normal" officeooo:rsid="0039b546" officeooo:paragraph-rsid="0039b546" style:font-weight-asian="normal" style:font-weight-complex="normal"/>
    </style:style>
    <style:style style:name="P171" style:family="paragraph" style:parent-style-name="Standard" style:list-style-name="L95">
      <style:paragraph-properties fo:line-height="150%" fo:text-align="start" style:justify-single-word="false"/>
      <style:text-properties fo:color="#000000" style:font-name="Linux Libertine O" fo:font-weight="normal" officeooo:rsid="0039b546" officeooo:paragraph-rsid="0039b546" style:font-weight-asian="normal" style:font-weight-complex="normal"/>
    </style:style>
    <style:style style:name="P172" style:family="paragraph" style:parent-style-name="Standard" style:list-style-name="L96">
      <style:paragraph-properties fo:line-height="150%" fo:text-align="start" style:justify-single-word="false"/>
      <style:text-properties fo:color="#000000" style:font-name="Linux Libertine O" fo:font-weight="normal" officeooo:rsid="0039b546" officeooo:paragraph-rsid="0039b546" style:font-weight-asian="normal" style:font-weight-complex="normal"/>
    </style:style>
    <style:style style:name="P173" style:family="paragraph" style:parent-style-name="Standard" style:list-style-name="L97">
      <style:paragraph-properties fo:line-height="150%" fo:text-align="start" style:justify-single-word="false"/>
      <style:text-properties fo:color="#000000" style:font-name="Linux Libertine O" fo:font-weight="normal" officeooo:rsid="0025e4db" officeooo:paragraph-rsid="0025e4db" style:font-weight-asian="normal" style:font-weight-complex="normal"/>
    </style:style>
    <style:style style:name="P174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5e4db" officeooo:paragraph-rsid="0025e4db" style:font-weight-asian="normal" style:font-weight-complex="normal"/>
    </style:style>
    <style:style style:name="P175" style:family="paragraph" style:parent-style-name="Standard" style:list-style-name="L99">
      <style:paragraph-properties fo:line-height="150%" fo:text-align="start" style:justify-single-word="false"/>
      <style:text-properties fo:color="#000000" style:font-name="Linux Libertine O" fo:font-weight="normal" officeooo:rsid="0035cce5" officeooo:paragraph-rsid="0035cce5" style:font-weight-asian="normal" style:font-weight-complex="normal"/>
    </style:style>
    <style:style style:name="P176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35cce5" officeooo:paragraph-rsid="0035cce5" style:font-weight-asian="normal" style:font-weight-complex="normal"/>
    </style:style>
    <style:style style:name="P177" style:family="paragraph" style:parent-style-name="Standard" style:list-style-name="L100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0787" style:font-weight-asian="normal" style:font-weight-complex="normal"/>
    </style:style>
    <style:style style:name="P178" style:family="paragraph" style:parent-style-name="Standard" style:list-style-name="L100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9b49" style:font-weight-asian="normal" style:font-weight-complex="normal"/>
    </style:style>
    <style:style style:name="P179" style:family="paragraph" style:parent-style-name="Standard" style:list-style-name="L101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0787" style:font-weight-asian="normal" style:font-weight-complex="normal"/>
    </style:style>
    <style:style style:name="P180" style:family="paragraph" style:parent-style-name="Standard" style:list-style-name="L105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0787" style:font-weight-asian="normal" style:font-weight-complex="normal"/>
    </style:style>
    <style:style style:name="P181" style:family="paragraph" style:parent-style-name="Standard" style:list-style-name="L106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0787" style:font-weight-asian="normal" style:font-weight-complex="normal"/>
    </style:style>
    <style:style style:name="P182" style:family="paragraph" style:parent-style-name="Standard" style:list-style-name="L107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0787" style:font-weight-asian="normal" style:font-weight-complex="normal"/>
    </style:style>
    <style:style style:name="P183" style:family="paragraph" style:parent-style-name="Standard" style:list-style-name="L108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0787" style:font-weight-asian="normal" style:font-weight-complex="normal"/>
    </style:style>
    <style:style style:name="P184" style:family="paragraph" style:parent-style-name="Standard" style:list-style-name="L113">
      <style:paragraph-properties fo:line-height="150%" fo:text-align="start" style:justify-single-word="false"/>
      <style:text-properties fo:color="#000000" style:font-name="Linux Libertine O" fo:font-weight="normal" officeooo:rsid="00270787" officeooo:paragraph-rsid="00270787" style:font-weight-asian="normal" style:font-weight-complex="normal"/>
    </style:style>
    <style:style style:name="P185" style:family="paragraph" style:parent-style-name="Standard" style:list-style-name="L102">
      <style:paragraph-properties fo:line-height="150%" fo:text-align="start" style:justify-single-word="false"/>
      <style:text-properties fo:color="#000000" style:font-name="Linux Libertine O" fo:font-weight="normal" officeooo:rsid="00279b49" officeooo:paragraph-rsid="00279b49" style:font-weight-asian="normal" style:font-weight-complex="normal"/>
    </style:style>
    <style:style style:name="P186" style:family="paragraph" style:parent-style-name="Standard" style:list-style-name="L102">
      <style:paragraph-properties fo:line-height="150%" fo:text-align="start" style:justify-single-word="false"/>
      <style:text-properties fo:color="#000000" style:font-name="Linux Libertine O" fo:font-weight="normal" officeooo:rsid="00279b49" officeooo:paragraph-rsid="00388214" style:font-weight-asian="normal" style:font-weight-complex="normal"/>
    </style:style>
    <style:style style:name="P187" style:family="paragraph" style:parent-style-name="Standard" style:list-style-name="L103">
      <style:paragraph-properties fo:line-height="150%" fo:text-align="start" style:justify-single-word="false"/>
      <style:text-properties fo:color="#000000" style:font-name="Linux Libertine O" fo:font-weight="normal" officeooo:rsid="00279b49" officeooo:paragraph-rsid="00279b49" style:font-weight-asian="normal" style:font-weight-complex="normal"/>
    </style:style>
    <style:style style:name="P188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79b49" officeooo:paragraph-rsid="00279b49" style:font-weight-asian="normal" style:font-weight-complex="normal"/>
    </style:style>
    <style:style style:name="P189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279b49" officeooo:paragraph-rsid="00388214" style:font-weight-asian="normal" style:font-weight-complex="normal"/>
    </style:style>
    <style:style style:name="P190" style:family="paragraph" style:parent-style-name="Standard" style:list-style-name="L114">
      <style:paragraph-properties fo:line-height="150%" fo:text-align="start" style:justify-single-word="false"/>
      <style:text-properties fo:color="#000000" style:font-name="Linux Libertine O" fo:font-weight="normal" officeooo:rsid="00279b49" officeooo:paragraph-rsid="00388214" style:font-weight-asian="normal" style:font-weight-complex="normal"/>
    </style:style>
    <style:style style:name="P191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50f69c" officeooo:paragraph-rsid="0050f69c" style:font-weight-asian="normal" style:font-weight-complex="normal"/>
    </style:style>
    <style:style style:name="P192" style:family="paragraph" style:parent-style-name="Standard" style:list-style-name="L118">
      <style:paragraph-properties fo:line-height="150%" fo:text-align="start" style:justify-single-word="false"/>
      <style:text-properties fo:color="#000000" style:font-name="Linux Libertine O" fo:font-weight="normal" officeooo:rsid="005268cc" officeooo:paragraph-rsid="005268cc" style:font-weight-asian="normal" style:font-weight-complex="normal"/>
    </style:style>
    <style:style style:name="P193" style:family="paragraph" style:parent-style-name="Standard" style:list-style-name="L119">
      <style:paragraph-properties fo:line-height="150%" fo:text-align="start" style:justify-single-word="false"/>
      <style:text-properties fo:color="#000000" style:font-name="Linux Libertine O" fo:font-weight="normal" officeooo:rsid="005268cc" officeooo:paragraph-rsid="005268cc" style:font-weight-asian="normal" style:font-weight-complex="normal"/>
    </style:style>
    <style:style style:name="P194" style:family="paragraph" style:parent-style-name="Standard" style:list-style-name="L120">
      <style:paragraph-properties fo:line-height="150%" fo:text-align="start" style:justify-single-word="false"/>
      <style:text-properties fo:color="#000000" style:font-name="Linux Libertine O" fo:font-weight="normal" officeooo:rsid="005268cc" officeooo:paragraph-rsid="005268cc" style:font-weight-asian="normal" style:font-weight-complex="normal"/>
    </style:style>
    <style:style style:name="P195" style:family="paragraph" style:parent-style-name="Standard" style:list-style-name="L121">
      <style:paragraph-properties fo:line-height="150%" fo:text-align="start" style:justify-single-word="false"/>
      <style:text-properties fo:color="#000000" style:font-name="Linux Libertine O" fo:font-weight="normal" officeooo:rsid="005268cc" officeooo:paragraph-rsid="005268cc" style:font-weight-asian="normal" style:font-weight-complex="normal"/>
    </style:style>
    <style:style style:name="P196" style:family="paragraph" style:parent-style-name="Standard" style:list-style-name="L122">
      <style:paragraph-properties fo:line-height="150%" fo:text-align="start" style:justify-single-word="false"/>
      <style:text-properties fo:color="#000000" style:font-name="Linux Libertine O" fo:font-weight="normal" officeooo:rsid="005268cc" officeooo:paragraph-rsid="005268cc" style:font-weight-asian="normal" style:font-weight-complex="normal"/>
    </style:style>
    <style:style style:name="P197" style:family="paragraph" style:parent-style-name="Standard" style:list-style-name="L124">
      <style:paragraph-properties fo:line-height="150%" fo:text-align="start" style:justify-single-word="false"/>
      <style:text-properties fo:color="#000000" style:font-name="Linux Libertine O" fo:font-weight="normal" officeooo:rsid="005268cc" officeooo:paragraph-rsid="005268cc" style:font-weight-asian="normal" style:font-weight-complex="normal"/>
    </style:style>
    <style:style style:name="P198" style:family="paragraph" style:parent-style-name="Standard" style:list-style-name="L125">
      <style:paragraph-properties fo:line-height="150%" fo:text-align="start" style:justify-single-word="false"/>
      <style:text-properties fo:color="#000000" style:font-name="Linux Libertine O" fo:font-weight="normal" officeooo:rsid="005336b6" officeooo:paragraph-rsid="005336b6" style:font-weight-asian="normal" style:font-weight-complex="normal"/>
    </style:style>
    <style:style style:name="P199" style:family="paragraph" style:parent-style-name="Standard" style:list-style-name="L126">
      <style:paragraph-properties fo:line-height="150%" fo:text-align="start" style:justify-single-word="false"/>
      <style:text-properties fo:color="#000000" style:font-name="Linux Libertine O" fo:font-weight="normal" officeooo:rsid="005336b6" officeooo:paragraph-rsid="005336b6" style:font-weight-asian="normal" style:font-weight-complex="normal"/>
    </style:style>
    <style:style style:name="P200" style:family="paragraph" style:parent-style-name="Standard" style:list-style-name="L127">
      <style:paragraph-properties fo:line-height="150%" fo:text-align="start" style:justify-single-word="false"/>
      <style:text-properties fo:color="#000000" style:font-name="Linux Libertine O" fo:font-weight="normal" officeooo:rsid="005336b6" officeooo:paragraph-rsid="005336b6" style:font-weight-asian="normal" style:font-weight-complex="normal"/>
    </style:style>
    <style:style style:name="P201" style:family="paragraph" style:parent-style-name="Standard" style:list-style-name="L128">
      <style:paragraph-properties fo:line-height="150%" fo:text-align="start" style:justify-single-word="false"/>
      <style:text-properties fo:color="#000000" style:font-name="Linux Libertine O" fo:font-weight="normal" officeooo:rsid="005336b6" officeooo:paragraph-rsid="005336b6" style:font-weight-asian="normal" style:font-weight-complex="normal"/>
    </style:style>
    <style:style style:name="P202" style:family="paragraph" style:parent-style-name="Standard">
      <style:paragraph-properties fo:line-height="150%" fo:text-align="start" style:justify-single-word="false"/>
      <style:text-properties fo:color="#000000" style:font-name="Linux Libertine O" fo:font-weight="normal" officeooo:rsid="005336b6" officeooo:paragraph-rsid="005336b6" style:font-weight-asian="normal" style:font-weight-complex="normal"/>
    </style:style>
    <style:style style:name="P203" style:family="paragraph" style:parent-style-name="Standard" style:list-style-name="L129">
      <style:paragraph-properties fo:line-height="150%" fo:text-align="start" style:justify-single-word="false"/>
      <style:text-properties fo:color="#000000" style:font-name="Linux Libertine O" fo:font-weight="normal" officeooo:rsid="005336b6" officeooo:paragraph-rsid="005336b6" style:font-weight-asian="normal" style:font-weight-complex="normal"/>
    </style:style>
    <style:style style:name="P204" style:family="paragraph" style:parent-style-name="Standard" style:list-style-name="L130">
      <style:paragraph-properties fo:line-height="150%" fo:text-align="start" style:justify-single-word="false"/>
      <style:text-properties fo:color="#000000" style:font-name="Linux Libertine O" fo:font-weight="normal" officeooo:rsid="005336b6" officeooo:paragraph-rsid="005336b6" style:font-weight-asian="normal" style:font-weight-complex="normal"/>
    </style:style>
    <style:style style:name="P205" style:family="paragraph" style:parent-style-name="Standard" style:list-style-name="L53">
      <style:paragraph-properties fo:line-height="150%" fo:text-align="start" style:justify-single-word="false"/>
      <style:text-properties fo:color="#000000" style:font-name="Linux Libertine O" fo:font-weight="normal" officeooo:rsid="001d5268" officeooo:paragraph-rsid="001d5268" style:font-name-asian="WenQuanYi Zen Hei Sharp" style:font-weight-asian="normal" style:font-name-complex="Lohit Devanagari" style:font-weight-complex="normal"/>
    </style:style>
    <style:style style:name="P206" style:family="paragraph" style:parent-style-name="Standard">
      <style:paragraph-properties fo:line-height="150%" fo:text-align="center" style:justify-single-word="false"/>
      <style:text-properties fo:color="#000000" style:font-name="Linux Libertine O" fo:font-weight="bold" officeooo:rsid="001f1d58" officeooo:paragraph-rsid="001f1d58" style:font-weight-asian="bold" style:font-weight-complex="bold"/>
    </style:style>
    <style:style style:name="P207" style:family="paragraph" style:parent-style-name="Standard">
      <style:paragraph-properties fo:line-height="150%" fo:text-align="center" style:justify-single-word="false"/>
      <style:text-properties fo:color="#000000" style:font-name="Linux Libertine O" fo:font-weight="bold" officeooo:rsid="001f1d58" officeooo:paragraph-rsid="00298f76" style:font-weight-asian="bold" style:font-weight-complex="bold"/>
    </style:style>
    <style:style style:name="P208" style:family="paragraph" style:parent-style-name="Standard">
      <style:paragraph-properties fo:line-height="150%" fo:text-align="center" style:justify-single-word="false"/>
      <style:text-properties fo:color="#000000" style:font-name="Linux Libertine O" fo:font-weight="bold" officeooo:rsid="001f1d58" officeooo:paragraph-rsid="0025e4db" style:font-weight-asian="bold" style:font-weight-complex="bold"/>
    </style:style>
    <style:style style:name="P209" style:family="paragraph" style:parent-style-name="Standard">
      <style:paragraph-properties fo:line-height="150%" fo:text-align="center" style:justify-single-word="false"/>
      <style:text-properties fo:color="#000000" style:font-name="Linux Libertine O" fo:font-weight="bold" officeooo:rsid="001f1d58" officeooo:paragraph-rsid="005336b6" style:font-weight-asian="bold" style:font-weight-complex="bold"/>
    </style:style>
    <style:style style:name="P210" style:family="paragraph" style:parent-style-name="Standard">
      <style:paragraph-properties fo:line-height="150%" fo:text-align="center" style:justify-single-word="false"/>
      <style:text-properties fo:color="#000000" style:font-name="Linux Libertine O" fo:font-weight="bold" officeooo:rsid="001fc253" officeooo:paragraph-rsid="001fc253" style:font-weight-asian="bold" style:font-weight-complex="bold"/>
    </style:style>
    <style:style style:name="P211" style:family="paragraph" style:parent-style-name="Standard">
      <style:paragraph-properties fo:line-height="150%" fo:text-align="center" style:justify-single-word="false"/>
      <style:text-properties fo:color="#000000" style:font-name="Linux Libertine O" fo:font-weight="bold" officeooo:rsid="001fc253" officeooo:paragraph-rsid="005336b6" style:font-weight-asian="bold" style:font-weight-complex="bold"/>
    </style:style>
    <style:style style:name="P212" style:family="paragraph" style:parent-style-name="Standard" style:list-style-name="L2">
      <style:paragraph-properties fo:line-height="150%"/>
      <style:text-properties fo:color="#000000" style:font-name="Linux Libertine O" fo:font-weight="bold" officeooo:rsid="00037f03" officeooo:paragraph-rsid="00037f03" style:font-weight-asian="bold" style:font-weight-complex="bold"/>
    </style:style>
    <style:style style:name="P213" style:family="paragraph" style:parent-style-name="Standard" style:list-style-name="L8">
      <style:paragraph-properties fo:line-height="150%"/>
      <style:text-properties fo:color="#000000" style:font-name="Linux Libertine O" fo:font-weight="bold" officeooo:rsid="00037f03" officeooo:paragraph-rsid="00037f03" style:font-weight-asian="bold" style:font-weight-complex="bold"/>
    </style:style>
    <style:style style:name="P214" style:family="paragraph" style:parent-style-name="Standard">
      <style:paragraph-properties fo:line-height="150%"/>
      <style:text-properties fo:color="#000000" style:font-name="Linux Libertine O" fo:font-weight="bold" officeooo:rsid="000246e9" officeooo:paragraph-rsid="000246e9" style:font-weight-asian="bold" style:font-weight-complex="bold"/>
    </style:style>
    <style:style style:name="P215" style:family="paragraph" style:parent-style-name="Standard">
      <style:paragraph-properties fo:line-height="150%"/>
      <style:text-properties fo:color="#000000" style:font-name="Linux Libertine O" fo:font-weight="bold" officeooo:rsid="000e584b" officeooo:paragraph-rsid="000246e9" style:font-weight-asian="bold" style:font-weight-complex="bold"/>
    </style:style>
    <style:style style:name="P216" style:family="paragraph" style:parent-style-name="Standard">
      <style:paragraph-properties fo:line-height="150%"/>
      <style:text-properties fo:color="#000000" style:font-name="Linux Libertine O" fo:font-weight="bold" officeooo:rsid="000e584b" officeooo:paragraph-rsid="000e584b" style:font-weight-asian="bold" style:font-weight-complex="bold"/>
    </style:style>
    <style:style style:name="P217" style:family="paragraph" style:parent-style-name="Standard">
      <style:paragraph-properties fo:line-height="150%"/>
      <style:text-properties fo:color="#000000" style:font-name="Linux Libertine O" fo:font-weight="bold" officeooo:rsid="00055342" officeooo:paragraph-rsid="00055342" style:font-weight-asian="bold" style:font-weight-complex="bold"/>
    </style:style>
    <style:style style:name="P218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0effe9" officeooo:paragraph-rsid="00106104" style:font-weight-asian="bold" style:font-weight-complex="bold"/>
    </style:style>
    <style:style style:name="P219" style:family="paragraph" style:parent-style-name="Standard">
      <style:paragraph-properties fo:line-height="150%"/>
      <style:text-properties fo:color="#000000" style:font-name="Linux Libertine O" fo:font-weight="bold" officeooo:rsid="00106104" officeooo:paragraph-rsid="00106104" style:font-weight-asian="bold" style:font-weight-complex="bold"/>
    </style:style>
    <style:style style:name="P220" style:family="paragraph" style:parent-style-name="Standard" style:list-style-name="L23">
      <style:paragraph-properties fo:line-height="150%"/>
      <style:text-properties fo:color="#000000" style:font-name="Linux Libertine O" fo:font-weight="bold" officeooo:rsid="00106104" officeooo:paragraph-rsid="00106104" style:font-weight-asian="bold" style:font-weight-complex="bold"/>
    </style:style>
    <style:style style:name="P221" style:family="paragraph" style:parent-style-name="Standard" style:list-style-name="L24">
      <style:paragraph-properties fo:line-height="150%"/>
      <style:text-properties fo:color="#000000" style:font-name="Linux Libertine O" fo:font-weight="bold" officeooo:rsid="00106104" officeooo:paragraph-rsid="00106104" style:font-weight-asian="bold" style:font-weight-complex="bold"/>
    </style:style>
    <style:style style:name="P222" style:family="paragraph" style:parent-style-name="Standard" style:list-style-name="L30">
      <style:paragraph-properties fo:line-height="150%" fo:text-align="start" style:justify-single-word="false"/>
      <style:text-properties fo:color="#000000" style:font-name="Linux Libertine O" fo:font-weight="bold" officeooo:rsid="00180c34" officeooo:paragraph-rsid="00180c34" style:font-weight-asian="bold" style:font-weight-complex="bold"/>
    </style:style>
    <style:style style:name="P223" style:family="paragraph" style:parent-style-name="Standard" style:list-style-name="L33">
      <style:paragraph-properties fo:line-height="150%" fo:text-align="start" style:justify-single-word="false"/>
      <style:text-properties fo:color="#000000" style:font-name="Linux Libertine O" fo:font-weight="bold" officeooo:rsid="0018faa1" officeooo:paragraph-rsid="0018faa1" style:font-weight-asian="bold" style:font-weight-complex="bold"/>
    </style:style>
    <style:style style:name="P224" style:family="paragraph" style:parent-style-name="Standard" style:list-style-name="L36">
      <style:paragraph-properties fo:line-height="150%" fo:text-align="start" style:justify-single-word="false"/>
      <style:text-properties fo:color="#000000" style:font-name="Linux Libertine O" fo:font-weight="bold" officeooo:rsid="0018faa1" officeooo:paragraph-rsid="0018faa1" style:font-weight-asian="bold" style:font-weight-complex="bold"/>
    </style:style>
    <style:style style:name="P225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112d58" officeooo:paragraph-rsid="00112d58" style:font-weight-asian="bold" style:font-weight-complex="bold"/>
    </style:style>
    <style:style style:name="P226" style:family="paragraph" style:parent-style-name="Standard" style:list-style-name="L37">
      <style:paragraph-properties fo:line-height="150%" fo:text-align="start" style:justify-single-word="false"/>
      <style:text-properties fo:color="#000000" style:font-name="Linux Libertine O" fo:font-weight="bold" officeooo:rsid="00112d58" officeooo:paragraph-rsid="00112d58" style:font-weight-asian="bold" style:font-weight-complex="bold"/>
    </style:style>
    <style:style style:name="P227" style:family="paragraph" style:parent-style-name="Standard" style:list-style-name="L38">
      <style:paragraph-properties fo:line-height="150%" fo:text-align="start" style:justify-single-word="false"/>
      <style:text-properties fo:color="#000000" style:font-name="Linux Libertine O" fo:font-weight="bold" officeooo:rsid="00112d58" officeooo:paragraph-rsid="00112d58" style:font-weight-asian="bold" style:font-weight-complex="bold"/>
    </style:style>
    <style:style style:name="P228" style:family="paragraph" style:parent-style-name="Standard" style:list-style-name="L38">
      <style:paragraph-properties fo:line-height="150%" fo:text-align="start" style:justify-single-word="false"/>
      <style:text-properties fo:color="#000000" style:font-name="Linux Libertine O" fo:font-weight="bold" officeooo:rsid="0011b585" officeooo:paragraph-rsid="0011b585" style:font-weight-asian="bold" style:font-weight-complex="bold"/>
    </style:style>
    <style:style style:name="P229" style:family="paragraph" style:parent-style-name="Standard" style:list-style-name="L39">
      <style:paragraph-properties fo:line-height="150%" fo:text-align="start" style:justify-single-word="false"/>
      <style:text-properties fo:color="#000000" style:font-name="Linux Libertine O" fo:font-weight="bold" officeooo:rsid="001e8be1" officeooo:paragraph-rsid="001e8be1" style:font-weight-asian="bold" style:font-weight-complex="bold"/>
    </style:style>
    <style:style style:name="P230" style:family="paragraph" style:parent-style-name="Standard" style:list-style-name="L42">
      <style:paragraph-properties fo:line-height="150%" fo:text-align="start" style:justify-single-word="false"/>
      <style:text-properties fo:color="#000000" style:font-name="Linux Libertine O" fo:font-weight="bold" officeooo:rsid="001af3c4" officeooo:paragraph-rsid="001af3c4" style:font-weight-asian="bold" style:font-weight-complex="bold"/>
    </style:style>
    <style:style style:name="P231" style:family="paragraph" style:parent-style-name="Standard" style:list-style-name="L45">
      <style:paragraph-properties fo:line-height="150%" fo:text-align="start" style:justify-single-word="false"/>
      <style:text-properties fo:color="#000000" style:font-name="Linux Libertine O" fo:font-weight="bold" officeooo:rsid="001bc1c2" officeooo:paragraph-rsid="002bcb71" style:font-weight-asian="bold" style:font-weight-complex="bold"/>
    </style:style>
    <style:style style:name="P232" style:family="paragraph" style:parent-style-name="Standard" style:list-style-name="L46">
      <style:paragraph-properties fo:line-height="150%" fo:text-align="start" style:justify-single-word="false"/>
      <style:text-properties fo:color="#000000" style:font-name="Linux Libertine O" fo:font-weight="bold" officeooo:rsid="001bc1c2" officeooo:paragraph-rsid="001e8be1" style:font-weight-asian="bold" style:font-weight-complex="bold"/>
    </style:style>
    <style:style style:name="P233" style:family="paragraph" style:parent-style-name="Standard" style:list-style-name="L47">
      <style:paragraph-properties fo:line-height="150%" fo:text-align="start" style:justify-single-word="false"/>
      <style:text-properties fo:color="#000000" style:font-name="Linux Libertine O" fo:font-weight="bold" officeooo:rsid="001bc1c2" officeooo:paragraph-rsid="001e8be1" style:font-weight-asian="bold" style:font-weight-complex="bold"/>
    </style:style>
    <style:style style:name="P234" style:family="paragraph" style:parent-style-name="Standard" style:list-style-name="L51">
      <style:paragraph-properties fo:line-height="150%" fo:text-align="start" style:justify-single-word="false"/>
      <style:text-properties fo:color="#000000" style:font-name="Linux Libertine O" fo:font-weight="bold" officeooo:rsid="001bc1c2" officeooo:paragraph-rsid="001e8be1" style:font-weight-asian="bold" style:font-weight-complex="bold"/>
    </style:style>
    <style:style style:name="P235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3bacdf" officeooo:paragraph-rsid="003bacdf" style:font-weight-asian="bold" style:font-weight-complex="bold"/>
    </style:style>
    <style:style style:name="P236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3c927c" officeooo:paragraph-rsid="003c927c" style:font-weight-asian="bold" style:font-weight-complex="bold"/>
    </style:style>
    <style:style style:name="P237" style:family="paragraph" style:parent-style-name="Standard" style:list-style-name="L58">
      <style:paragraph-properties fo:line-height="150%" fo:text-align="start" style:justify-single-word="false"/>
      <style:text-properties fo:color="#000000" style:font-name="Linux Libertine O" fo:font-weight="bold" officeooo:rsid="003c927c" officeooo:paragraph-rsid="003c927c" style:font-weight-asian="bold" style:font-weight-complex="bold"/>
    </style:style>
    <style:style style:name="P238" style:family="paragraph" style:parent-style-name="Standard" style:list-style-name="L71">
      <style:paragraph-properties fo:line-height="150%" fo:text-align="start" style:justify-single-word="false"/>
      <style:text-properties fo:color="#000000" style:font-name="Linux Libertine O" fo:font-weight="bold" officeooo:rsid="004117fd" officeooo:paragraph-rsid="004117fd" style:font-weight-asian="bold" style:font-weight-complex="bold"/>
    </style:style>
    <style:style style:name="P239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39b546" officeooo:paragraph-rsid="0039b546" style:font-weight-asian="bold" style:font-weight-complex="bold"/>
    </style:style>
    <style:style style:name="P240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392935" officeooo:paragraph-rsid="00392935" style:font-weight-asian="bold" style:font-weight-complex="bold"/>
    </style:style>
    <style:style style:name="P241" style:family="paragraph" style:parent-style-name="Standard" style:list-style-name="L88">
      <style:paragraph-properties fo:line-height="150%" fo:text-align="start" style:justify-single-word="false"/>
      <style:text-properties fo:color="#000000" style:font-name="Linux Libertine O" fo:font-weight="bold" officeooo:rsid="00392935" officeooo:paragraph-rsid="00392935" style:font-weight-asian="bold" style:font-weight-complex="bold"/>
    </style:style>
    <style:style style:name="P242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35cce5" officeooo:paragraph-rsid="0035cce5" style:font-weight-asian="bold" style:font-weight-complex="bold"/>
    </style:style>
    <style:style style:name="P243" style:family="paragraph" style:parent-style-name="Standard" style:list-style-name="L99">
      <style:paragraph-properties fo:line-height="150%" fo:text-align="start" style:justify-single-word="false"/>
      <style:text-properties fo:color="#000000" style:font-name="Linux Libertine O" fo:font-weight="bold" officeooo:rsid="0035cce5" officeooo:paragraph-rsid="0035cce5" style:font-weight-asian="bold" style:font-weight-complex="bold"/>
    </style:style>
    <style:style style:name="P244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270787" officeooo:paragraph-rsid="00270787" style:font-weight-asian="bold" style:font-weight-complex="bold"/>
    </style:style>
    <style:style style:name="P245" style:family="paragraph" style:parent-style-name="Standard" style:list-style-name="L100">
      <style:paragraph-properties fo:line-height="150%" fo:text-align="start" style:justify-single-word="false"/>
      <style:text-properties fo:color="#000000" style:font-name="Linux Libertine O" fo:font-weight="bold" officeooo:rsid="00270787" officeooo:paragraph-rsid="00270787" style:font-weight-asian="bold" style:font-weight-complex="bold"/>
    </style:style>
    <style:style style:name="P246" style:family="paragraph" style:parent-style-name="Standard" style:list-style-name="L100">
      <style:paragraph-properties fo:line-height="150%" fo:text-align="start" style:justify-single-word="false"/>
      <style:text-properties fo:color="#000000" style:font-name="Linux Libertine O" fo:font-weight="bold" officeooo:rsid="00270787" officeooo:paragraph-rsid="00279b49" style:font-weight-asian="bold" style:font-weight-complex="bold"/>
    </style:style>
    <style:style style:name="P247" style:family="paragraph" style:parent-style-name="Standard" style:list-style-name="L101">
      <style:paragraph-properties fo:line-height="150%" fo:text-align="start" style:justify-single-word="false"/>
      <style:text-properties fo:color="#000000" style:font-name="Linux Libertine O" fo:font-weight="bold" officeooo:rsid="00270787" officeooo:paragraph-rsid="00270787" style:font-weight-asian="bold" style:font-weight-complex="bold"/>
    </style:style>
    <style:style style:name="P248" style:family="paragraph" style:parent-style-name="Standard" style:list-style-name="L104">
      <style:paragraph-properties fo:line-height="150%" fo:text-align="start" style:justify-single-word="false"/>
      <style:text-properties fo:color="#000000" style:font-name="Linux Libertine O" fo:font-weight="bold" officeooo:rsid="00270787" officeooo:paragraph-rsid="00270787" style:font-weight-asian="bold" style:font-weight-complex="bold"/>
    </style:style>
    <style:style style:name="P249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270787" officeooo:paragraph-rsid="00279b49" style:font-weight-asian="bold" style:font-weight-complex="bold"/>
    </style:style>
    <style:style style:name="P250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279b49" officeooo:paragraph-rsid="00279b49" style:font-weight-asian="bold" style:font-weight-complex="bold"/>
    </style:style>
    <style:style style:name="P251" style:family="paragraph" style:parent-style-name="Standard" style:list-style-name="L102">
      <style:paragraph-properties fo:line-height="150%" fo:text-align="start" style:justify-single-word="false"/>
      <style:text-properties fo:color="#000000" style:font-name="Linux Libertine O" fo:font-weight="bold" officeooo:rsid="00279b49" officeooo:paragraph-rsid="00279b49" style:font-weight-asian="bold" style:font-weight-complex="bold"/>
    </style:style>
    <style:style style:name="P252" style:family="paragraph" style:parent-style-name="Standard" style:list-style-name="L102">
      <style:paragraph-properties fo:line-height="150%" fo:text-align="start" style:justify-single-word="false"/>
      <style:text-properties fo:color="#000000" style:font-name="Linux Libertine O" fo:font-weight="bold" officeooo:rsid="00279b49" officeooo:paragraph-rsid="00388214" style:font-weight-asian="bold" style:font-weight-complex="bold"/>
    </style:style>
    <style:style style:name="P253" style:family="paragraph" style:parent-style-name="Standard" style:list-style-name="L103">
      <style:paragraph-properties fo:line-height="150%" fo:text-align="start" style:justify-single-word="false"/>
      <style:text-properties fo:color="#000000" style:font-name="Linux Libertine O" fo:font-weight="bold" officeooo:rsid="00279b49" officeooo:paragraph-rsid="00279b49" style:font-weight-asian="bold" style:font-weight-complex="bold"/>
    </style:style>
    <style:style style:name="P254" style:family="paragraph" style:parent-style-name="Standard" style:list-style-name="L109">
      <style:paragraph-properties fo:line-height="150%" fo:text-align="start" style:justify-single-word="false"/>
      <style:text-properties fo:color="#000000" style:font-name="Linux Libertine O" fo:font-weight="bold" officeooo:rsid="00279b49" officeooo:paragraph-rsid="00279b49" style:font-weight-asian="bold" style:font-weight-complex="bold"/>
    </style:style>
    <style:style style:name="P255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279b49" officeooo:paragraph-rsid="00388214" style:font-weight-asian="bold" style:font-weight-complex="bold"/>
    </style:style>
    <style:style style:name="P256" style:family="paragraph" style:parent-style-name="Standard" style:list-style-name="L114">
      <style:paragraph-properties fo:line-height="150%" fo:text-align="start" style:justify-single-word="false"/>
      <style:text-properties fo:color="#000000" style:font-name="Linux Libertine O" fo:font-weight="bold" officeooo:rsid="00279b49" officeooo:paragraph-rsid="00388214" style:font-weight-asian="bold" style:font-weight-complex="bold"/>
    </style:style>
    <style:style style:name="P257" style:family="paragraph" style:parent-style-name="Standard" style:list-style-name="L103">
      <style:paragraph-properties fo:line-height="150%" fo:text-align="start" style:justify-single-word="false"/>
      <style:text-properties fo:color="#000000" style:font-name="Linux Libertine O" fo:font-weight="bold" officeooo:rsid="00298f76" officeooo:paragraph-rsid="00298f76" style:font-weight-asian="bold" style:font-weight-complex="bold"/>
    </style:style>
    <style:style style:name="P258" style:family="paragraph" style:parent-style-name="Standard" style:list-style-name="L114">
      <style:paragraph-properties fo:line-height="150%" fo:text-align="start" style:justify-single-word="false"/>
      <style:text-properties fo:color="#000000" style:font-name="Linux Libertine O" fo:font-weight="bold" officeooo:rsid="00298f76" officeooo:paragraph-rsid="00388214" style:font-weight-asian="bold" style:font-weight-complex="bold"/>
    </style:style>
    <style:style style:name="P259" style:family="paragraph" style:parent-style-name="Standard" style:list-style-name="L115">
      <style:paragraph-properties fo:line-height="150%" fo:text-align="start" style:justify-single-word="false"/>
      <style:text-properties fo:color="#000000" style:font-name="Linux Libertine O" fo:font-weight="bold" officeooo:rsid="0025f46f" officeooo:paragraph-rsid="0025f46f" style:font-weight-asian="bold" style:font-weight-complex="bold"/>
    </style:style>
    <style:style style:name="P260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25f46f" officeooo:paragraph-rsid="0025f46f" style:font-weight-asian="bold" style:font-weight-complex="bold"/>
    </style:style>
    <style:style style:name="P261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50f69c" officeooo:paragraph-rsid="0050f69c" style:font-weight-asian="bold" style:font-weight-complex="bold"/>
    </style:style>
    <style:style style:name="P262" style:family="paragraph" style:parent-style-name="Standard" style:list-style-name="L118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63" style:family="paragraph" style:parent-style-name="Standard" style:list-style-name="L119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64" style:family="paragraph" style:parent-style-name="Standard" style:list-style-name="L120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65" style:family="paragraph" style:parent-style-name="Standard" style:list-style-name="L121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66" style:family="paragraph" style:parent-style-name="Standard" style:list-style-name="L122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67" style:family="paragraph" style:parent-style-name="Standard" style:list-style-name="L123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68" style:family="paragraph" style:parent-style-name="Standard" style:list-style-name="L124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69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5268cc" officeooo:paragraph-rsid="005268cc" style:font-weight-asian="bold" style:font-weight-complex="bold"/>
    </style:style>
    <style:style style:name="P270" style:family="paragraph" style:parent-style-name="Standard">
      <style:paragraph-properties fo:line-height="150%" fo:text-align="start" style:justify-single-word="false"/>
      <style:text-properties fo:color="#000000" style:font-name="Linux Libertine O" fo:font-weight="bold" officeooo:rsid="005336b6" officeooo:paragraph-rsid="005336b6" style:font-weight-asian="bold" style:font-weight-complex="bold"/>
    </style:style>
    <style:style style:name="P271" style:family="paragraph" style:parent-style-name="Standard" style:list-style-name="L131">
      <style:paragraph-properties fo:line-height="150%" fo:text-align="start" style:justify-single-word="false"/>
      <style:text-properties fo:color="#000000" style:font-name="Linux Libertine O" fo:font-weight="bold" officeooo:rsid="005336b6" officeooo:paragraph-rsid="005336b6" style:font-weight-asian="bold" style:font-weight-complex="bold"/>
    </style:style>
    <style:style style:name="P272" style:family="paragraph" style:parent-style-name="Standard" style:list-style-name="L1">
      <style:paragraph-properties fo:line-height="150%"/>
      <style:text-properties fo:color="#000000" style:font-name="Linux Libertine O" officeooo:rsid="00037f03" officeooo:paragraph-rsid="00037f03"/>
    </style:style>
    <style:style style:name="P273" style:family="paragraph" style:parent-style-name="Standard">
      <style:paragraph-properties fo:line-height="150%"/>
      <style:text-properties fo:color="#000000" style:font-name="Linux Libertine O" officeooo:rsid="00037f03" officeooo:paragraph-rsid="00037f03"/>
    </style:style>
    <style:style style:name="P274" style:family="paragraph" style:parent-style-name="Standard" style:list-style-name="L10">
      <style:paragraph-properties fo:line-height="150%"/>
      <style:text-properties fo:color="#000000" style:font-name="Linux Libertine O" fo:font-style="normal" fo:font-weight="normal" officeooo:rsid="00037f03" officeooo:paragraph-rsid="00037f03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50%" fo:text-align="start" style:justify-single-word="false"/>
      <style:text-properties fo:color="#000000" style:font-name="Linux Libertine O" fo:font-style="normal" fo:font-weight="normal" officeooo:rsid="000e584b" officeooo:paragraph-rsid="00141b0b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50%"/>
      <style:text-properties fo:color="#000000" style:font-name="Linux Libertine O" fo:font-style="normal" fo:font-weight="normal" officeooo:rsid="000e584b" officeooo:paragraph-rsid="000e584b" style:font-style-asian="normal" style:font-weight-asian="normal" style:font-style-complex="normal" style:font-weight-complex="normal"/>
    </style:style>
    <style:style style:name="P277" style:family="paragraph" style:parent-style-name="Standard" style:list-style-name="L13">
      <style:text-properties fo:color="#000000" style:font-name="Linux Libertine O" fo:font-style="normal" fo:font-weight="normal" officeooo:rsid="00106104" officeooo:paragraph-rsid="00106104" style:font-style-asian="normal" style:font-weight-asian="normal" style:font-style-complex="normal" style:font-weight-complex="normal"/>
    </style:style>
    <style:style style:name="P278" style:family="paragraph" style:parent-style-name="Standard">
      <style:text-properties fo:color="#000000" style:font-name="Linux Libertine O" fo:font-style="normal" fo:font-weight="normal" officeooo:rsid="00106104" officeooo:paragraph-rsid="00106104" style:font-style-asian="normal" style:font-weight-asian="normal" style:font-style-complex="normal" style:font-weight-complex="normal"/>
    </style:style>
    <style:style style:name="P279" style:family="paragraph" style:parent-style-name="Standard" style:list-style-name="L14">
      <style:text-properties fo:color="#000000" style:font-name="Linux Libertine O" fo:font-style="normal" fo:font-weight="normal" officeooo:rsid="00106104" officeooo:paragraph-rsid="00106104" style:font-style-asian="normal" style:font-weight-asian="normal" style:font-style-complex="normal" style:font-weight-complex="normal"/>
    </style:style>
    <style:style style:name="P280" style:family="paragraph" style:parent-style-name="Standard" style:list-style-name="L70">
      <style:paragraph-properties fo:line-height="150%" fo:text-align="start" style:justify-single-word="false"/>
      <style:text-properties fo:color="#000000" style:font-name="Linux Libertine O" fo:font-style="italic" fo:font-weight="normal" officeooo:rsid="004117fd" officeooo:paragraph-rsid="004117fd" style:font-style-asian="italic" style:font-weight-asian="normal" style:font-style-complex="italic" style:font-weight-complex="normal"/>
    </style:style>
    <style:style style:name="P281" style:family="paragraph" style:parent-style-name="Standard" style:list-style-name="L79">
      <style:paragraph-properties fo:line-height="150%" fo:text-align="start" style:justify-single-word="false"/>
      <style:text-properties fo:color="#000000" style:font-name="Linux Libertine O" fo:font-style="italic" fo:font-weight="normal" officeooo:rsid="0044f0e9" officeooo:paragraph-rsid="0044f0e9" style:font-style-asian="italic" style:font-weight-asian="normal" style:font-style-complex="italic" style:font-weight-complex="normal"/>
    </style:style>
    <style:style style:name="P282" style:family="paragraph" style:parent-style-name="Standard" style:list-style-name="L79">
      <style:paragraph-properties fo:line-height="150%" fo:text-align="start" style:justify-single-word="false"/>
      <style:text-properties fo:color="#000000" style:font-name="Linux Libertine O" fo:font-style="italic" fo:font-weight="bold" officeooo:rsid="0044f0e9" officeooo:paragraph-rsid="0044f0e9" style:font-style-asian="italic" style:font-weight-asian="bold" style:font-style-complex="italic" style:font-weight-complex="bold"/>
    </style:style>
    <style:style style:name="P283" style:family="paragraph" style:parent-style-name="Standard" style:list-style-name="L3">
      <style:paragraph-properties fo:line-height="150%"/>
      <style:text-properties fo:color="#000000" officeooo:paragraph-rsid="00037f03"/>
    </style:style>
    <style:style style:name="P284" style:family="paragraph" style:parent-style-name="Standard" style:list-style-name="L4">
      <style:paragraph-properties fo:line-height="150%"/>
      <style:text-properties fo:color="#000000" officeooo:paragraph-rsid="000effe9"/>
    </style:style>
    <style:style style:name="P285" style:family="paragraph" style:parent-style-name="Standard" style:list-style-name="L6">
      <style:paragraph-properties fo:line-height="150%"/>
      <style:text-properties fo:color="#000000" officeooo:paragraph-rsid="00587e42"/>
    </style:style>
    <style:style style:name="P286" style:family="paragraph" style:parent-style-name="Standard" style:list-style-name="L7">
      <style:paragraph-properties fo:line-height="150%"/>
      <style:text-properties fo:color="#000000" officeooo:paragraph-rsid="0013a6e3"/>
    </style:style>
    <style:style style:name="P287" style:family="paragraph" style:parent-style-name="Standard" style:list-style-name="L9">
      <style:paragraph-properties fo:line-height="150%"/>
      <style:text-properties fo:color="#000000" officeooo:paragraph-rsid="00078d36"/>
    </style:style>
    <style:style style:name="P288" style:family="paragraph" style:parent-style-name="Standard" style:list-style-name="L60">
      <style:paragraph-properties fo:line-height="150%" fo:text-align="start" style:justify-single-word="false"/>
      <style:text-properties fo:color="#000000" officeooo:paragraph-rsid="0039d628"/>
    </style:style>
    <style:style style:name="P289" style:family="paragraph" style:parent-style-name="Standard" style:list-style-name="L71">
      <style:paragraph-properties fo:line-height="150%" fo:text-align="start" style:justify-single-word="false"/>
      <style:text-properties fo:color="#000000" officeooo:paragraph-rsid="004117fd"/>
    </style:style>
    <style:style style:name="P290" style:family="paragraph" style:parent-style-name="Standard" style:list-style-name="L80">
      <style:paragraph-properties fo:line-height="150%" fo:text-align="start" style:justify-single-word="false"/>
      <style:text-properties fo:color="#000000" officeooo:paragraph-rsid="00298f76"/>
    </style:style>
    <style:style style:name="P291" style:family="paragraph" style:parent-style-name="Standard" style:list-style-name="L82">
      <style:paragraph-properties fo:line-height="150%" fo:text-align="start" style:justify-single-word="false"/>
      <style:text-properties fo:color="#000000" officeooo:paragraph-rsid="002a292b"/>
    </style:style>
    <style:style style:name="P292" style:family="paragraph" style:parent-style-name="Standard" style:list-style-name="L90">
      <style:paragraph-properties fo:line-height="150%" fo:text-align="start" style:justify-single-word="false"/>
      <style:text-properties fo:color="#000000" officeooo:paragraph-rsid="00392935"/>
    </style:style>
    <style:style style:name="P293" style:family="paragraph" style:parent-style-name="Standard" style:list-style-name="L129">
      <style:paragraph-properties fo:line-height="150%" fo:text-align="start" style:justify-single-word="false"/>
      <style:text-properties fo:color="#000000" officeooo:paragraph-rsid="005336b6"/>
    </style:style>
    <style:style style:name="P294" style:family="paragraph" style:parent-style-name="Standard" style:list-style-name="L5">
      <style:paragraph-properties fo:line-height="150%"/>
      <style:text-properties fo:color="#000000" fo:font-style="italic" officeooo:rsid="00037f03" officeooo:paragraph-rsid="00037f03" style:font-style-asian="italic" style:font-style-complex="italic"/>
    </style:style>
    <style:style style:name="P295" style:family="paragraph" style:parent-style-name="Standard" style:list-style-name="L5">
      <style:paragraph-properties fo:line-height="150%"/>
      <style:text-properties fo:color="#000000" fo:font-weight="bold" officeooo:paragraph-rsid="00037f03" style:font-weight-asian="bold" style:font-weight-complex="bold"/>
    </style:style>
    <style:style style:name="P296" style:family="paragraph" style:parent-style-name="Standard" style:list-style-name="L60">
      <style:paragraph-properties fo:line-height="150%" fo:text-align="start" style:justify-single-word="false"/>
      <style:text-properties fo:color="#000000" fo:font-weight="bold" officeooo:rsid="0039d628" officeooo:paragraph-rsid="0039d628" style:font-weight-asian="bold" style:font-weight-complex="bold"/>
    </style:style>
    <style:style style:name="P297" style:family="paragraph" style:parent-style-name="Standard">
      <style:paragraph-properties fo:line-height="150%" fo:text-align="start" style:justify-single-word="false"/>
      <style:text-properties fo:color="#000000" fo:font-weight="bold" officeooo:rsid="00298f76" officeooo:paragraph-rsid="00298f76" style:font-weight-asian="bold" style:font-weight-complex="bold"/>
    </style:style>
    <style:style style:name="P298" style:family="paragraph" style:parent-style-name="Standard" style:list-style-name="L85">
      <style:paragraph-properties fo:line-height="150%" fo:text-align="start" style:justify-single-word="false"/>
      <style:text-properties fo:color="#000000" fo:font-weight="bold" officeooo:rsid="00298f76" officeooo:paragraph-rsid="00298f76" style:font-weight-asian="bold" style:font-weight-complex="bold"/>
    </style:style>
    <style:style style:name="P299" style:family="paragraph" style:parent-style-name="Standard" style:list-style-name="L112">
      <style:paragraph-properties fo:line-height="150%" fo:text-align="start" style:justify-single-word="false"/>
      <style:text-properties fo:color="#000000" fo:font-weight="bold" officeooo:rsid="0025f46f" officeooo:paragraph-rsid="0025f46f" style:font-weight-asian="bold" style:font-weight-complex="bold"/>
    </style:style>
    <style:style style:name="P300" style:family="paragraph" style:parent-style-name="Standard">
      <style:paragraph-properties fo:line-height="150%"/>
      <style:text-properties fo:color="#000000" officeooo:rsid="000246e9" officeooo:paragraph-rsid="0013a6e3"/>
    </style:style>
    <style:style style:name="P301" style:family="paragraph" style:parent-style-name="Standard" style:list-style-name="L7">
      <style:paragraph-properties fo:line-height="150%"/>
      <style:text-properties fo:color="#000000" officeooo:rsid="000e584b" officeooo:paragraph-rsid="0013a6e3"/>
    </style:style>
    <style:style style:name="P302" style:family="paragraph" style:parent-style-name="Standard" style:list-style-name="L9">
      <style:paragraph-properties fo:line-height="150%"/>
      <style:text-properties fo:color="#000000" fo:font-weight="normal" officeooo:rsid="00078d36" officeooo:paragraph-rsid="00078d36" style:font-weight-asian="normal" style:font-weight-complex="normal"/>
    </style:style>
    <style:style style:name="P303" style:family="paragraph" style:parent-style-name="Standard">
      <style:paragraph-properties fo:line-height="150%" fo:text-align="start" style:justify-single-word="false"/>
      <style:text-properties fo:color="#000000" officeooo:rsid="001bc1c2" officeooo:paragraph-rsid="001bc1c2"/>
    </style:style>
    <style:style style:name="P304" style:family="paragraph" style:parent-style-name="Standard" style:list-style-name="L58">
      <style:paragraph-properties fo:line-height="150%" fo:text-align="start" style:justify-single-word="false"/>
      <style:text-properties fo:color="#000000" style:font-name="Linux Libertine O1" fo:font-weight="normal" officeooo:rsid="003c927c" officeooo:paragraph-rsid="003c927c" style:font-name-asian="Linux Libertine O1" style:font-weight-asian="normal" style:font-name-complex="Linux Libertine O1" style:font-weight-complex="normal"/>
    </style:style>
    <style:style style:name="P305" style:family="paragraph" style:parent-style-name="Standard" style:list-style-name="L80">
      <style:paragraph-properties fo:line-height="150%" fo:text-align="start" style:justify-single-word="false"/>
      <style:text-properties fo:color="#000000" officeooo:rsid="00298f76" officeooo:paragraph-rsid="00298f76"/>
    </style:style>
    <style:style style:name="P306" style:family="paragraph" style:parent-style-name="Standard" style:list-style-name="L80">
      <style:paragraph-properties fo:line-height="150%" fo:text-align="start" style:justify-single-word="false"/>
      <style:text-properties fo:color="#000000" officeooo:rsid="00298f76" officeooo:paragraph-rsid="002a292b"/>
    </style:style>
    <style:style style:name="P307" style:family="paragraph" style:parent-style-name="Standard" style:list-style-name="L81">
      <style:paragraph-properties fo:line-height="150%" fo:text-align="start" style:justify-single-word="false"/>
      <style:text-properties fo:color="#000000" officeooo:rsid="00298f76" officeooo:paragraph-rsid="00298f76"/>
    </style:style>
    <style:style style:name="P308" style:family="paragraph" style:parent-style-name="Standard">
      <style:paragraph-properties fo:line-height="150%" fo:text-align="start" style:justify-single-word="false"/>
      <style:text-properties fo:color="#000000" officeooo:rsid="00298f76" officeooo:paragraph-rsid="00298f76"/>
    </style:style>
    <style:style style:name="P309" style:family="paragraph" style:parent-style-name="Standard" style:list-style-name="L87">
      <style:paragraph-properties fo:line-height="150%" fo:text-align="start" style:justify-single-word="false"/>
      <style:text-properties fo:color="#000000" officeooo:rsid="00392935" officeooo:paragraph-rsid="00392935"/>
    </style:style>
    <style:style style:name="P310" style:family="paragraph" style:parent-style-name="Standard" style:list-style-name="L129">
      <style:paragraph-properties fo:line-height="150%" fo:text-align="start" style:justify-single-word="false"/>
      <style:text-properties fo:color="#000000" officeooo:rsid="005336b6" officeooo:paragraph-rsid="005336b6"/>
    </style:style>
    <style:style style:name="P311" style:family="paragraph" style:parent-style-name="Standard" style:list-style-name="L15">
      <style:paragraph-properties fo:margin-left="0.9846in" fo:margin-right="0in" fo:text-indent="-0.25in" style:auto-text-indent="false"/>
      <style:text-properties fo:color="#000000" style:font-name="Linux Libertine O" fo:font-style="normal" fo:font-weight="normal" officeooo:rsid="0002fa6b" officeooo:paragraph-rsid="00106104" style:font-style-asian="normal" style:font-weight-asian="normal" style:font-style-complex="normal" style:font-weight-complex="normal"/>
    </style:style>
    <style:style style:name="P312" style:family="paragraph" style:parent-style-name="Standard" style:list-style-name="L16">
      <style:paragraph-properties fo:margin-left="0.9846in" fo:margin-right="0in" fo:text-indent="-0.25in" style:auto-text-indent="false"/>
      <style:text-properties fo:color="#000000" style:font-name="Linux Libertine O" fo:font-style="normal" fo:font-weight="normal" officeooo:rsid="0002fa6b" officeooo:paragraph-rsid="00106104" style:font-style-asian="normal" style:font-weight-asian="normal" style:font-style-complex="normal" style:font-weight-complex="normal"/>
    </style:style>
    <style:style style:name="P313" style:family="paragraph" style:parent-style-name="Standard" style:list-style-name="L17">
      <style:paragraph-properties fo:margin-left="0.9846in" fo:margin-right="0in" fo:text-indent="-0.25in" style:auto-text-indent="false"/>
      <style:text-properties fo:color="#000000" style:font-name="Linux Libertine O" fo:font-style="normal" fo:font-weight="normal" officeooo:rsid="0002702c" officeooo:paragraph-rsid="00106104" style:font-style-asian="normal" style:font-weight-asian="normal" style:font-style-complex="normal" style:font-weight-complex="normal"/>
    </style:style>
    <style:style style:name="P314" style:family="paragraph" style:parent-style-name="Standard" style:list-style-name="L18">
      <style:paragraph-properties fo:margin-left="0.9846in" fo:margin-right="0in" fo:text-indent="-0.25in" style:auto-text-indent="false"/>
      <style:text-properties fo:color="#000000" style:font-name="Linux Libertine O" fo:font-style="normal" fo:font-weight="normal" officeooo:rsid="0002702c" officeooo:paragraph-rsid="00106104" style:font-style-asian="normal" style:font-weight-asian="normal" style:font-style-complex="normal" style:font-weight-complex="normal"/>
    </style:style>
    <style:style style:name="P315" style:family="paragraph" style:parent-style-name="Standard" style:list-style-name="L18">
      <style:paragraph-properties fo:margin-left="0.9846in" fo:margin-right="0in" fo:text-indent="-0.25in" style:auto-text-indent="false"/>
      <style:text-properties fo:color="#000000" style:font-name="Linux Libertine O" fo:font-style="normal" fo:font-weight="bold" officeooo:rsid="0002702c" officeooo:paragraph-rsid="00106104" style:font-style-asian="normal" style:font-weight-asian="bold" style:font-style-complex="normal" style:font-weight-complex="bold"/>
    </style:style>
    <style:style style:name="P316" style:family="paragraph" style:parent-style-name="Standard" style:list-style-name="L19">
      <style:paragraph-properties fo:margin-left="1.4772in" fo:margin-right="0in" fo:text-indent="-0.25in" style:auto-text-indent="false"/>
      <style:text-properties fo:color="#000000" style:font-name="Linux Libertine O" fo:font-style="normal" fo:font-weight="normal" officeooo:rsid="0002702c" officeooo:paragraph-rsid="00106104" style:font-style-asian="normal" style:font-weight-asian="normal" style:font-style-complex="normal" style:font-weight-complex="normal"/>
    </style:style>
    <style:style style:name="P317" style:family="paragraph" style:parent-style-name="Standard" style:list-style-name="L20">
      <style:paragraph-properties fo:margin-left="1.4772in" fo:margin-right="0in" fo:text-indent="-0.25in" style:auto-text-indent="false"/>
      <style:text-properties fo:color="#000000" style:font-name="Linux Libertine O" fo:font-style="normal" fo:font-weight="normal" officeooo:rsid="0002702c" officeooo:paragraph-rsid="00106104" style:font-style-asian="normal" style:font-weight-asian="normal" style:font-style-complex="normal" style:font-weight-complex="normal"/>
    </style:style>
    <style:style style:name="P318" style:family="paragraph" style:parent-style-name="Standard" style:list-style-name="L21">
      <style:paragraph-properties fo:margin-left="1.4772in" fo:margin-right="0in" fo:text-indent="-0.25in" style:auto-text-indent="false"/>
      <style:text-properties fo:color="#000000" style:font-name="Linux Libertine O" fo:font-style="normal" fo:font-weight="normal" officeooo:rsid="0002702c" officeooo:paragraph-rsid="00106104" style:font-style-asian="normal" style:font-weight-asian="normal" style:font-style-complex="normal" style:font-weight-complex="normal"/>
    </style:style>
    <style:style style:name="P319" style:family="paragraph" style:parent-style-name="Standard" style:list-style-name="L45" style:master-page-name="">
      <style:paragraph-properties fo:margin-left="0.5in" fo:margin-right="0in" fo:line-height="150%" fo:text-align="start" style:justify-single-word="false" fo:text-indent="-0.25in" style:auto-text-indent="false" style:page-number="auto">
        <style:tab-stops>
          <style:tab-stop style:position="0.2465in"/>
        </style:tab-stops>
      </style:paragraph-properties>
      <style:text-properties fo:color="#000000" style:font-name="Linux Libertine O" fo:font-weight="normal" officeooo:rsid="001bc1c2" officeooo:paragraph-rsid="002bcb71" style:font-weight-asian="normal" style:font-weight-complex="normal"/>
    </style:style>
    <style:style style:name="P3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fo:color="#000000" style:font-name="Linux Libertine O" officeooo:rsid="000246e9" officeooo:paragraph-rsid="000246e9"/>
    </style:style>
    <style:style style:name="P321" style:family="paragraph" style:parent-style-name="Standard">
      <style:paragraph-properties fo:line-height="150%" fo:break-before="page"/>
      <style:text-properties fo:color="#000000" style:font-name="Linux Libertine O" officeooo:rsid="000246e9" officeooo:paragraph-rsid="00055342"/>
    </style:style>
    <style:style style:name="P322" style:family="paragraph" style:parent-style-name="Standard">
      <style:paragraph-properties fo:margin-left="0.4925in" fo:margin-right="0in" fo:text-indent="0in" style:auto-text-indent="false"/>
      <style:text-properties fo:color="#000000" style:font-name="Linux Libertine O" fo:font-style="normal" fo:font-weight="normal" officeooo:rsid="00106104" officeooo:paragraph-rsid="00106104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margin-left="0.4925in" fo:margin-right="0in" fo:text-indent="0in" style:auto-text-indent="false"/>
      <style:text-properties fo:color="#000000" style:font-name="Linux Libertine O" fo:font-style="normal" fo:font-weight="normal" officeooo:rsid="0002702c" officeooo:paragraph-rsid="00106104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margin-left="0.4925in" fo:margin-right="0in" fo:text-indent="0in" style:auto-text-indent="false"/>
      <style:text-properties fo:color="#000000" style:font-name="Linux Libertine O" fo:font-style="normal" fo:font-weight="normal" officeooo:rsid="0002fa6b" officeooo:paragraph-rsid="00106104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margin-left="0.4925in" fo:margin-right="0in" fo:line-height="150%" fo:text-indent="0in" style:auto-text-indent="false"/>
      <style:text-properties fo:color="#000000" style:font-name="Linux Libertine O" fo:font-style="normal" fo:font-weight="normal" officeooo:rsid="0002fa6b" officeooo:paragraph-rsid="00106104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margin-left="0.4925in" fo:margin-right="0in" fo:text-indent="0in" style:auto-text-indent="false"/>
      <style:text-properties fo:color="#000000" officeooo:rsid="0002702c" officeooo:paragraph-rsid="00106104"/>
    </style:style>
    <style:style style:name="P327" style:family="paragraph" style:parent-style-name="Standard">
      <style:paragraph-properties fo:margin-left="0.4925in" fo:margin-right="0in" fo:text-indent="0in" style:auto-text-indent="false"/>
      <style:text-properties fo:color="#000000" officeooo:rsid="0002fa6b" officeooo:paragraph-rsid="001061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f03" style:font-weight-asian="bold" style:font-weight-complex="bold"/>
    </style:style>
    <style:style style:name="T3" style:family="text">
      <style:text-properties fo:font-weight="bold" officeooo:rsid="00055342" style:font-weight-asian="bold" style:font-weight-complex="bold"/>
    </style:style>
    <style:style style:name="T4" style:family="text">
      <style:text-properties fo:font-weight="bold" officeooo:rsid="0005a05e" style:font-weight-asian="bold" style:font-weight-complex="bold"/>
    </style:style>
    <style:style style:name="T5" style:family="text">
      <style:text-properties fo:font-weight="bold" officeooo:rsid="000effe9" style:font-weight-asian="bold" style:font-weight-complex="bold"/>
    </style:style>
    <style:style style:name="T6" style:family="text">
      <style:text-properties fo:font-weight="bold" officeooo:rsid="000b4cd2" style:font-weight-asian="bold" style:font-weight-complex="bold"/>
    </style:style>
    <style:style style:name="T7" style:family="text">
      <style:text-properties fo:font-weight="bold" officeooo:rsid="000ca9e2" style:font-weight-asian="bold" style:font-weight-complex="bold"/>
    </style:style>
    <style:style style:name="T8" style:family="text">
      <style:text-properties fo:font-weight="bold" officeooo:rsid="00194120" style:font-weight-asian="bold" style:font-weight-complex="bold"/>
    </style:style>
    <style:style style:name="T9" style:family="text">
      <style:text-properties fo:font-weight="bold" officeooo:rsid="001f1d58" style:font-weight-asian="bold" style:font-weight-complex="bold"/>
    </style:style>
    <style:style style:name="T10" style:family="text">
      <style:text-properties fo:font-weight="bold" officeooo:rsid="0025e4db" style:font-weight-asian="bold" style:font-weight-complex="bold"/>
    </style:style>
    <style:style style:name="T11" style:family="text">
      <style:text-properties fo:font-weight="bold" officeooo:rsid="0025f46f" style:font-weight-asian="bold" style:font-weight-complex="bold"/>
    </style:style>
    <style:style style:name="T12" style:family="text">
      <style:text-properties fo:font-weight="bold" officeooo:rsid="0039d628" style:font-weight-asian="bold" style:font-weight-complex="bold"/>
    </style:style>
    <style:style style:name="T13" style:family="text">
      <style:text-properties fo:font-weight="bold" officeooo:rsid="004ea61d" style:font-weight-asian="bold" style:font-weight-complex="bold"/>
    </style:style>
    <style:style style:name="T14" style:family="text">
      <style:text-properties fo:font-weight="bold" officeooo:rsid="0013a6e3" style:font-weight-asian="bold" style:font-weight-complex="bold"/>
    </style:style>
    <style:style style:name="T15" style:family="text">
      <style:text-properties fo:font-weight="bold" officeooo:rsid="0014a4e6" style:font-weight-asian="bold" style:font-weight-complex="bold"/>
    </style:style>
    <style:style style:name="T16" style:family="text">
      <style:text-properties fo:font-weight="bold" officeooo:rsid="005af08c" style:font-weight-asian="bold" style:font-weight-complex="bold"/>
    </style:style>
    <style:style style:name="T17" style:family="text">
      <style:text-properties fo:font-weight="bold" officeooo:rsid="005d11ac" style:font-weight-asian="bold" style:font-weight-complex="bold"/>
    </style:style>
    <style:style style:name="T18" style:family="text">
      <style:text-properties fo:font-weight="bold" officeooo:rsid="005e9c65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55342" style:font-weight-asian="normal" style:font-weight-complex="normal"/>
    </style:style>
    <style:style style:name="T21" style:family="text">
      <style:text-properties fo:font-weight="normal" officeooo:rsid="0005a05e" style:font-weight-asian="normal" style:font-weight-complex="normal"/>
    </style:style>
    <style:style style:name="T22" style:family="text">
      <style:text-properties fo:font-weight="normal" officeooo:rsid="000e878a" style:font-weight-asian="normal" style:font-weight-complex="normal"/>
    </style:style>
    <style:style style:name="T23" style:family="text">
      <style:text-properties fo:font-weight="normal" officeooo:rsid="0011b585" style:font-weight-asian="normal" style:font-weight-complex="normal"/>
    </style:style>
    <style:style style:name="T24" style:family="text">
      <style:text-properties fo:font-weight="normal" officeooo:rsid="0016389a" style:font-weight-asian="normal" style:font-weight-complex="normal"/>
    </style:style>
    <style:style style:name="T25" style:family="text">
      <style:text-properties fo:font-weight="normal" officeooo:rsid="002dc045" style:font-weight-asian="normal" style:font-weight-complex="normal"/>
    </style:style>
    <style:style style:name="T26" style:family="text">
      <style:text-properties fo:font-weight="normal" officeooo:rsid="005d11ac" style:font-weight-asian="normal" style:font-weight-complex="normal"/>
    </style:style>
    <style:style style:name="T27" style:family="text">
      <style:text-properties fo:font-weight="normal" style:font-name-asian="WenQuanYi Zen Hei Sharp" style:font-weight-asian="normal" style:font-name-complex="Lohit Devanagari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037f03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Linux Libertine O"/>
    </style:style>
    <style:style style:name="T33" style:family="text">
      <style:text-properties style:font-name="Linux Libertine O" fo:font-weight="normal" style:font-weight-asian="normal" style:font-weight-complex="normal"/>
    </style:style>
    <style:style style:name="T34" style:family="text">
      <style:text-properties style:font-name="Linux Libertine O" fo:font-weight="normal" officeooo:rsid="000246e9" style:font-weight-asian="normal" style:font-weight-complex="normal"/>
    </style:style>
    <style:style style:name="T35" style:family="text">
      <style:text-properties style:font-name="Linux Libertine O" fo:font-weight="normal" officeooo:rsid="00037f03" style:font-weight-asian="normal" style:font-weight-complex="normal"/>
    </style:style>
    <style:style style:name="T36" style:family="text">
      <style:text-properties style:font-name="Linux Libertine O" fo:font-weight="normal" officeooo:rsid="00055342" style:font-weight-asian="normal" style:font-weight-complex="normal"/>
    </style:style>
    <style:style style:name="T37" style:family="text">
      <style:text-properties style:font-name="Linux Libertine O" fo:font-weight="normal" officeooo:rsid="000effe9" style:font-weight-asian="normal" style:font-weight-complex="normal"/>
    </style:style>
    <style:style style:name="T38" style:family="text">
      <style:text-properties style:font-name="Linux Libertine O" fo:font-weight="normal" officeooo:rsid="0020c64a" style:font-weight-asian="normal" style:font-weight-complex="normal"/>
    </style:style>
    <style:style style:name="T39" style:family="text">
      <style:text-properties style:font-name="Linux Libertine O" fo:font-weight="normal" officeooo:rsid="00298f76" style:font-weight-asian="normal" style:font-weight-complex="normal"/>
    </style:style>
    <style:style style:name="T40" style:family="text">
      <style:text-properties style:font-name="Linux Libertine O" fo:font-weight="normal" officeooo:rsid="002a292b" style:font-weight-asian="normal" style:font-weight-complex="normal"/>
    </style:style>
    <style:style style:name="T41" style:family="text">
      <style:text-properties style:font-name="Linux Libertine O" fo:font-weight="normal" officeooo:rsid="00392935" style:font-weight-asian="normal" style:font-weight-complex="normal"/>
    </style:style>
    <style:style style:name="T42" style:family="text">
      <style:text-properties style:font-name="Linux Libertine O" fo:font-weight="normal" officeooo:rsid="0039b546" style:font-weight-asian="normal" style:font-weight-complex="normal"/>
    </style:style>
    <style:style style:name="T43" style:family="text">
      <style:text-properties style:font-name="Linux Libertine O" fo:font-weight="normal" officeooo:rsid="0039d628" style:font-weight-asian="normal" style:font-weight-complex="normal"/>
    </style:style>
    <style:style style:name="T44" style:family="text">
      <style:text-properties style:font-name="Linux Libertine O" fo:font-weight="normal" officeooo:rsid="004117fd" style:font-weight-asian="normal" style:font-weight-complex="normal"/>
    </style:style>
    <style:style style:name="T45" style:family="text">
      <style:text-properties style:font-name="Linux Libertine O" fo:font-weight="normal" officeooo:rsid="005336b6" style:font-weight-asian="normal" style:font-weight-complex="normal"/>
    </style:style>
    <style:style style:name="T46" style:family="text">
      <style:text-properties style:font-name="Linux Libertine O" officeooo:rsid="000246e9"/>
    </style:style>
    <style:style style:name="T47" style:family="text">
      <style:text-properties style:font-name="Linux Libertine O" fo:font-weight="bold" style:font-weight-asian="bold" style:font-weight-complex="bold"/>
    </style:style>
    <style:style style:name="T48" style:family="text">
      <style:text-properties style:font-name="Linux Libertine O" fo:font-weight="bold" officeooo:rsid="00055342" style:font-weight-asian="bold" style:font-weight-complex="bold"/>
    </style:style>
    <style:style style:name="T49" style:family="text">
      <style:text-properties style:font-name="Linux Libertine O" fo:font-weight="bold" officeooo:rsid="00298f76" style:font-weight-asian="bold" style:font-weight-complex="bold"/>
    </style:style>
    <style:style style:name="T50" style:family="text">
      <style:text-properties style:font-name="Linux Libertine O" fo:font-weight="bold" officeooo:rsid="002a292b" style:font-weight-asian="bold" style:font-weight-complex="bold"/>
    </style:style>
    <style:style style:name="T51" style:family="text">
      <style:text-properties style:font-name="Linux Libertine O" fo:font-weight="bold" officeooo:rsid="0039d628" style:font-weight-asian="bold" style:font-weight-complex="bold"/>
    </style:style>
    <style:style style:name="T52" style:family="text">
      <style:text-properties style:font-name="Linux Libertine O" fo:font-weight="bold" officeooo:rsid="005336b6" style:font-weight-asian="bold" style:font-weight-complex="bold"/>
    </style:style>
    <style:style style:name="T53" style:family="text">
      <style:text-properties style:font-name="Linux Libertine O" fo:font-weight="bold" officeooo:rsid="000effe9" style:font-weight-asian="bold" style:font-weight-complex="bold"/>
    </style:style>
    <style:style style:name="T54" style:family="text">
      <style:text-properties style:font-name="Linux Libertine O" fo:font-weight="bold" officeooo:rsid="004117fd" style:font-weight-asian="bold" style:font-weight-complex="bold"/>
    </style:style>
    <style:style style:name="T55" style:family="text">
      <style:text-properties style:font-name="Linux Libertine O"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fo:color="#330099" fo:font-style="italic" officeooo:rsid="00037f03" style:font-style-asian="italic" style:font-style-complex="italic"/>
    </style:style>
    <style:style style:name="T57" style:family="text">
      <style:text-properties officeooo:rsid="00055342"/>
    </style:style>
    <style:style style:name="T58" style:family="text">
      <style:text-properties officeooo:rsid="000956e5"/>
    </style:style>
    <style:style style:name="T59" style:family="text">
      <style:text-properties officeooo:rsid="000b4cd2"/>
    </style:style>
    <style:style style:name="T60" style:family="text">
      <style:text-properties officeooo:rsid="000ca9e2"/>
    </style:style>
    <style:style style:name="T61" style:family="text">
      <style:text-properties officeooo:rsid="000e878a"/>
    </style:style>
    <style:style style:name="T62" style:family="text">
      <style:text-properties officeooo:rsid="000effe9"/>
    </style:style>
    <style:style style:name="T63" style:family="text">
      <style:text-properties officeooo:rsid="0013a6e3"/>
    </style:style>
    <style:style style:name="T64" style:family="text">
      <style:text-properties officeooo:rsid="0014a4e6"/>
    </style:style>
    <style:style style:name="T65" style:family="text">
      <style:text-properties officeooo:rsid="0018faa1"/>
    </style:style>
    <style:style style:name="T66" style:family="text">
      <style:text-properties officeooo:rsid="00194120"/>
    </style:style>
    <style:style style:name="T67" style:family="text">
      <style:text-properties officeooo:rsid="001bc1c2"/>
    </style:style>
    <style:style style:name="T68" style:family="text">
      <style:text-properties style:font-name="Linux Libertine O1" style:font-name-asian="Linux Libertine O1" style:font-name-complex="Linux Libertine O1"/>
    </style:style>
    <style:style style:name="T69" style:family="text">
      <style:text-properties style:font-name="Linux Libertine O1" fo:font-weight="normal" style:font-name-asian="Linux Libertine O1" style:font-weight-asian="normal" style:font-name-complex="Linux Libertine O1" style:font-weight-complex="normal"/>
    </style:style>
    <style:style style:name="T70" style:family="text">
      <style:text-properties style:font-name-asian="WenQuanYi Zen Hei Sharp" style:font-name-complex="Lohit Devanagari"/>
    </style:style>
    <style:style style:name="T71" style:family="text">
      <style:text-properties officeooo:rsid="001f1d58"/>
    </style:style>
    <style:style style:name="T72" style:family="text">
      <style:text-properties officeooo:rsid="0025e4db"/>
    </style:style>
    <style:style style:name="T73" style:family="text">
      <style:text-properties officeooo:rsid="0025f46f"/>
    </style:style>
    <style:style style:name="T74" style:family="text">
      <style:text-properties officeooo:rsid="00279b49"/>
    </style:style>
    <style:style style:name="T75" style:family="text">
      <style:text-properties officeooo:rsid="00298f76"/>
    </style:style>
    <style:style style:name="T76" style:family="text">
      <style:text-properties officeooo:rsid="002dc045"/>
    </style:style>
    <style:style style:name="T77" style:family="text">
      <style:text-properties officeooo:rsid="0030b162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style:font-name-asian="WenQuanYi Zen Hei Sharp" style:font-name-complex="Lohit Devanagari"/>
    </style:style>
    <style:style style:name="T80" style:family="text">
      <style:text-properties fo:color="#800000" fo:font-weight="bold" style:font-weight-asian="bold" style:font-weight-complex="bold"/>
    </style:style>
    <style:style style:name="T81" style:family="text">
      <style:text-properties fo:color="#6600cc"/>
    </style:style>
    <style:style style:name="T82" style:family="text">
      <style:text-properties fo:color="#6600cc" fo:font-weight="bold" style:font-weight-asian="bold" style:font-weight-complex="bold"/>
    </style:style>
    <style:style style:name="T83" style:family="text">
      <style:text-properties officeooo:rsid="0037395a"/>
    </style:style>
    <style:style style:name="T84" style:family="text">
      <style:text-properties officeooo:rsid="00388214"/>
    </style:style>
    <style:style style:name="T85" style:family="text">
      <style:text-properties officeooo:rsid="0039d628"/>
    </style:style>
    <style:style style:name="T86" style:family="text">
      <style:text-properties officeooo:rsid="003c927c"/>
    </style:style>
    <style:style style:name="T87" style:family="text">
      <style:text-properties officeooo:rsid="004040b6"/>
    </style:style>
    <style:style style:name="T88" style:family="text">
      <style:text-properties officeooo:rsid="0042232c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04d02d1"/>
    </style:style>
    <style:style style:name="T91" style:family="text">
      <style:text-properties officeooo:rsid="004d90b4"/>
    </style:style>
    <style:style style:name="T92" style:family="text">
      <style:text-properties officeooo:rsid="004efd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0"><text:span text:style-name="T75">­</text:span><text:span text:style-name="T89">-</text:span>-1-- </text:p>
      <text:p text:style-name="P1"/>
      <text:p text:style-name="P1">1. Popsat, jaký je vztah mezi: <text:span text:style-name="T1">aktiva</text:span>, <text:span text:style-name="T1">hrozba</text:span>, <text:span text:style-name="T1">zranitelnost</text:span>, <text:span text:style-name="T1">útok</text:span>, <text:span text:style-name="T1">útočník</text:span>, <text:span text:style-name="T1">riziko</text:span>, <text:span text:style-name="T1">opatření</text:span> </text:p>
      <text:p text:style-name="P1">2. Co se rozumí <text:span text:style-name="T1">celkovou politikou bezpečnosti informací </text:span>v organizaci? </text:p>
      <text:p text:style-name="P1">4. <text:span text:style-name="T1">Security</text:span> vs <text:span text:style-name="T1">safety</text:span> </text:p>
      <text:p text:style-name="P1">5. Charakterizujte stručně účel: </text:p>
      <text:p text:style-name="P1"><text:tab/>a) <text:span text:style-name="T1">celkové</text:span> <text:span text:style-name="T1">bezpečnostní</text:span> <text:span text:style-name="T1">politky</text:span> </text:p>
      <text:p text:style-name="P1"><text:tab/>b) <text:span text:style-name="T1">systémové</text:span> <text:span text:style-name="T1">bezpečnostní</text:span> <text:span text:style-name="T1">politky</text:span> </text:p>
      <text:p text:style-name="P1">6. Charakterizujte stručně účel: </text:p>
      <text:p text:style-name="P1"><text:tab/>a) <text:span text:style-name="T1">bezpečnostní</text:span> <text:span text:style-name="T1">funkce</text:span> </text:p>
      <text:p text:style-name="P1"><text:tab/>b) <text:span text:style-name="T1">bezpečnostního</text:span> <text:span text:style-name="T1">mechanismu</text:span> </text:p>
      <text:p text:style-name="P1">7. Definujte <text:span text:style-name="T1">důvěrnost</text:span> <text:span text:style-name="T1">bezpečnostního</text:span> <text:span text:style-name="T1">systému</text:span></text:p>
      <text:p text:style-name="P4">8. Definujte pojmy <text:span text:style-name="T1">autorizace </text:span>a <text:span text:style-name="T1">autentizace</text:span>.</text:p>
      <text:p text:style-name="P20">9. Definujte <text:span text:style-name="T1">důvěryhodnou bezpečnostní politku</text:span></text:p>
      <text:p text:style-name="P4"/>
      <text:p text:style-name="P5">--<text:span text:style-name="T58">1a--</text:span></text:p>
      <text:p text:style-name="P22">Standardy</text:p>
      <text:p text:style-name="P22"/>
      <text:p text:style-name="P24">1. Základní a rozšiřující kritéria dle <text:span text:style-name="T1">OWASP</text:span></text:p>
      <text:p text:style-name="P26">2. <text:span text:style-name="T1">OWASP</text:span></text:p>
      <text:p text:style-name="P26">3. Rozdílné a společné mezi <text:span text:style-name="T1">de facto </text:span>a <text:span text:style-name="T1">de jure</text:span>. Napište 3 mezinárodní de jure normy a uveďte oblast, ve které působí.</text:p>
      <text:p text:style-name="P26">4. Jak probíhá hodnocení pomocí OWASP?</text:p>
      <text:p text:style-name="P29">5. Rozdíl ISO a TR ISO, popis typů TR ISO.</text:p>
      <text:p text:style-name="P31">Proces normalizace a životní cyklus ISO? (slidy 21-23)</text:p>
      <text:p text:style-name="P4"/>
      <text:p text:style-name="P6">--<text:span text:style-name="T61">2--</text:span></text:p>
      <text:p text:style-name="P32">Anatomie IT<text:line-break/></text:p>
      <text:p text:style-name="P46">A. Typy hrozeb, útočníků</text:p>
      <text:p text:style-name="P46">B. Co je to bezpečnostní cíl?</text:p>
      <text:p text:style-name="P46">C. Klasifikace bezpečnostních opatření a bezpečnostních mechanismů</text:p>
      <text:p text:style-name="P7">--<text:span text:style-name="T62">3--</text:span></text:p>
      <text:p text:style-name="P33"><text:span text:style-name="T62">Standard opatření ISO/IEC 27002</text:span><text:line-break/></text:p>
      <text:p text:style-name="P7"><text:soft-page-break/>--<text:span text:style-name="T62">4--</text:span></text:p>
      <text:p text:style-name="P33"><text:span text:style-name="T5">Řízení informační bezpečnosti </text:span><text:span text:style-name="T62">v organizace</text:span></text:p>
      <text:p text:style-name="P40"/>
      <text:p text:style-name="P46">1. Generické role zaměstnanců v organizaci z pohledu bezpečnosti informací + kdo co dělá</text:p>
      <text:p text:style-name="P46"/>
      <text:p text:style-name="P51">A. Co musí být splněno, aby uplatnění nástrojů podle ISO/IEC 27002 bylo úspěšné?</text:p>
      <text:p text:style-name="P51">B. Popis modelu procesů řízení informační bezpečnosti v organizaci</text:p>
      <text:p text:style-name="P51"/>
      <text:p text:style-name="P7"/>
      <text:p text:style-name="P7">--<text:span text:style-name="T62">5--</text:span></text:p>
      <text:p text:style-name="P33"><text:span text:style-name="T62">Řízení reakcí na </text:span><text:span text:style-name="T5">bezpečnostní incidenty</text:span><text:line-break/></text:p>
      <text:p text:style-name="P46">1. Popsat 3 fáze reakce na útok (na detekovanou hrozbu)</text:p>
      <text:p text:style-name="P46">2. Popsat generické korky reakce na výskyt bezpečnostního incidentu</text:p>
      <text:p text:style-name="P46">3. Popište vhodný diagram reakce na bezpečnostní událost</text:p>
      <text:p text:style-name="P46"/>
      <text:p text:style-name="P51">A. Bezpečnostní událost, bezpečnostní incidentech</text:p>
      <text:p text:style-name="P51">B. Aktivity správy reakcí na bezp. incident </text:p>
      <text:p text:style-name="P51">C. Typy útoků</text:p>
      <text:p text:style-name="P34"/>
      <text:p text:style-name="P8">--<text:span text:style-name="T66">6--</text:span></text:p>
      <text:p text:style-name="P34"><text:span text:style-name="T8">Řízení rizik</text:span><text:line-break/></text:p>
      <text:p text:style-name="P53">1. Popsat elementární kroky <text:span text:style-name="T1">procesu ohodnocení rizik</text:span></text:p>
      <text:p text:style-name="P53">2. <text:span text:style-name="T1">Příklad </text:span>na určení velikosti úrovně rizik.</text:p>
      <text:p text:style-name="P53">3. Stručně popište po krocích proces řešící <text:span text:style-name="T1">zvládání rizik</text:span></text:p>
      <text:p text:style-name="P53">4. <text:span text:style-name="T1">Správa rizik</text:span></text:p>
      <text:p text:style-name="P53">5. <text:span text:style-name="T1">Příklad</text:span>: byly zadané rizika a bylo třeba napsat, které bychom jako první začali odstraňovat</text:p>
      <text:p text:style-name="P53">6. Popište <text:span text:style-name="T1">metodologie ohodnocení rizik </text:span>a <text:span text:style-name="T1">vstupy </text:span>a <text:span text:style-name="T1">výstupy </text:span>jednotlivých fází ohodnocení</text:p>
      <text:p text:style-name="P53">7. Početní <text:span text:style-name="T1">příklad </text:span>s riziky</text:p>
      <text:p text:style-name="P53">8. Popište <text:span text:style-name="T1">procesy </text:span>jednotlivých <text:span text:style-name="T1">fází PDCA</text:span></text:p>
      <text:p text:style-name="P53">9. Napiš <text:span text:style-name="T1">6 fází správy rizik</text:span></text:p>
      <text:p text:style-name="P53">10. Popište <text:span text:style-name="T1">čtyři strategie analýzy rizik </text:span>(metodologie?)</text:p>
      <text:p text:style-name="P35"/>
      <text:p text:style-name="P9">--<text:span text:style-name="T71">7--</text:span></text:p>
      <text:p text:style-name="P206"><text:soft-page-break/>Politika informační bezpečnosti</text:p>
      <text:p text:style-name="P35"/>
      <text:p text:style-name="P57">1. Co se rozumí celkovou politikou informační bezpečnosti v organizaci? Požadavky na oblast této politky.</text:p>
      <text:p text:style-name="P57">2. Účel bezpečnostního auditu</text:p>
      <text:p text:style-name="P57">3. Cyklický proces tvorby bezpečnostní politiky</text:p>
      <text:p text:style-name="P41"><text:span text:style-name="T71">4. Popis a příklady </text:span><text:span text:style-name="T9">dublování autorizace </text:span><text:span text:style-name="T71">a </text:span><text:span text:style-name="T9">separace odpovědnosti</text:span></text:p>
      <text:p text:style-name="P9"/>
      <text:p text:style-name="P9">--<text:span text:style-name="T71">9--</text:span></text:p>
      <text:p text:style-name="P59"><text:span text:style-name="T9">I</text:span><text:span text:style-name="T1">SMS Systém řízení informační bezpečnosti</text:span></text:p>
      <text:p text:style-name="P35"/>
      <text:p text:style-name="P62">1. Dokumentová základna ISMS + popis dokumentů.</text:p>
      <text:p text:style-name="P62">2. Popsat fáze životního cyklu ISMS a charakterizovat dílčí kroky pplnící jednotlivé fáze. (ISMS Project Roadmap)</text:p>
      <text:p text:style-name="P62">3. Popište minimální dokumentovou základnu ISMS.</text:p>
      <text:p text:style-name="P62"/>
      <text:p text:style-name="P35"/>
      <text:p text:style-name="P9">--<text:span text:style-name="T71">12--</text:span></text:p>
      <text:p text:style-name="P206">Implementace ISMS</text:p>
      <text:p text:style-name="P35"/>
      <text:p text:style-name="P35"/>
      <text:p text:style-name="P9">--<text:span text:style-name="T71">13--</text:span></text:p>
      <text:p text:style-name="P206">Měření v ISMS</text:p>
      <text:p text:style-name="P59"/>
      <text:p text:style-name="P35"/>
      <text:p text:style-name="P9">--<text:span text:style-name="T71">14--</text:span></text:p>
      <text:p text:style-name="P206">Digitální důkazy</text:p>
      <text:p text:style-name="P59"/>
      <text:p text:style-name="P62">1. Vlastnosti důkazů</text:p>
      <text:p text:style-name="P35"/>
      <text:p text:style-name="P9">--<text:span text:style-name="T71">15--</text:span></text:p>
      <text:p text:style-name="P206">Audit opatření</text:p>
      <text:p text:style-name="P57"/>
      <text:p text:style-name="P68">1. Popište metody hodnocení objektu při auditu.</text:p>
      <text:p text:style-name="P35"/>
      <text:p text:style-name="P9"><text:soft-page-break/>--<text:span text:style-name="T71">16--</text:span></text:p>
      <text:p text:style-name="P206">Soulad</text:p>
      <text:p text:style-name="P59"/>
      <text:p text:style-name="P35"/>
      <text:p text:style-name="P9">--<text:span text:style-name="T71">17--</text:span></text:p>
      <text:p text:style-name="P206">Kritéria hodnocení</text:p>
      <text:p text:style-name="P59"/>
      <text:p text:style-name="P62">1. Jaká jsou hodnotící kritéria pro bezpečnost informací v CC? Popiště EAL4.</text:p>
      <text:p text:style-name="P62">2. Common Criteria – popsat Protection Profile a Security Target.</text:p>
      <text:p text:style-name="P62">3. Charakterizujte hlediska, za kterých se posuzuje úroveň záruky za bezpečnost (Security assurance requirement) SAR.</text:p>
      <text:p text:style-name="P62">4. Jak používají CC uživatelé, hodnotitelé, vývojáři?</text:p>
      <text:p text:style-name="P62">5. EAL2</text:p>
      <text:p text:style-name="P62">6. Popište PP, charakterizujte obsah, strukturu a funkci PP.</text:p>
      <text:p text:style-name="P29">7. Míra ochrany EAL1.</text:p>
      <text:p text:style-name="P29">8. Úrovně pohledu na bezpečnostní normu ITSEC.</text:p>
      <text:p text:style-name="P29">9. Jak probíhá hodnocení pomocí CC + EAL2?</text:p>
      <text:p text:style-name="P29">10. Charakterizujte kategorie požadavků za záruku dosáhnutí bezpečnosti informací, jejichž splnění se dokazuje při určování výšky záruky za specifikovanou funkční skladbu bezpečnostních opatření podle standardu ISO 15408 (CC).</text:p>
      <text:p text:style-name="P71">11. Metody hodnocení</text:p>
      <text:p text:style-name="P62"/>
      <text:p text:style-name="P206">-- --</text:p>
      <text:p text:style-name="P210">Plán zachování kontinuity podnikání BCP</text:p>
      <text:p text:style-name="P77"/>
      <text:p text:style-name="P68">1. Třífázový průběh reakce na útok.</text:p>
      <text:p text:style-name="P68">2. Charakterizujte 4 základní oblasti Disaster recovery</text:p>
      <text:p text:style-name="P321">1. Popsat, jaký je vztah mezi: <text:span text:style-name="T1">aktiva</text:span>, <text:span text:style-name="T1">hrozba</text:span>, <text:span text:style-name="T1">zranitelnost</text:span>, <text:span text:style-name="T1">útok</text:span>, <text:span text:style-name="T1">útočník</text:span>, <text:span text:style-name="T1">riziko</text:span>, <text:span text:style-name="T1">opatření</text:span></text:p>
      <text:p text:style-name="P2"><text:tab/><text:span text:style-name="T3">aktiva</text:span><text:span text:style-name="T20"> = něco, co má pro vlastníka nějakou hodnotu - </text:span><text:span text:style-name="T22">hmotné či nehmotné</text:span></text:p>
      <text:p text:style-name="P2"><text:span text:style-name="T3"><text:tab/>zranitelné místo</text:span><text:span text:style-name="T20"> = slabina v návrhu, implementaci, provozu, ... systému, který <text:tab/><text:tab/><text:tab/>obhospodařuje aktiva</text:span></text:p>
      <text:p text:style-name="P2"><text:span text:style-name="T19"><text:tab/></text:span><text:span text:style-name="T3">zranitelnost</text:span><text:span text:style-name="T20"> = existence zranitelného místa a potenciálních útočníků</text:span></text:p>
      <text:p text:style-name="P2"><text:span text:style-name="T20"><text:tab/></text:span><text:span text:style-name="T3">hrozba</text:span><text:span text:style-name="T20"> = potenciální motivace k útoku, využití zranitelnosti</text:span></text:p>
      <text:p text:style-name="P2"><text:span text:style-name="T20"><text:tab/></text:span><text:span text:style-name="T3">riziko</text:span><text:span text:style-name="T20"> = možnost, že se určitá hrozba uplatní, možnost výskytu útoku</text:span></text:p>
      <text:p text:style-name="P2"><text:span text:style-name="T20"><text:tab/></text:span><text:span text:style-name="T3">úroveň rizika</text:span><text:span text:style-name="T20"> = pravděpodobnost provedení útoku a potenciální dopad</text:span></text:p>
      <text:p text:style-name="P2"><text:span text:style-name="T20"><text:tab/><text:tab/></text:span><text:span text:style-name="T21">= F (pravděpodobnost útoku) x F (dopad útoku)</text:span></text:p>
      <text:p text:style-name="P2"><text:span text:style-name="T20"><text:tab/></text:span><text:span text:style-name="T3">útok</text:span><text:span text:style-name="T20"> = událost, kdy </text:span><text:span text:style-name="T3">útočník</text:span><text:span text:style-name="T20"> využije slabinu v ochranách aktivi s cílem způsobi</text:span><text:span text:style-name="T26">t</text:span><text:span text:style-name="T20"> škodu (= <text:tab/><text:tab/>realizace hrozby)</text:span></text:p>
      <text:p text:style-name="P2"><text:span text:style-name="T20"><text:tab/></text:span><text:span text:style-name="T3">škoda </text:span><text:span text:style-name="T20">= snížení hodnoty aktiva pro účastníka</text:span></text:p>
      <text:p text:style-name="P2"><text:span text:style-name="T20"><text:tab/></text:span><text:span text:style-name="T4">opatření</text:span><text:span text:style-name="T3"> = </text:span><text:span text:style-name="T20">služba, požadovaná ochrana, relevantní jisté hrozbě, která riziko odstraňuje <text:tab/><text:tab/>nebo alespoň snižuje </text:span><text:span text:style-name="T21">na akceptovatelnou hodnotu</text:span></text:p>
      <text:p text:style-name="P2"><text:span text:style-name="T20"><text:tab/></text:span><text:span text:style-name="T3">mechanismus</text:span><text:span text:style-name="T20"> = metoda/technologie zajištění ochrany</text:span> </text:p>
      <text:p text:style-name="P1">2. Co se rozumí <text:span text:style-name="T1">celkovou politikou bezpečnosti informací </text:span>v organizaci? </text:p>
      <text:p text:style-name="P3">4. <text:span text:style-name="T1">Security</text:span> vs <text:span text:style-name="T1">safety</text:span></text:p>
      <text:p text:style-name="P3"><text:span text:style-name="T2"><text:tab/>Safety</text:span> </text:p>
      <text:list xml:id="list7415058593014528114" text:style-name="L1">
        <text:list-item>
          <text:p text:style-name="P272">Stav bytí, ve kterém platí, ža za definovaných podmínek někdo či něco nezpůsobí škodu</text:p>
        </text:list-item>
        <text:list-item>
          <text:p text:style-name="P272"><text:span text:style-name="T57">ochrana </text:span>proti nahodilým událostem, <text:span text:style-name="T57">proti objektivně působícím vlivům</text:span></text:p>
        </text:list-item>
        <text:list-item>
          <text:p text:style-name="P272">bytí v chráněné oblasti, kde je zaručena ochrana proti fyzickému, sociálnímu, finančnímu, ... typu nebo důsledku selhání, nehody, poškození, které by mohlo být nežádoucí</text:p>
        </text:list-item>
      </text:list>
      <text:p text:style-name="P273"><text:tab/><text:span text:style-name="T1">Security</text:span></text:p>
      <text:list xml:id="list6950116601598136091" text:style-name="L2">
        <text:list-item>
          <text:p text:style-name="P79"><text:span text:style-name="T1">ochránění</text:span> osob, (ne)hmotných aktiv, procesů<text:span text:style-name="T1"> proti úmyslným škodám</text:span> (např. přepadení, vloupání, krádež, ...)</text:p>
        </text:list-item>
        <text:list-item>
          <text:p text:style-name="P212">information security<text:span text:style-name="T19"><text:tab/>ochrana proti úmyslným škodám, nežádoucím akcím na informačních aktivech</text:span></text:p>
        </text:list-item>
      </text:list>
      <text:p text:style-name="P214">5. Charakterizujte stručně účel: </text:p>
      <text:p text:style-name="P3"><text:tab/>a) <text:span text:style-name="T1">celkové</text:span> <text:span text:style-name="T1">bezpečnostní</text:span> <text:span text:style-name="T1">politky</text:span></text:p>
      <text:list xml:id="list6089955661203954264" text:style-name="L3">
        <text:list-item>
          <text:p text:style-name="P80">BP zavádějící péči o bezpečnost informací v organizaci rozhodnutím vedení organizace vymezující <text:span text:style-name="T1">chráněnou oblast </text:span>a <text:span text:style-name="T1">základní bezpečnostní cíle</text:span></text:p>
        </text:list-item>
        <text:list-item>
          <text:p text:style-name="P80">5-10 let</text:p>
        </text:list-item>
        <text:list-item>
          <text:p text:style-name="P283"><text:span text:style-name="T35">nezávislá na použitých IT</text:span><text:span text:style-name="T46"> </text:span></text:p>
        </text:list-item>
      </text:list>
      <text:p text:style-name="P3"><text:tab/>b) <text:span text:style-name="T1">systémové</text:span> <text:span text:style-name="T1">bezpečnostní</text:span> <text:span text:style-name="T1">politky </text:span><text:span text:style-name="T5">(= plán zvládání rizik)</text:span></text:p>
      <text:list xml:id="list5571502253945166309" text:style-name="L4">
        <text:list-item>
          <text:p text:style-name="P81"><text:soft-page-break/>BP stanovující uplatňování <text:span text:style-name="T1">konkrétních opatření v konkrétních systémec</text:span>h v chráněné oblasti (důvěrný dokument)</text:p>
        </text:list-item>
        <text:list-item>
          <text:p text:style-name="P81">d<text:span text:style-name="T1">etailní normy a pravidla </text:span>upravující způsob zacházení s informacemi</text:p>
        </text:list-item>
        <text:list-item>
          <text:p text:style-name="P81">1-2 roky</text:p>
        </text:list-item>
        <text:list-item>
          <text:p text:style-name="P81">respektuje konkrétně použité IT</text:p>
        </text:list-item>
        <text:list-item>
          <text:p text:style-name="P82">specifikuje<text:span text:style-name="T1"> bezpečnostní opatření</text:span>, jejich <text:span text:style-name="T1">implementaci</text:span> a <text:span text:style-name="T1">použití</text:span></text:p>
        </text:list-item>
        <text:list-item>
          <text:p text:style-name="P49">identifikuje příslušné kroky řízení, <text:span text:style-name="T1">odpovědnosti</text:span> a <text:span text:style-name="T1">priority</text:span> <text:span text:style-name="T1">řízení</text:span> <text:span text:style-name="T1">rizik</text:span> inf. <text:span text:style-name="T63">b</text:span>ezp.</text:p>
        </text:list-item>
        <text:list-item>
          <text:p text:style-name="P284"><text:span text:style-name="T53">Jádro plánu zvládání rizik</text:span><text:span text:style-name="T37">: pro každé identifikované riziko stanovit: JAK riziko zvládat, KTERÁ opatření jsou nutná, ČASový prostor pro implementaci, HLADINU akceptovatelného rizika</text:span><text:span text:style-name="T46"> </text:span></text:p>
        </text:list-item>
      </text:list>
      <text:p text:style-name="P1">6. Charakterizujte stručně účel: </text:p>
      <text:p text:style-name="P1"><text:tab/>a) <text:span text:style-name="T1">bezpečnostní</text:span> <text:span text:style-name="T1">funkce</text:span></text:p>
      <text:list xml:id="list6072212863105258357" text:style-name="L5">
        <text:list-item>
          <text:p text:style-name="P294">bezpečnostní funkce zabezpečuje <text:span text:style-name="T1">naplnění bezpečnostní politik</text:span><text:span text:style-name="T14">y</text:span>, tzn. zabezpečení uplatnění opatření definujících požadovanou úroveň akceptujících rizik</text:p>
        </text:list-item>
        <text:list-item>
          <text:p text:style-name="P294">funkce zabezpečující <text:span text:style-name="T1">naplnění bezpečnostního cíle</text:span></text:p>
        </text:list-item>
        <text:list-item>
          <text:p text:style-name="P295"><text:span text:style-name="T29">preventivní, heuristická, detekční, opravná</text:span> </text:p>
        </text:list-item>
      </text:list>
      <text:p text:style-name="P300"><text:span text:style-name="T47"><text:tab/></text:span><text:span text:style-name="T33">c) </text:span><text:span text:style-name="T47">bezpečnostní opatření</text:span></text:p>
      <text:list xml:id="list6498119597348205349" text:style-name="L6">
        <text:list-item>
          <text:p text:style-name="P285"><text:span text:style-name="T48">= </text:span><text:span text:style-name="T36">služba, požadovaná ochrana, relevantní jisté hrozbě, která riziko odstraňuje nebo alespoň snižuje </text:span><text:span text:style-name="T34">na akceptovatelnou hodnotu</text:span></text:p>
        </text:list-item>
        <text:list-item>
          <text:p text:style-name="P85">je kombinací <text:span text:style-name="T1">technol</text:span><text:span text:style-name="T17">o</text:span><text:span text:style-name="T1">gie</text:span>, <text:span text:style-name="T1">chování</text:span> a <text:span text:style-name="T1">procedury</text:span></text:p>
        </text:list-item>
      </text:list>
      <text:list xml:id="list6488803304298559386" text:style-name="L7">
        <text:list-item>
          <text:p text:style-name="P286"><text:span text:style-name="T34">opatření pro: katastrofická (plán realizace opatření), běžná (odpovědná osoba), zanedbatelná rizika (zvládnutelná rutinní</text:span><text:span text:style-name="T46">mi provozními procedurami)</text:span></text:p>
        </text:list-item>
        <text:list-item>
          <text:p text:style-name="P301"><text:span text:style-name="T46">t</text:span><text:span text:style-name="T32">echnická, řídící a organizační, provozní</text:span></text:p>
        </text:list-item>
      </text:list>
      <text:p text:style-name="P1"><text:tab/>b) <text:span text:style-name="T1">bezpečnostního</text:span> <text:span text:style-name="T1">mechanismu</text:span></text:p>
      <text:list xml:id="list2655917894313237595" text:style-name="L8">
        <text:list-item>
          <text:p text:style-name="P15">mechanismy, které vhodnou účinnou formou <text:span text:style-name="T1">implementují bezpečnostní opatření</text:span></text:p>
        </text:list-item>
        <text:list-item>
          <text:p text:style-name="P21">= metoda/technologie zajištění ochrany</text:p>
        </text:list-item>
        <text:list-item>
          <text:p text:style-name="P15">mechanismy administrativního, technického, logického, ... charakteru</text:p>
        </text:list-item>
        <text:list-item>
          <text:p text:style-name="P15">např. opatření řešící problém nepopiratelnosti: digitální podpis (mechanismus: asymetrická kryptografie)<text:line-break/>opatření řešící problém přístupu (mechanismus: fyz.klíče, identifikační karty, ...)</text:p>
        </text:list-item>
        <text:list-item>
          <text:p text:style-name="P213">algoritmický, administrativní, logický, fyzický</text:p>
        </text:list-item>
        <text:list-item>
          <text:p text:style-name="P86"><text:span text:style-name="T1">slabé</text:span> bezpečnostní mechanismy (proti náhodným útokům, amatérům), bezpečnostní mechanismy <text:span text:style-name="T1">střední</text:span> <text:span text:style-name="T1">síly</text:span> (proti úmyslným běžným útokům), <text:span text:style-name="T1">silné</text:span> bezpečnostní <text:soft-page-break/>mechanismy (proti profesionálům)</text:p>
        </text:list-item>
      </text:list>
      <text:p text:style-name="P215"/>
      <text:p text:style-name="P1">7. Definujte <text:span text:style-name="T1">důvěrnost</text:span> <text:span text:style-name="T1">bezpečnostního</text:span> <text:span text:style-name="T1">systému</text:span></text:p>
      <text:p text:style-name="P4">8. Definujte pojmy <text:span text:style-name="T1">autorizace </text:span>a <text:span text:style-name="T1">autentizace</text:span>.</text:p>
      <text:p text:style-name="P4"><text:span text:style-name="T1"><text:tab/>Autorizace:<text:tab/></text:span>povolení přístupu entity k aktivům (informacím, procedurám, funkcím)<text:line-break/><text:tab/><text:tab/><text:tab/><text:span text:style-name="T28">udělení oprávnění na výkon činnosti</text:span></text:p>
      <text:p text:style-name="P4"><text:tab/><text:span text:style-name="T1">Autentizace:<text:tab/></text:span>proces ověření, jestli je entita ve skutečnosti tou entitou, za kterou se vydává<text:line-break/><text:tab/><text:tab/><text:tab/><text:span text:style-name="T28">proces ověření identity entity</text:span></text:p>
      <text:p text:style-name="P20">9. Definujte <text:span text:style-name="T1">důvěryhodnou bezpečnostní politku</text:span></text:p>
      <text:list xml:id="list8184133197587488353" text:style-name="L9">
        <text:list-item>
          <text:p text:style-name="P287"><text:span text:style-name="T36">Bezpečnostní politika je </text:span><text:span text:style-name="T48">důvěryhodná</text:span><text:span text:style-name="T36">, jestliže se dodržováním bezpečnostní politiky prokazatelně dosáhne požadované úrovně ochrany aktiv.</text:span></text:p>
        </text:list-item>
        <text:list-item>
          <text:p text:style-name="P287"><text:span text:style-name="T36">Podmínka nutná pro vypracování důvěryhodné BP: Musíme znát a umět stanovit </text:span><text:span text:style-name="T48">bezpečnostní cíle</text:span><text:span text:style-name="T36"> a musíme znát a umět zvolit a implementovat </text:span><text:span text:style-name="T48">adekvátní opatření</text:span></text:p>
        </text:list-item>
        <text:list-item>
          <text:p text:style-name="P302"><text:span text:style-name="T32">Za dosaženou úroveň důvěryhodnosti lze vyslovit </text:span><text:span text:style-name="T47">záruku</text:span><text:span text:style-name="T32"> = certifikát poskytnutý důvěryhodnou třetí stranou</text:span></text:p>
        </text:list-item>
      </text:list>
      <text:p text:style-name="P217"/>
      <text:p text:style-name="P217"/>
      <text:p text:style-name="P83"><text:span text:style-name="T31">Bezpečnostní</text:span><text:span text:style-name="T30"> </text:span><text:span text:style-name="T31">politika<text:tab/></text:span><text:span text:style-name="T30">soubor pravidel specifikující účinný způsob uplatňování opatření potřebných pro dosažení požadované úrovně akceptovatelných rizik.</text:span></text:p>
      <text:list xml:id="list7699818724683634844" text:style-name="L10">
        <text:list-item>
          <text:p text:style-name="P84"><text:span text:style-name="T30">Stanovuje </text:span><text:span text:style-name="T31">bezpečnostní cíle: </text:span><text:span text:style-name="T30">CO chráníme a PROTI komu</text:span></text:p>
        </text:list-item>
        <text:list-item>
          <text:p text:style-name="P274">Určuje, jak se ochrana uplatňuje</text:p>
        </text:list-item>
      </text:list>
      <text:p text:style-name="P83"/>
      <text:p text:style-name="P217">Informační bezpečnost<text:tab/><text:span text:style-name="T19">je systématické udržování </text:span>dostupnosti<text:span text:style-name="T19">, </text:span>důvěrnosti <text:span text:style-name="T19">(ochrana před neautorizovaným zpřístupněním), </text:span>integrity<text:span text:style-name="T19"> infromací a relevantních informačních systémů v organizaci. Také </text:span>autenticity<text:span text:style-name="T19">, </text:span>zodpovědnosti<text:span text:style-name="T19">, </text:span>nepopíratelnosti<text:span text:style-name="T19"> a </text:span>spolehlivosti<text:span text:style-name="T19"> (bezporuchovosti).</text:span></text:p>
      <text:p text:style-name="P20"/>
      <text:p text:style-name="P217">Aplikační bezpečnost<text:span text:style-name="T19"><text:tab/>proces uplatňování opatření a měření na aplikační systémy organizace s cílem řízení rizik plynoucích z jejich používání</text:span></text:p>
      <text:p text:style-name="P83"/>
      <text:p text:style-name="P10">--<text:span text:style-name="T58">1a--</text:span></text:p>
      <text:p text:style-name="P23">Standardy</text:p>
      <text:p text:style-name="P83"/>
      <text:p text:style-name="P25">1. Základní a rozšiřující kritéria dle <text:span text:style-name="T1">OWASP</text:span></text:p>
      <text:p text:style-name="P26">2. <text:span text:style-name="T1">OWASP</text:span></text:p>
      <text:p text:style-name="P26"><text:soft-page-break/>3. Rozdílné a společné mezi <text:span text:style-name="T1">de facto </text:span>a <text:span text:style-name="T1">de jure</text:span>. Napište 3 mezinárodní de jure normy a uveďte oblast, ve které působí.</text:p>
      <text:p text:style-name="P26"><text:tab/>d<text:span text:style-name="T1">e facto standard</text:span></text:p>
      <text:list xml:id="list4392371244870613745" text:style-name="L11">
        <text:list-item>
          <text:p text:style-name="P27">standard vypracovaný v rámci jisté komunity, která si před jeho vydáním odsouhlasí, že standard odpovídá jí stanoveným cílům</text:p>
        </text:list-item>
        <text:list-item>
          <text:p text:style-name="P27">normy nejsou vydané oficiální organizací zaměřenou na vydávání standardů</text:p>
        </text:list-item>
        <text:list-item>
          <text:p text:style-name="P27">např. Dokumenty <text:span text:style-name="T1">RFC</text:span> (Request for comment) pro oblast internetu<text:line-break/><text:span text:style-name="T6">OWASP</text:span><text:span text:style-name="T59"> (The Open Web Application Security Project) – zlepšování bezpečnosti aplikačního software – bezpečné webové aplikace<text:line-break/></text:span><text:span text:style-name="T6">ISACA</text:span><text:span text:style-name="T59"> (Information Systems Audit and Control Association) – organizace auditorů výpočetních systémů</text:span></text:p>
          <text:p text:style-name="P87"><text:span text:style-name="T1">ISF</text:span> (Information Security Forum) – měření a vývoj praktik v inf. bezpečnosti</text:p>
        </text:list-item>
      </text:list>
      <text:p text:style-name="P26"><text:tab/><text:span text:style-name="T1">de jure standard</text:span></text:p>
      <text:list xml:id="list1575487154395667010" text:style-name="L12">
        <text:list-item>
          <text:p text:style-name="P28">„podle práva“</text:p>
        </text:list-item>
        <text:list-item>
          <text:p text:style-name="P28">úmluva schválená uznávanou institucí pověřenou tímto posláním</text:p>
        </text:list-item>
        <text:list-item>
          <text:p text:style-name="P28">standardy implicitně nejsou právně závazné, ale jistá právní norma může předepsat povinnost vyhovět standardu</text:p>
        </text:list-item>
        <text:list-item>
          <text:p text:style-name="P88"><text:span text:style-name="T1">ISO</text:span> (International Organization for Standardization) – univerzální oblast bez portfeje<text:line-break/><text:span text:style-name="T1">IEC</text:span> (International Electrotechnical Commission) – oblast elektroniky a elektrotechniky<text:line-break/><text:span text:style-name="T1">ITU</text:span> (International Telecommunications Union) – oblast komunikací<text:line-break/><text:span text:style-name="T1">IEEE</text:span> (Institute of Electrical and Electronics Engineers)</text:p>
        </text:list-item>
        <text:list-item>
          <text:p text:style-name="P88"><text:span text:style-name="T1">IEEE</text:span> standardy LAN (IEEE 802.xx)<text:line-break/><text:span text:style-name="T7">ISO/IEC 27001 </text:span><text:span text:style-name="T60">Information Security Management System – Requirements<text:line-break/></text:span><text:span text:style-name="T7">ISO/IEC 10118</text:span><text:span text:style-name="T60"> Hash Functions</text:span></text:p>
        </text:list-item>
      </text:list>
      <text:p text:style-name="P26"/>
      <text:p text:style-name="P26">4. Jak probíhá hodnocení pomocí OWASP?</text:p>
      <text:p text:style-name="P16"/>
      <text:p text:style-name="P10">--<text:span text:style-name="T61">2--</text:span></text:p>
      <text:p text:style-name="P36">Anatomie IT<text:line-break/></text:p>
      <text:p text:style-name="P47">A. Typy hrozeb, útočníků</text:p>
      <text:p text:style-name="P47"/>
      <text:p text:style-name="P47">B. Co je to <text:span text:style-name="T1">bezpečnostní cíl</text:span>?</text:p>
      <text:p text:style-name="P275">dosažení <text:s/>požadované minimální hladiny jistého rizika tak, aby se zajistila požadovaná úroveň informační bezpečnosti</text:p>
      <text:p text:style-name="P47"><text:soft-page-break/></text:p>
      <text:p text:style-name="P47">C. Klasifikace bezpečnostních opatření a bezpečnostních mechanismů</text:p>
      <text:p text:style-name="P47"/>
      <text:p text:style-name="P10">--<text:span text:style-name="T62">3--</text:span></text:p>
      <text:p text:style-name="P50">Standard opatření ISO/IEC 27002</text:p>
      <text:p text:style-name="P16"/>
      <text:p text:style-name="P276"/>
      <text:p text:style-name="P216"/>
      <text:p text:style-name="P11">--<text:span text:style-name="T62">4--</text:span></text:p>
      <text:p text:style-name="P37"><text:span text:style-name="T5">Řízení informační bezpečnosti </text:span><text:span text:style-name="T62">v organizace</text:span></text:p>
      <text:p text:style-name="P89"/>
      <text:p text:style-name="P89"><text:span text:style-name="T1">ISO/IEC 27014:2013 <text:tab/></text:span>Information technology – Security techniques – <text:span text:style-name="T1">Governance of information security</text:span></text:p>
      <text:p text:style-name="P48"/>
      <text:p text:style-name="P218">1. Generické role zaměstnanců v organizaci z pohledu bezpečnosti informací + kdo co dělá</text:p>
      <text:p text:style-name="P322"><text:span text:style-name="T1">Správní rada</text:span> (výkonný management + dozorčí rada)</text:p>
      <text:list xml:id="list3376643312027121344" text:style-name="L13">
        <text:list-item>
          <text:p text:style-name="P277">skupina odpovědných osob za plnění souladu činností organizace s jejími cíli</text:p>
        </text:list-item>
        <text:list-item>
          <text:p text:style-name="P277">určují strategie vymezující politiky řídící činnosti</text:p>
        </text:list-item>
      </text:list>
      <text:p text:style-name="P278"/>
      <text:p text:style-name="P278"><text:tab/><text:span text:style-name="T1">Výkonné <text:s/>vedení</text:span></text:p>
      <text:list xml:id="list8456574683777847233" text:style-name="L14">
        <text:list-item>
          <text:p text:style-name="P279">odpovědnost za implementaci strategií a politik pro dosažení cílů organizace</text:p>
        </text:list-item>
      </text:list>
      <text:p text:style-name="P278"/>
      <text:p text:style-name="P322">Nejvyšší výkonný management</text:p>
      <text:p text:style-name="P322"/>
      <text:p text:style-name="P322">Střední výkonný management</text:p>
      <text:p text:style-name="P323"/>
      <text:p text:style-name="P323">1. <text:span text:style-name="T1">Řídící výbor</text:span> <text:span text:style-name="T64">(resp. bezpečnostní architekt)</text:span></text:p>
      <text:list xml:id="list6518433150356716052" text:style-name="L15">
        <text:list-item>
          <text:p text:style-name="P311"><text:span text:style-name="T1">stanovení cílů IB </text:span>v organizaci</text:p>
        </text:list-item>
        <text:list-item>
          <text:p text:style-name="P311">odsouhlasení specifických rolí a odpovědností (pro dosažení požadované úrovně IB)</text:p>
        </text:list-item>
        <text:list-item>
          <text:p text:style-name="P311">posuzování <text:span text:style-name="T1">adekvátnosti opatření </text:span>a <text:span text:style-name="T1">koordinování implementací </text:span>opatření</text:p>
        </text:list-item>
        <text:list-item>
          <text:p text:style-name="P311">posuzování <text:span text:style-name="T1">významu bezpečnostních incidentů</text:span></text:p>
        </text:list-item>
        <text:list-item>
          <text:p text:style-name="P311"><text:span text:style-name="T1">posuzování a schvalování BP</text:span>, vymezení <text:span text:style-name="T1">oblasti působení ISMS</text:span></text:p>
        </text:list-item>
        <text:list-item>
          <text:p text:style-name="P311">postarání se o dostatečné <text:span text:style-name="T1">zdroje pro ISMS</text:span></text:p>
          <text:p text:style-name="P311"/>
        </text:list-item>
      </text:list>
      <text:p text:style-name="P323">2. <text:span text:style-name="T1">Manažer informační bezpečnosti </text:span>(CISO)</text:p>
      <text:list xml:id="list6852259402779462378" text:style-name="L16">
        <text:list-item>
          <text:p text:style-name="P312"><text:span text:style-name="T1">spoluvytváří BP</text:span> s řídícím výborem, určuje její cíle a strategie</text:p>
        </text:list-item>
        <text:list-item>
          <text:p text:style-name="P312">provádí <text:span text:style-name="T1">iniciální posouzení rizik</text:span></text:p>
        </text:list-item>
        <text:list-item>
          <text:p text:style-name="P312"><text:span text:style-name="T1">instruuje řídící výbor</text:span> o aktuálních hrozbách</text:p>
        </text:list-item>
        <text:list-item>
          <text:p text:style-name="P312">i<text:span text:style-name="T1">dentifikuje změny rizik </text:span>a zajišťuje odpovídající reakce</text:p>
        </text:list-item>
        <text:list-item>
          <text:p text:style-name="P312">pro jednotlivé cíle <text:span text:style-name="T1">vybírá opatřen</text:span><text:span text:style-name="T15">í</text:span> a kontroluje, aby tyto cíle byly implementací opatření dosaženy</text:p>
        </text:list-item>
        <text:list-item>
          <text:p text:style-name="P312"><text:span text:style-name="T1">vypracovává zprávy</text:span> o bezpečnostních incidentech, a řídí reakce na ně</text:p>
        </text:list-item>
        <text:list-item>
          <text:p text:style-name="P312">průběžně <text:span text:style-name="T1">provádí posuzování kvality</text:span> ISMS</text:p>
        </text:list-item>
      </text:list>
      <text:p text:style-name="P323"/>
      <text:p text:style-name="P323"><text:soft-page-break/>3. <text:span text:style-name="T1">Oddělení IT</text:span> odpovídá za:</text:p>
      <text:list xml:id="list1280934743024870742" text:style-name="L17">
        <text:list-item>
          <text:p text:style-name="P313">zajištění <text:span text:style-name="T1">výkonu bezpečnostních opatření </text:span>systémů, za které odpovídají</text:p>
        </text:list-item>
        <text:list-item>
          <text:p text:style-name="P313">bezpečnost serveroven, ...</text:p>
        </text:list-item>
        <text:list-item>
          <text:p text:style-name="P313">s<text:span text:style-name="T1">polupráce při identifikaci hrozeb</text:span>, hodnocení rizik, řízení projektů, r<text:span text:style-name="T64">e</text:span>vizí, výkon zpravodajství</text:p>
        </text:list-item>
      </text:list>
      <text:p text:style-name="P323"/>
      <text:p text:style-name="P323">4. <text:span text:style-name="T1">Lokální administrátoři/správci systémů</text:span> odpovídají za:</text:p>
      <text:list xml:id="list2517025862221529995" text:style-name="L18">
        <text:list-item>
          <text:p text:style-name="P314">registrace a rušení – <text:span text:style-name="T18">správa </text:span><text:span text:style-name="T1">uživatelů</text:span> systémů</text:p>
        </text:list-item>
        <text:list-item>
          <text:p text:style-name="P315">monitorování systémů</text:p>
        </text:list-item>
        <text:list-item>
          <text:p text:style-name="P314">příprava <text:span text:style-name="T1">bezpečnostních postupů </text:span>(procedur)</text:p>
        </text:list-item>
        <text:list-item>
          <text:p text:style-name="P314">zálohování dat</text:p>
        </text:list-item>
        <text:list-item>
          <text:p text:style-name="P314">navrhování <text:span text:style-name="T1">aplikační bezpečnosti</text:span>, implementace vnitřních opatření<text:line-break/></text:p>
        </text:list-item>
      </text:list>
      <text:p text:style-name="P323"><text:tab/>a) <text:span text:style-name="T1">Správci systémů</text:span> odpovídají (na úrovni systému) za:</text:p>
      <text:list xml:id="list6762596309465624979" text:style-name="L19">
        <text:list-item>
          <text:p text:style-name="P316">identifikaci hrozeb, hodnocení rizik, implementaci vybraných opatření, bezpečné konfigurování systémů</text:p>
        </text:list-item>
        <text:list-item>
          <text:p text:style-name="P316">nastavování <text:span text:style-name="T1">systémů správy uživatelů</text:span> (ID, hesla)</text:p>
        </text:list-item>
        <text:list-item>
          <text:p text:style-name="P316">nastavování <text:span text:style-name="T1">monitorování</text:span> bezpečnosti systémů</text:p>
        </text:list-item>
        <text:list-item>
          <text:p text:style-name="P316"><text:span text:style-name="T1">aktualizování</text:span> a <text:span text:style-name="T1">testování</text:span> plánů zachovánní činnosti organizace</text:p>
        </text:list-item>
      </text:list>
      <text:p text:style-name="P326"/>
      <text:p text:style-name="P323"><text:tab/>b) <text:span text:style-name="T1">Správci sítí </text:span>(na úrovni domény nebo samostatné sítě) za:</text:p>
      <text:list xml:id="list7450209598121117852" text:style-name="L20">
        <text:list-item>
          <text:p text:style-name="P317">identifikaci hrozeb, hodnocení rizik, implementaci vybraných síťových opatření, bezpečné konfigurování sítí</text:p>
        </text:list-item>
        <text:list-item>
          <text:p text:style-name="P317">nastavování <text:span text:style-name="T1">bezpečnostních procedur</text:span></text:p>
        </text:list-item>
        <text:list-item>
          <text:p text:style-name="P317"><text:span text:style-name="T1">udržování</text:span> a <text:span text:style-name="T1">testování</text:span> plánů obnovy sítě</text:p>
        </text:list-item>
      </text:list>
      <text:p text:style-name="P326"/>
      <text:p text:style-name="P323"><text:tab/>c) <text:span text:style-name="T1">Správci areálu </text:span>odpovídají za:</text:p>
      <text:list xml:id="list8346681212378919932" text:style-name="L21">
        <text:list-item>
          <text:p text:style-name="P318">identifikaci hrozeb, hodnocení rizik, implementaci vybraných fyzických opatření</text:p>
        </text:list-item>
        <text:list-item>
          <text:p text:style-name="P318">detekci a likvidaci požáru, veřejné služby (plyn, elektřina) a jejich zálohování, dodávky a expedice</text:p>
        </text:list-item>
        <text:list-item>
          <text:p text:style-name="P318">nastavení <text:span text:style-name="T1">bezpečnostních procedur</text:span></text:p>
        </text:list-item>
        <text:list-item>
          <text:p text:style-name="P318"><text:span text:style-name="T1">udržování</text:span> a <text:span text:style-name="T1">testování</text:span> plánů udržování činnosti areálu</text:p>
        </text:list-item>
      </text:list>
      <text:p text:style-name="P326"/>
      <text:p text:style-name="P324"><text:tab/>d) uživatelé IT musí znát a dodržovat politiku informační bezpečnosti organizace</text:p>
      <text:p text:style-name="P327"/>
      <text:p text:style-name="P325"><text:tab/>e) třetí strany mají odpovědnost za stanovy ve smlouvě a mají znát bezpečnostní <text:tab/><text:tab/>procedury a praktiky organizace</text:p>
      <text:p text:style-name="P216"/>
      <text:p text:style-name="P51">A. Co musí být splněno, aby uplatnění nástrojů podle ISO/IEC 27002 bylo úspěšné?</text:p>
      <text:list xml:id="list5113571192453704926" text:style-name="L22">
        <text:list-item>
          <text:p text:style-name="P52">Má být vypracovaná <text:span text:style-name="T1">bezpečnostní politika</text:span></text:p>
        </text:list-item>
        <text:list-item>
          <text:p text:style-name="P52"><text:span text:style-name="T1">management </text:span>na všech úrovních má tuto <text:span text:style-name="T1">politiku prosazovat</text:span></text:p>
        </text:list-item>
        <text:list-item>
          <text:p text:style-name="P52">má být implementovaný <text:span text:style-name="T1">měřící systém</text:span></text:p>
        </text:list-item>
      </text:list>
      <text:p text:style-name="P216"/>
      <text:p text:style-name="P219">Řízení informační bezpečnosti<text:span text:style-name="T19"> musí:</text:span></text:p>
      <text:list xml:id="list5680531148366283192" text:style-name="L23">
        <text:list-item>
          <text:p text:style-name="P220"><text:span text:style-name="T19">sladit cíle a strategie inf. bezp. s </text:span>podnikatelskými cíli <text:span text:style-name="T19">a strategiemi</text:span></text:p>
        </text:list-item>
        <text:list-item>
          <text:p text:style-name="P220"><text:soft-page-break/><text:span text:style-name="T19">dodržovat </text:span>legislativu<text:span text:style-name="T19">, </text:span>smlouvy</text:p>
        </text:list-item>
        <text:list-item>
          <text:p text:style-name="P220"><text:span text:style-name="T19">využívat výsledky </text:span>řízení rizik<text:span text:style-name="T19"> (jak silné a nákladné zabezpečení je přijatelné) a být podporováno </text:span>vnitřním řídícím a kontrolním systémem</text:p>
        </text:list-item>
      </text:list>
      <text:p text:style-name="P219"/>
      <text:p text:style-name="P219">Zásady řízení informační bezpečnosti organizace</text:p>
      <text:list xml:id="list8210527746749902677" text:style-name="L24">
        <text:list-item>
          <text:p text:style-name="P90">informační bezpečnost se zavádí v rámci <text:span text:style-name="T1">celé organizace</text:span></text:p>
        </text:list-item>
        <text:list-item>
          <text:p text:style-name="P90">zavedení informační bezpečnosti vychází <text:span text:style-name="T1">z výstupů procesů řízení rizik</text:span></text:p>
        </text:list-item>
        <text:list-item>
          <text:p text:style-name="P221">investiční strategie<text:span text:style-name="T19"> inf. bezp. je dána podnikatelskými cíli organizace</text:span></text:p>
        </text:list-item>
        <text:list-item>
          <text:p text:style-name="P221"><text:span text:style-name="T19">musí být zajištěna </text:span>shoda s interními <text:span text:style-name="T19">a </text:span>externími <text:span text:style-name="T19">požadavky</text:span></text:p>
        </text:list-item>
        <text:list-item>
          <text:p text:style-name="P221">hodnocení výkonnosti <text:span text:style-name="T19">informační bezpečnosti musí sledovat </text:span>cíle podnikatelských činností</text:p>
        </text:list-item>
        <text:list-item>
          <text:p text:style-name="P90">musí se podporovat prostředí <text:span text:style-name="T1">s pozitivním přístupem </text:span>k informační bezpečnosti</text:p>
        </text:list-item>
      </text:list>
      <text:p text:style-name="P11"/>
      <text:p text:style-name="P11">--<text:span text:style-name="T62">5--</text:span></text:p>
      <text:p text:style-name="P37"><text:span text:style-name="T62">Řízení reakcí na </text:span><text:span text:style-name="T5">bezpečnostní incidenty</text:span><text:line-break/></text:p>
      <text:p text:style-name="P48">1. Popsat 3 fáze reakce na útok (na detekovanou hrozbu)</text:p>
      <text:list xml:id="list1058224361304309466" text:style-name="L25">
        <text:list-item>
          <text:p text:style-name="P91">reakce je v plné odpovědnosti ISIRT</text:p>
        </text:list-item>
      </text:list>
      <text:list xml:id="list2873148160354569882" text:style-name="L26">
        <text:list-item>
          <text:p text:style-name="P92"><text:span text:style-name="T1">Iniciální</text:span> reakce</text:p>
        </text:list-item>
      </text:list>
      <text:list xml:id="list3703139726711253161" text:style-name="L27">
        <text:list-item>
          <text:p text:style-name="P93"><text:span text:style-name="T1">identifikace</text:span> <text:span text:style-name="T1">akcí</text:span> reakce na konkrétní incident</text:p>
        </text:list-item>
        <text:list-item>
          <text:p text:style-name="P93"><text:span text:style-name="T1">minimalizace nepříznivých dopadů </text:span>(odstavení napadených aktiv + informování managementu IT + identifikace zdroje útoku)</text:p>
        </text:list-item>
      </text:list>
      <text:list xml:id="list90151160395145" text:continue-list="list2873148160354569882" text:style-name="L26">
        <text:list-item>
          <text:p text:style-name="P92"><text:span text:style-name="T1">Klasifikace</text:span> <text:span text:style-name="T1">incidentu</text:span>, rozhodnutí o <text:span text:style-name="T1">závažnosti</text:span></text:p>
        </text:list-item>
      </text:list>
      <text:list xml:id="list7636431091260559666" text:style-name="L28">
        <text:list-item>
          <text:p text:style-name="P94">případné spuštění akcí podle připraveného <text:span text:style-name="T1">krizového</text:span> <text:span text:style-name="T1">plánu</text:span></text:p>
        </text:list-item>
      </text:list>
      <text:list xml:id="list90151353661888" text:continue-list="list90151160395145" text:style-name="L26">
        <text:list-item>
          <text:p text:style-name="P92"><text:span text:style-name="T1">Finální</text:span> <text:span text:style-name="T1">reakce</text:span> po iniciálním zvládnutí incidentu</text:p>
        </text:list-item>
      </text:list>
      <text:list xml:id="list8060692049496445526" text:style-name="L29">
        <text:list-item>
          <text:p text:style-name="P95"><text:span text:style-name="T1">obnova</text:span> normální funkce napadeného systému, služby, sítě</text:p>
        </text:list-item>
        <text:list-item>
          <text:p text:style-name="P95">vypracování <text:span text:style-name="T1">záznamu</text:span> o incidentu a reakci</text:p>
        </text:list-item>
      </text:list>
      <text:p text:style-name="P96"/>
      <text:p text:style-name="P48">2. Popsat <text:span text:style-name="T1">generické k</text:span><text:span text:style-name="T16">ro</text:span><text:span text:style-name="T1">ky</text:span> reakce na výskyt bezpečnostního incidentu</text:p>
      <text:list xml:id="list2806821268594996041" text:style-name="L30">
        <text:list-item>
          <text:p text:style-name="P222">Plán a příprava</text:p>
        </text:list-item>
      </text:list>
      <text:list xml:id="list3015096681145776914" text:style-name="L31">
        <text:list-item>
          <text:p text:style-name="P97">vypracování <text:span text:style-name="T1">politky správy bezp. incidentů</text:span> a její odsouhlasení vrcholovým vedením</text:p>
        </text:list-item>
        <text:list-item>
          <text:p text:style-name="P97"><text:span text:style-name="T1">aktualizace politik IB </text:span>a řízení rizik</text:p>
        </text:list-item>
        <text:list-item>
          <text:p text:style-name="P97"><text:span text:style-name="T1">ustanovení ISIRT</text:span> a její začlenění</text:p>
        </text:list-item>
        <text:list-item>
          <text:p text:style-name="P97">seznamovací <text:span text:style-name="T1">školení</text:span> a <text:span text:style-name="T1">tréningy</text:span></text:p>
        </text:list-item>
        <text:list-item>
          <text:p text:style-name="P97"><text:soft-page-break/><text:span text:style-name="T1">testování</text:span> <text:span text:style-name="T1">systému</text:span> řízení incidentů</text:p>
        </text:list-item>
      </text:list>
      <text:list xml:id="list90151878365764" text:continue-list="list2806821268594996041" text:style-name="L30">
        <text:list-item>
          <text:p text:style-name="P98"><text:span text:style-name="T1">Detekce</text:span> a vypracování <text:span text:style-name="T1">zprávy</text:span> o bezpečnostní události</text:p>
        </text:list-item>
        <text:list-item>
          <text:p text:style-name="P98"><text:span text:style-name="T1">Posouzení</text:span> <text:span text:style-name="T1">události</text:span> a vydání <text:span text:style-name="T1">rozhodnutí o incidentu</text:span></text:p>
        </text:list-item>
        <text:list-item>
          <text:p text:style-name="P98"><text:span text:style-name="T1">Reakce</text:span> na incident <text:span text:style-name="T65">(3-kroková)</text:span></text:p>
        </text:list-item>
        <text:list-item>
          <text:p text:style-name="P98"><text:span text:style-name="T1">Poučení</text:span> z <text:span text:style-name="T1">incidentu</text:span></text:p>
        </text:list-item>
      </text:list>
      <text:list xml:id="list7949683037266260780" text:style-name="L32">
        <text:list-item>
          <text:p text:style-name="P99">hlubší vyšetřování</text:p>
        </text:list-item>
        <text:list-item>
          <text:p text:style-name="P99">identifikace potřebného vylepšení (v inf. bezp., ohodnocování rizik, atd.)</text:p>
        </text:list-item>
      </text:list>
      <text:p text:style-name="P48"/>
      <text:p text:style-name="P48">3. Popište vhodný<text:span text:style-name="T1"> diagram reakce na bezpečnostní událost</text:span></text:p>
      <text:list xml:id="list6309931319671789202" text:style-name="L33">
        <text:list-item>
          <text:p text:style-name="P223">Detekce a reportování</text:p>
        </text:list-item>
      </text:list>
      <text:list xml:id="list2829137942204981670" text:style-name="L34">
        <text:list-item>
          <text:p text:style-name="P100"><text:span text:style-name="T1">detekce</text:span> bezpečnostní události</text:p>
        </text:list-item>
        <text:list-item>
          <text:p text:style-name="P100">informování – <text:span text:style-name="T1">reportování</text:span> standardizovaným <text:span text:style-name="T1">formulářem</text:span> – popíše bezpečnostní událost tak, jak ji vidí</text:p>
        </text:list-item>
        <text:list-item>
          <text:p text:style-name="P100">jestliže exituje <text:span text:style-name="T1">Point</text:span> <text:span text:style-name="T1">of Contact </text:span>(24/7): předává se ta zpráva jim<text:line-break/>pokud neexistuje PoC, tak se <text:span text:style-name="T1">zpráva předává ISIRT</text:span>u</text:p>
        </text:list-item>
      </text:list>
      <text:list xml:id="list90151940658090" text:continue-list="list6309931319671789202" text:style-name="L33">
        <text:list-item>
          <text:p text:style-name="P223">Ohodnocení a rozhodnutí</text:p>
        </text:list-item>
      </text:list>
      <text:list xml:id="list7667616746186163633" text:style-name="L35">
        <text:list-item>
          <text:p text:style-name="P101">pokud existuje PoC, tak šetří práci kvalifikovaným ISIRTu, pokud se o události dá jednoznačně rozhodnout, <text:span text:style-name="T1">jestli je bezpečnostním incidentem </text:span>nebo ne; pokud si není jistý, tak to taky předávání</text:p>
        </text:list-item>
        <text:list-item>
          <text:p text:style-name="P101"><text:span text:style-name="T1">ISIRT posoudí</text:span>, jestli jde o planý poplach nebo jestli je to incident</text:p>
        </text:list-item>
      </text:list>
      <text:list xml:id="list90152596237825" text:continue-list="list90151940658090" text:style-name="L33">
        <text:list-item>
          <text:p text:style-name="P223">Reakce</text:p>
        </text:list-item>
      </text:list>
      <text:list xml:id="list5490534551112759535" text:style-name="L36">
        <text:list-item>
          <text:p text:style-name="P102">pokud se posoudí, že jde o bezp. incident a samotný <text:span text:style-name="T1">ISIRT </text:span>to nezvládá, tak se nasadí <text:span text:style-name="T1">činnost super školeného bezpečnostního týmu </text:span>– spuštění procesů podle předem připraveného <text:span text:style-name="T1">krizového plánu</text:span></text:p>
        </text:list-item>
        <text:list-item>
          <text:p text:style-name="P224">zdokumentuje se</text:p>
        </text:list-item>
      </text:list>
      <text:list xml:id="list90151904932417" text:continue-list="list90152596237825" text:style-name="L33">
        <text:list-item>
          <text:p text:style-name="P223">Vylepšení</text:p>
        </text:list-item>
      </text:list>
      <text:p text:style-name="P103"/>
      <text:p text:style-name="P103"/>
      <text:p text:style-name="P51">A. Bezpečnostní událost, bezpečnostní incidentech</text:p>
      <text:p text:style-name="P225">Bezpečnostní událost<text:span text:style-name="T19"><text:tab/>identifikovaná událost ve stavu systému, služby nebo sítě indikující možné porušení politiky informační bezpečnosti / selhání opatřené / vznik neznámé situace</text:span></text:p>
      <text:p text:style-name="P225">Bezpečnostní incident<text:span text:style-name="T19"><text:tab/>nežádoucí nebo neočekávaná bezpečností událost ohrožující podnikatelské čínnosti a informační bezpečnosti</text:span></text:p>
      <text:p text:style-name="P225"/>
      <text:p text:style-name="P51">B. Aktivity správy reakcí na bezp. incident </text:p>
      <text:list xml:id="list478308931191922885" text:style-name="L37">
        <text:list-item>
          <text:p text:style-name="P226"><text:soft-page-break/>primární cíl<text:span text:style-name="T19">: minimalizovat přímý negativní dopad = zastavení účinku útoku a šíření škody + likvi</text:span><text:span text:style-name="T24">d</text:span><text:span text:style-name="T19">ace/odstavení zdroje útoku</text:span></text:p>
        </text:list-item>
        <text:list-item>
          <text:p text:style-name="P226">sekundární cíl<text:span text:style-name="T19">: poučení z výskytu incidentu, zefektivnění ochran = analýza incidentu a vypracování zprávy + podrobné zkoumání incidentu, příčiny, atd. </text:span></text:p>
        </text:list-item>
      </text:list>
      <text:p text:style-name="P51"/>
      <text:p text:style-name="P51">C. Typy útoků</text:p>
      <text:list xml:id="list7259221128707828501" text:style-name="L38">
        <text:list-item>
          <text:p text:style-name="P227">Přímé útoky<text:span text:style-name="T19">: Denial of Service, Unauthorised access, Malicious software, </text:span><text:span text:style-name="T23">Inappropriate usage</text:span></text:p>
        </text:list-item>
        <text:list-item>
          <text:p text:style-name="P228">Nepřímé útoky<text:span text:style-name="T19">: sběr informací (identifikace potenciálních cílů útoků, porozumění službám)</text:span></text:p>
        </text:list-item>
      </text:list>
      <text:p text:style-name="P104"/>
      <text:p text:style-name="P225">ISIRT<text:tab/><text:tab/><text:span text:style-name="T19">Information Security Incident Response Team</text:span></text:p>
      <text:p text:style-name="P51"><text:tab/><text:tab/>tým řešící řízení/správu bezpečnostních incidentů</text:p>
      <text:p text:style-name="P51"/>
      <text:p text:style-name="P51"/>
      <text:p text:style-name="P51"/>
      <text:p text:style-name="P12">--<text:span text:style-name="T66">6--</text:span></text:p>
      <text:p text:style-name="P38"><text:span text:style-name="T8">Řízení rizik</text:span><text:line-break/></text:p>
      <text:p text:style-name="P54">9. Napiš <text:span text:style-name="T1">6 fází správy rizik</text:span></text:p>
      <text:list xml:id="list1340587400797465907" text:style-name="L39">
        <text:list-item>
          <text:p text:style-name="P105"><text:span text:style-name="T1">Ustanovení kontextu</text:span>, stanovení oblasti, <text:span text:style-name="T1">kritérií pro vyhodnocování</text:span>, odpovědných rolí za řízení rizik, atd.</text:p>
        </text:list-item>
        <text:list-item>
          <text:p text:style-name="P229">Ohodnocení rizik<text:span text:style-name="T19"><text:tab/>získání informací pro účinné určení opatření potřebných ke změně rizik na přijatelnou úroveň pomocí procesů</text:span></text:p>
        </text:list-item>
      </text:list>
      <text:list xml:id="list3745333532378526598" text:style-name="L40">
        <text:list-item>
          <text:p text:style-name="P106">Identifikace rizik</text:p>
        </text:list-item>
        <text:list-item>
          <text:p text:style-name="P106">Analýza rizik (určení velikosti rizik)</text:p>
        </text:list-item>
        <text:list-item>
          <text:p text:style-name="P106">Vyhodnocování rizik (určení úrovní rizik porovnáním vůči stanoveným kritériím)</text:p>
        </text:list-item>
      </text:list>
      <text:list xml:id="list90152510221026" text:continue-list="list1340587400797465907" text:style-name="L39">
        <text:list-item>
          <text:p text:style-name="P229">Zvládnutí rizik<text:tab/><text:span text:style-name="T19">proces modifikující rizika, </text:span>výběr a implementace opatření <text:span text:style-name="T19">snižující rizika</text:span></text:p>
        </text:list-item>
        <text:list-item>
          <text:p text:style-name="P229">Akceptace rizik<text:tab/><text:span text:style-name="T19">rozhodování o přijatelnosti rizika dle stanovených kritérií</text:span></text:p>
        </text:list-item>
        <text:list-item>
          <text:p text:style-name="P229">Informování o rizicích<text:tab/><text:span text:style-name="T19">sdělení informace o rizicích všem, kdo může rizika ovlivnit či být riziky ovlivněn</text:span></text:p>
        </text:list-item>
        <text:list-item>
          <text:p text:style-name="P229">Monitorování a přezkoumávání rizik a procesu řízení rizik</text:p>
        </text:list-item>
      </text:list>
      <text:p text:style-name="P54"/>
      <text:p text:style-name="P55">1. Popsat elementární kroky <text:span text:style-name="T1">procesu ohodnocení rizik </text:span><text:span text:style-name="T67">(</text:span><text:span text:style-name="T1">vstupy </text:span>a <text:span text:style-name="T1">výstupy </text:span>jednotlivých fází<text:span text:style-name="T67">)</text:span></text:p>
      <text:list xml:id="list4823865840649402672" text:style-name="L41">
        <text:list-item>
          <text:p text:style-name="P112"><text:soft-page-break/><text:span text:style-name="T1">ohodnocení rizik </text:span>= získání info pro účinné určení opatření potřebných ke změně rizik na přijatelnou úroveň pomocí procesů:</text:p>
        </text:list-item>
      </text:list>
      <text:list xml:id="list8430620199570734483" text:style-name="L42">
        <text:list-item>
          <text:p text:style-name="P230">Identifikace rizik<text:tab/><text:span text:style-name="T25">cílem je určit, co by mohlo způsobit škodu, a pochopit jak, kde a proč může ke škodě dojít</text:span></text:p>
        </text:list-item>
      </text:list>
      <text:list xml:id="list5997210814775786393" text:style-name="L43">
        <text:list-item>
          <text:p text:style-name="P113">identifikace aktiv (seznam aktiv se souvisejícími podnikatelskými procesy)</text:p>
        </text:list-item>
        <text:list-item>
          <text:p text:style-name="P113">identifikace zranitelností (výčtový seznam potenciálních zranitelností)</text:p>
        </text:list-item>
        <text:list-item>
          <text:p text:style-name="P113">identifikace hrozeb (seznam hrozeb pro dané zranitelnosti s potenciálním útočníkem)</text:p>
        </text:list-item>
        <text:list-item>
          <text:p text:style-name="P113">identifikace dopadů útoku, škod (soubor scénářů útoků ilustrujících jak daná hrozba využije jistou zranitelnost)</text:p>
        </text:list-item>
        <text:list-item>
          <text:p text:style-name="P113">identifikace existujících a již plánovaných opatření (seznam opatření a stavu jejich používání)</text:p>
        </text:list-item>
      </text:list>
      <text:list xml:id="list90151295411872" text:continue-list="list8430620199570734483" text:style-name="L42">
        <text:list-item>
          <text:p text:style-name="P114"><text:span text:style-name="T1">Analýza rizik</text:span> (určení velikosti rizik)</text:p>
        </text:list-item>
      </text:list>
      <text:list xml:id="list1337389937283844928" text:style-name="L44">
        <text:list-item>
          <text:p text:style-name="P115">na počátku <text:span text:style-name="T1">kvalitativní analýza rizik</text:span> (škálování – kategorizace)</text:p>
        </text:list-item>
        <text:list-item>
          <text:p text:style-name="P115"><text:span text:style-name="T1">kvantitativní analýza</text:span> pouze pro hlavní rizika (součiny pravděpodobností útoku a výše škody)</text:p>
        </text:list-item>
        <text:list-item>
          <text:p text:style-name="P115"><text:span text:style-name="T1">posouzení dopadů</text:span> (<text:span text:style-name="T67">V:</text:span>seznam škod pro jednotlivé scénaře útoků vyjádřené ve škálovací stupnici dopadů)</text:p>
        </text:list-item>
        <text:list-item>
          <text:p text:style-name="P115">posouzení <text:span text:style-name="T1">pravděpodobnosti výskytu</text:span> pro jednotlivé scénáře útoku (kvalitativně/kvantitativně) <text:span text:style-name="T76">(V: škálovací stupnice pravděpodobnosti výskytu)</text:span></text:p>
        </text:list-item>
      </text:list>
      <text:list xml:id="list90150658455977" text:continue-list="list90151295411872" text:style-name="L42">
        <text:list-item>
          <text:p text:style-name="P114"><text:span text:style-name="T1">Vyhodnocení, evaluace rizik</text:span> (porovnáním vůči stanoveným kritériím)</text:p>
        </text:list-item>
      </text:list>
      <text:list xml:id="list5154540979091714159" text:style-name="L45">
        <text:list-item>
          <text:p text:style-name="P116">VSTUP: pravděpodobnosti uplatnění hrozeb, hodnoty dopadů<text:line-break/>VÝSTUP: rizika a související úrovně rizik – seznam rizik prioritně řazen</text:p>
        </text:list-item>
        <text:list-item>
          <text:p text:style-name="P116">metodika vyhodnocování rizik: stanovení úrovní rizik podle pravděpodobnosti útoku a velikosti dopadu</text:p>
        </text:list-item>
      </text:list>
      <text:p text:style-name="P303"/>
      <text:list xml:id="list90151588958751" text:continue-numbering="true" text:style-name="L45">
        <text:list-item>
          <text:p text:style-name="P319">výstupem ohodnocení rizik je:</text:p>
          <text:list>
            <text:list-item>
              <text:p text:style-name="P117">prioritně řazený <text:span text:style-name="T1">seznam ohodnocených rizik</text:span></text:p>
            </text:list-item>
            <text:list-item>
              <text:p text:style-name="P231">Prohlášení o aplikovatelnosti<text:span text:style-name="T19"> (Statetement of Aplication) vhodných opatření řešících snižování / eliminaci ohodnocených rizik</text:span></text:p>
            </text:list-item>
          </text:list>
        </text:list-item>
      </text:list>
      <text:p text:style-name="P54"/>
      <text:p text:style-name="P54">6. Popište <text:span text:style-name="T1">metodologie ohodnocení rizik</text:span></text:p>
      <text:list xml:id="list2736761352318486169" text:style-name="L46">
        <text:list-item>
          <text:p text:style-name="P118"><text:span text:style-name="T1">elementární </text:span>ohodnocení rizik: převzetí opatření na základě analgoie podobných systémů a všeobecných standardů</text:p>
        </text:list-item>
        <text:list-item>
          <text:p text:style-name="P232">neformální<text:span text:style-name="T19"> ohodnocení rizik: ohodnocení rizik na základě znalosti jednotlivců – odborníků </text:span><text:soft-page-break/><text:span text:style-name="T19">na bezpečnosti (interních/externích) bez použití standardních strukturovaných metod a nástrojů</text:span></text:p>
        </text:list-item>
        <text:list-item>
          <text:p text:style-name="P232">detailní (formální)<text:span text:style-name="T19"> ohodnocení rizik: ohodnocení rizik standardními strukturovanými metodami a nástroji ve všech fázích (identifikace aktiv, identifikace zranitelných míst ... )</text:span></text:p>
        </text:list-item>
        <text:list-item>
          <text:p text:style-name="P232">kombinované<text:span text:style-name="T19"> ohodnocení rizik: podle potřeby se použije elementární/neformální/detailní ohodnocení rizik</text:span></text:p>
        </text:list-item>
      </text:list>
      <text:p text:style-name="P303"/>
      <text:p text:style-name="P54">10. Popište <text:span text:style-name="T1">čtyři strategie analýzy rizik</text:span></text:p>
      <text:p text:style-name="P54"><text:span text:style-name="T1"><text:tab/></text:span><text:span text:style-name="T67">volba metodologie provedení musí být konzistentní se zvolenými kritérii hodnocení rizik</text:span></text:p>
      <text:list xml:id="list7988868812798688059" text:style-name="L47">
        <text:list-item>
          <text:p text:style-name="P119"><text:span text:style-name="T1">Kvalitativní analýza </text:span>rizik</text:p>
        </text:list-item>
      </text:list>
      <text:list xml:id="list7665735764926280163" text:style-name="L48">
        <text:list-item>
          <text:p text:style-name="P120">obvykle iniciální analýza pro získání přehledu a indikace hlavních rizik</text:p>
        </text:list-item>
        <text:list-item>
          <text:p text:style-name="P120"><text:span text:style-name="T1">báze</text:span>: <text:span text:style-name="T1">tabulky</text:span> uvádějící pro<text:span text:style-name="T1"> každé aktivum</text:span> identifikace vlastníků, hrozeb, zranitelností, dopadů, ...</text:p>
        </text:list-item>
        <text:list-item>
          <text:p text:style-name="P120">používají se <text:span text:style-name="T1">škály</text:span> pro odhad <text:span text:style-name="T1">potenciálních</text:span> <text:span text:style-name="T1">škod</text:span> a odhad <text:span text:style-name="T1">frekvencí</text:span> <text:span text:style-name="T1">výskytu</text:span> <text:span text:style-name="T1">útoků</text:span></text:p>
        </text:list-item>
        <text:list-item>
          <text:p text:style-name="P120">+ nepoužívá se numerické vyjádření pravd., získává se <text:span text:style-name="T1">hodnota</text:span> <text:span text:style-name="T1">priority</text:span> rizika</text:p>
        </text:list-item>
        <text:list-item>
          <text:p text:style-name="P120">- neposkytuje konkrétně měřitelné míry dopadů = <text:span text:style-name="T1">nepoužitelné</text:span> výsledky <text:span text:style-name="T1">pro</text:span> <text:span text:style-name="T1">nákladovou</text:span> analýzu</text:p>
        </text:list-item>
      </text:list>
      <text:list xml:id="list90151960712335" text:continue-list="list7988868812798688059" text:style-name="L47">
        <text:list-item>
          <text:p text:style-name="P119"><text:span text:style-name="T1">Kvantitativní</text:span> <text:span text:style-name="T1">analýza</text:span> rizik</text:p>
        </text:list-item>
      </text:list>
      <text:list xml:id="list5518531741340401981" text:style-name="L49">
        <text:list-item>
          <text:p text:style-name="P121">obvykle se používá pouze pro hlavní rizika</text:p>
        </text:list-item>
        <text:list-item>
          <text:p text:style-name="P121">založena na „součinech“ pravděpodobností útoku a numerických výší škod</text:p>
        </text:list-item>
        <text:list-item>
          <text:p text:style-name="P121">+ výsledky použitelné pro nákladovou analýzu</text:p>
        </text:list-item>
        <text:list-item>
          <text:p text:style-name="P121">- použity pouze nepřesné znalosti pravděpodobností, hodnocení výší škod je často subjektivní, o nových slabinách IB chybí data</text:p>
        </text:list-item>
      </text:list>
      <text:list xml:id="list90150943534681" text:continue-list="list90151960712335" text:style-name="L47">
        <text:list-item>
          <text:p text:style-name="P233">Posouzení dopadů/škod</text:p>
        </text:list-item>
      </text:list>
      <text:list xml:id="list5318839184137595219" text:style-name="L50">
        <text:list-item>
          <text:p text:style-name="P122">seznam škod pro jednotlivé scénáře útoků na aktiva respektující zvolená kritéria hodnocení dopadů</text:p>
        </text:list-item>
        <text:list-item>
          <text:p text:style-name="P123">odhad škod způsobených úspěšným útokem po narušení důvěrnosti, integrity, dostupnosti krit<text:span text:style-name="T77">i</text:span>c<text:span text:style-name="T77">k</text:span>ých systémů/aktiv z hlediska potenciálních škod</text:p>
        </text:list-item>
        <text:list-item>
          <text:p text:style-name="P123">výstupem je<text:span text:style-name="T1"> škálovací stupnice dopadů</text:span> (nepatrná, malá, střední, velká, extrémní, katastrofická)</text:p>
        </text:list-item>
      </text:list>
      <text:list xml:id="list90151048699115" text:continue-list="list90150943534681" text:style-name="L47">
        <text:list-item>
          <text:p text:style-name="P119">Posouzení <text:span text:style-name="T1">pravděpodobnosti výskytů</text:span> pro jednotlivé scénáře útoků</text:p>
        </text:list-item>
      </text:list>
      <text:list xml:id="list3710271339529427951" text:style-name="L51">
        <text:list-item>
          <text:p text:style-name="P234">kvalitativní/kvantitativní báze</text:p>
        </text:list-item>
        <text:list-item>
          <text:p text:style-name="P124">škálovací stupnice pravděpodobnosti (např. velmi malá, malá, střední, velká, velmi velká)</text:p>
        </text:list-item>
        <text:list-item>
          <text:p text:style-name="P124">škálovací stupnice pravděpodobností podle odhadu frekvence útoku (nepatrná: max. <text:soft-page-break/>1x/5let, velmí malá, malá: 1x/půl roku, střední, velká: 1x/týden, velmi velká, extrémní: prakticky kdykoliv)</text:p>
        </text:list-item>
      </text:list>
      <text:p text:style-name="P54"/>
      <text:p text:style-name="P56">3. Stručně popište po krocích proces řešící <text:span text:style-name="T1">zvládání rizik</text:span></text:p>
      <text:list xml:id="list2109107887843373322" text:style-name="L52">
        <text:list-item>
          <text:p text:style-name="P125">volba a implementace opatření zajišťujících redukci neakceptovatelných rizik na akceptovatelnou úroveň</text:p>
        </text:list-item>
        <text:list-item>
          <text:p text:style-name="P125">rozhodnutí, která rizika jsou akceptovatelná, kterým je nutné se plně vyhnout, atd. </text:p>
        </text:list-item>
        <text:list-item>
          <text:p text:style-name="P125">definuje se <text:span text:style-name="T1">plán zvládání rizik</text:span>, harmonogram implementace opatření</text:p>
        </text:list-item>
      </text:list>
      <text:p text:style-name="P126"/>
      <text:list xml:id="list6380766868647409368" text:style-name="L53">
        <text:list-item>
          <text:p text:style-name="P127"><text:span text:style-name="T1">Seřazení</text:span> plánovaných <text:span text:style-name="T1">implementačních</text:span> <text:span text:style-name="T1">akcí</text:span> <text:span text:style-name="T1">podle</text:span> úrovní odpovídajících <text:span text:style-name="T1">rizik</text:span> (max <text:span text:style-name="T68">→</text:span><text:span text:style-name="T70"> min)<text:line-break/></text:span><text:span text:style-name="T79">Výstup</text:span><text:span text:style-name="T70">: seznam s pořadím akcí</text:span></text:p>
        </text:list-item>
        <text:list-item>
          <text:p text:style-name="P205"><text:span text:style-name="T1">Zhodnocení </text:span>voleb doporučených <text:span text:style-name="T1">opatření </text:span>(hodnotí se <text:span text:style-name="T1">realizovatelnost</text:span> a <text:span text:style-name="T1">efektivnost</text:span> voleb opatření)<text:line-break/><text:span text:style-name="T78">Výstup</text:span>: seznam realizovatelných opatření</text:p>
        </text:list-item>
        <text:list-item>
          <text:p text:style-name="P205">Analýza <text:span text:style-name="T1">potřebných</text:span> <text:span text:style-name="T1">nákladů</text:span> na implementaci opatření a potenciálního zisku</text:p>
        </text:list-item>
        <text:list-item>
          <text:p text:style-name="P205">Finální <text:span text:style-name="T1">výběr</text:span> <text:span text:style-name="T1">nejefektivnějších</text:span> <text:span text:style-name="T1">opatření</text:span> (kombující technické, provozní a řídící rysy)<text:line-break/><text:span text:style-name="T78">Výstup</text:span>: seznam vybraných opatření</text:p>
        </text:list-item>
        <text:list-item>
          <text:p text:style-name="P205"><text:span text:style-name="T1">Přidělení</text:span> <text:span text:style-name="T1">zodpovědností</text:span> za implementace vybraných opatření zkušeným lidem (expertům)<text:line-break/><text:span text:style-name="T78">Výstup</text:span>: seznam odpovědných osb za implementace</text:p>
        </text:list-item>
        <text:list-item>
          <text:p text:style-name="P205">Vypracování <text:span text:style-name="T1">podrobného</text:span> <text:span text:style-name="T1">plánu</text:span> <text:span text:style-name="T1">implementací</text:span></text:p>
        </text:list-item>
        <text:list-item>
          <text:p text:style-name="P205">(po akceptování rizik vedením): Implementace opatření</text:p>
        </text:list-item>
      </text:list>
      <text:p text:style-name="P56"/>
      <text:p text:style-name="P56">8. Popište <text:span text:style-name="T1">procesy </text:span>jednotlivých <text:span text:style-name="T1">fází PDCA</text:span></text:p>
      <text:p text:style-name="P107">PLAN (Návrh ISMS)</text:p>
      <text:list xml:id="list7477109199961391088" text:style-name="L54">
        <text:list-item>
          <text:p text:style-name="P108">Ustanovení kontextu</text:p>
        </text:list-item>
        <text:list-item>
          <text:p text:style-name="P108">Ohodnocení rizik (identifikace rizik, analýza rizik, vyhodnocení rizik)</text:p>
        </text:list-item>
        <text:list-item>
          <text:p text:style-name="P108">Zvládnutí rizik</text:p>
        </text:list-item>
        <text:list-item>
          <text:p text:style-name="P108">Akceptace rizik</text:p>
        </text:list-item>
      </text:list>
      <text:p text:style-name="P107">DO (Implementace ISMS)</text:p>
      <text:list xml:id="list2852643565014261188" text:style-name="L55">
        <text:list-item>
          <text:p text:style-name="P109">Implementace opatření podle plánu zvládání rizik</text:p>
        </text:list-item>
      </text:list>
      <text:p text:style-name="P107">CHECK (Provoz ISMS, monitorování, ohodnocování, testování, audit činností)</text:p>
      <text:list xml:id="list618061063846787117" text:style-name="L56">
        <text:list-item>
          <text:p text:style-name="P110">Monitorování a přezkoumávání rizik</text:p>
        </text:list-item>
      </text:list>
      <text:p text:style-name="P107">ACT (Aktualizace ISMS)</text:p>
      <text:list xml:id="list5921782067057525568" text:style-name="L57">
        <text:list-item>
          <text:p text:style-name="P111"><text:soft-page-break/>Aktualizace procesů řízení rizik</text:p>
        </text:list-item>
      </text:list>
      <text:p text:style-name="P54"/>
      <text:p text:style-name="P54">2. <text:span text:style-name="T1">Příklad </text:span>na určení velikosti úrovně rizik.</text:p>
      <text:p text:style-name="P54">5. <text:span text:style-name="T1">Příklad</text:span>: byly zadané rizika a bylo třeba napsat, které bychom jako první začali odstraňovat</text:p>
      <text:p text:style-name="P54">7. Početní <text:span text:style-name="T1">příklad </text:span>s riziky</text:p>
      <text:p text:style-name="P54"/>
      <text:p text:style-name="P39"/>
      <text:p text:style-name="P13">--<text:span text:style-name="T71">7--</text:span></text:p>
      <text:p text:style-name="P207">Politika informační bezpečnosti</text:p>
      <text:p text:style-name="P39"/>
      <text:p text:style-name="P235">Politika<text:tab/><text:span text:style-name="T19">pravidla řídící dosažení cílů určenými způsoby</text:span></text:p>
      <text:p text:style-name="P128"><text:tab/><text:tab/>struktura: zásady, odpovědnosti, klíčové vstupy, související politiky</text:p>
      <text:p text:style-name="P236">Bezpečnostní politika<text:span text:style-name="T19"><text:tab/>souhrn pravidel specifikující účinný způsob uplatňování opatření potřebných pro dosažení požadované minimální úrovně rizik (= pro zabezpečení organizace). BP říká co a proti čemu se chrání (bezpečnostní cíle) a <text:s/>jak se ochrana uplatňuje. Pokud se dodržováním BP dosáhne požadované úrovně bezpečnosti, BP je důvěryhodná.</text:span></text:p>
      <text:p text:style-name="P129">Běžně se politika vyjadřuje:</text:p>
      <text:list xml:id="list8974891604687619847" text:style-name="L58">
        <text:list-item>
          <text:p text:style-name="P237"><text:span text:style-name="T19">neformálně, v přirozeném jazyce </text:span><text:span text:style-name="T69">→ hodnocení inf. bezp. zhodnotí systém s takovou BP jako systém s nízkou úrovní záruky důvěryhodnosti politiky</text:span></text:p>
        </text:list-item>
        <text:list-item>
          <text:p text:style-name="P304">semi-formálně → vyšší úroveň záruky důvěryhodnosti politiky</text:p>
        </text:list-item>
        <text:list-item>
          <text:p text:style-name="P304">(vyjímečně) formální logicko-matematické jazyky → vysoká úroveň důveryhodnosti BP</text:p>
        </text:list-item>
      </text:list>
      <text:p text:style-name="P129"/>
      <text:p text:style-name="P58">1. Co se rozumí <text:span text:style-name="T1">celkovou politikou informační bezpečnosti</text:span> v organizaci? Požadavky na oblast této politky. <text:span text:style-name="T86">(IT Security Policy)</text:span></text:p>
      <text:list xml:id="list7703632169368174335" text:style-name="L59">
        <text:list-item>
          <text:p text:style-name="P130">Jedná se o souhrn bezpečnsotních zásad a předpisů pro ochranu informačních aktiv</text:p>
        </text:list-item>
        <text:list-item>
          <text:p text:style-name="P130">má vyhovovat celkové bezpečnostní politice organizace</text:p>
        </text:list-item>
        <text:list-item>
          <text:p text:style-name="P130">definuje bezpečné používání IT,</text:p>
        </text:list-item>
        <text:list-item>
          <text:p text:style-name="P130">stanovuje co jsou <text:span text:style-name="T1">citlivá informační aktiva</text:span>, jejich klasifikaci a odpovědnosti za jejich stav</text:p>
        </text:list-item>
        <text:list-item>
          <text:p text:style-name="P130">stanovuje <text:span text:style-name="T1">bezpečnostní infrastrukturu</text:span> organizace </text:p>
        </text:list-item>
        <text:list-item>
          <text:p text:style-name="P130">je nezávislá na konkrétně použitých IT</text:p>
        </text:list-item>
      </text:list>
      <text:p text:style-name="P58"/>
      <text:p text:style-name="P58">2. Účel bezpečnostního auditu</text:p>
      <text:list xml:id="list598871881709505684" text:style-name="L60">
        <text:list-item>
          <text:p text:style-name="P288"><text:span text:style-name="T51">hlavní cíle </text:span><text:span text:style-name="T43">auditu: kontrola, zda byly bezpečnostní procedury definované správně + detekce neošetřených bezpečnostních děr, zranitelností nepokrytých bezp. opatřeními</text:span></text:p>
        </text:list-item>
        <text:list-item>
          <text:p text:style-name="P296"><text:soft-page-break/><text:span text:style-name="T32">další smysl</text:span><text:span text:style-name="T33">: audit procedur po narušení bezpečností s cílem zjištění, jak k poruše došlo a kdo je za porušení zodpovědný</text:span></text:p>
        </text:list-item>
        <text:list-item>
          <text:p text:style-name="P131">audit provádí role plně nezávislá na bezpečnostní exekutivě</text:p>
        </text:list-item>
        <text:list-item>
          <text:p text:style-name="P131">procedury/postupy auditu se definují jako součást procedur správy a provozu systému</text:p>
        </text:list-item>
      </text:list>
      <text:p text:style-name="P58"/>
      <text:p text:style-name="P58">3. C<text:span text:style-name="T1">yklický proces tvorby </text:span>bezpečnostní politiky</text:p>
      <text:list xml:id="list8985190045775002917" text:style-name="L61">
        <text:list-item>
          <text:p text:style-name="P42">posouzení vstupních vlivů</text:p>
        </text:list-item>
        <text:list-item>
          <text:p text:style-name="P42">analýza rizik</text:p>
        </text:list-item>
        <text:list-item>
          <text:p text:style-name="P42">vypracování projektu BP</text:p>
        </text:list-item>
        <text:list-item>
          <text:p text:style-name="P42">impelmentace a prosazení BP</text:p>
        </text:list-item>
        <text:list-item>
          <text:p text:style-name="P42">plnění business pod kuratelou BP</text:p>
        </text:list-item>
        <text:list-item>
          <text:p text:style-name="P42">vyhodnocení adekvátnosti BP</text:p>
        </text:list-item>
      </text:list>
      <text:p text:style-name="P43"/>
      <text:p text:style-name="P43"><text:span text:style-name="T71">4. Popis a příklady </text:span><text:span text:style-name="T9">dublování autorizace </text:span><text:span text:style-name="T71">a </text:span><text:span text:style-name="T9">separace odpovědnosti</text:span></text:p>
      <text:p text:style-name="P43"><text:span text:style-name="T9"><text:tab/></text:span><text:span text:style-name="T12">Separace odpovědností</text:span><text:span text:style-name="T85"><text:tab/>kontrolu (audit) správnosti provedení akce nesmí provádět <text:tab/>osoba současně pověřená provedením dané akce</text:span></text:p>
      <text:p text:style-name="P44"><text:tab/></text:p>
      <text:p text:style-name="P44"><text:span text:style-name="T12"><text:tab/>Dublování autorazace</text:span><text:span text:style-name="T85"><text:tab/>zpřístupňování a konfigurování </text:span><text:span text:style-name="T12">systémů</text:span><text:span text:style-name="T85"> vysoce </text:span><text:span text:style-name="T12">citlivých</text:span><text:span text:style-name="T85"> </text:span><text:span text:style-name="T12">z <text:tab/>hlediska bezpečnosti </text:span><text:span text:style-name="T85">není povolené provádět jediné osobě individuálně (alespoň dva)<text:line-break/><text:tab/>např. Dělení kryptografických klíčů na části, pak XOR</text:span></text:p>
      <text:p text:style-name="P13"/>
      <text:p text:style-name="P17"><text:span text:style-name="T1">Tvorba ITSP</text:span> (politika informační bezpečnosti)</text:p>
      <text:list xml:id="list4095093934468386873" text:style-name="L62">
        <text:list-item>
          <text:p text:style-name="P18">iterativní proces</text:p>
        </text:list-item>
        <text:list-item>
          <text:p text:style-name="P18">finální verze musí odrážet výsledek <text:span text:style-name="T1">ohodnocení rizik </text:span>(daný Prohlášením o aplikovatelnosti)</text:p>
        </text:list-item>
        <text:list-item>
          <text:p text:style-name="P18">schválená vedením organizace, pravidelně přezkoumávaná a aktualizovaná</text:p>
        </text:list-item>
        <text:list-item>
          <text:p text:style-name="P19">odpovědi na <text:span text:style-name="T1">klíčové</text:span> <text:span text:style-name="T1">otázky</text:span>: </text:p>
          <text:list>
            <text:list-item>
              <text:p text:style-name="P19"><text:span text:style-name="T1">Pro koho</text:span> bude závazná</text:p>
            </text:list-item>
            <text:list-item>
              <text:p text:style-name="P133"><text:span text:style-name="T1">Kde</text:span> bude oblast působnosti (geograficky, funkčně, podle org. řádu, ...)</text:p>
            </text:list-item>
            <text:list-item>
              <text:p text:style-name="P133"><text:span text:style-name="T1">Co</text:span> <text:span text:style-name="T1">chrání</text:span> – specifikace informačních aktiv pokrytých politikou, stanovení kritérií pro akceptování rizik</text:p>
            </text:list-item>
            <text:list-item>
              <text:p text:style-name="P133"><text:span text:style-name="T1">Proč</text:span> se zavádí</text:p>
            </text:list-item>
          </text:list>
        </text:list-item>
        <text:list-item>
          <text:p text:style-name="P133">politika IB má pokrývat:</text:p>
          <text:list>
            <text:list-item>
              <text:p text:style-name="P133">prohlášení, že vedení organizace bude podporovat ISMS</text:p>
            </text:list-item>
            <text:list-item>
              <text:p text:style-name="P133"><text:soft-page-break/>nástin přístupu k řízení rizik (určení metodiky)</text:p>
            </text:list-item>
            <text:list-item>
              <text:p text:style-name="P133"><text:span text:style-name="T1">kritéria</text:span> vyhodnocení rizik</text:p>
            </text:list-item>
            <text:list-item>
              <text:p text:style-name="P133"><text:span text:style-name="T1">strukturu</text:span> <text:span text:style-name="T1">procesu</text:span> ohodnocení rizik</text:p>
            </text:list-item>
            <text:list-item>
              <text:p text:style-name="P133"><text:span text:style-name="T1">odpovědnosti</text:span> za ohodnocení rizik</text:p>
            </text:list-item>
            <text:list-item>
              <text:p text:style-name="P133">stručnou identifikaci podpolitik</text:p>
            </text:list-item>
          </text:list>
        </text:list-item>
      </text:list>
      <text:p text:style-name="P17"/>
      <text:p text:style-name="P13">--<text:span text:style-name="T71">9--</text:span></text:p>
      <text:p text:style-name="P207">ISMS Systém řízení informační bezpečnosti</text:p>
      <text:p text:style-name="P132"/>
      <text:p text:style-name="P134">ISMS 27001:2005<text:tab/>Information Security Management Systems – Specification with Guidance for Use<text:tab/>(Jak navrhnout ISMS a co má dělat)</text:p>
      <text:p text:style-name="P134">ISO 27002<text:tab/><text:tab/>Kodex nejlepších praktik zajišťujících informační bezpečnost</text:p>
      <text:p text:style-name="P134"/>
      <text:p text:style-name="P134">ISMS <text:tab/>konkrétně definovaný, systematicky implementovaný a řízený, dokumentovaný, kontrolovaně uplatňovaný systém řízení informační bezpečnosti <text:span text:style-name="T1">ve striktně vymezené oblasti</text:span> organizace</text:p>
      <text:list xml:id="list2811015476220473409" text:style-name="L63">
        <text:list-item>
          <text:p text:style-name="P135">ISMS je řídící systém, jde o formální strukturu <text:span text:style-name="T1">zajišující konzistentní prosazování politiky informační bezpečnosti </text:span>v oblasti, za kterou je management odpovědný</text:p>
        </text:list-item>
        <text:list-item>
          <text:p text:style-name="P135"><text:span text:style-name="T1">Účelem</text:span> ISMS je <text:span text:style-name="T1">redukce a zvládání rizik </text:span>souvisejících s bezpečností informací</text:p>
        </text:list-item>
        <text:list-item>
          <text:p text:style-name="P135">Klíčovou rolí je <text:span text:style-name="T1">šéf projektu ISMS</text:span></text:p>
        </text:list-item>
        <text:list-item>
          <text:p text:style-name="P135">Odpovědnou osobou je <text:span text:style-name="T1">výkonný ředitel CEO</text:span></text:p>
        </text:list-item>
        <text:list-item>
          <text:p text:style-name="P135">návrh, implementace a prosazení ISMS: procesní přístup PDCA</text:p>
        </text:list-item>
        <text:list-item>
          <text:p text:style-name="P135"><text:span text:style-name="T1">úspěch projektu ISMS </text:span>je dán splněním cílů věcně (co, jak, v jaké kvalitě), časově (kdy) a nákladově (za kolik)</text:p>
        </text:list-item>
      </text:list>
      <text:p text:style-name="P134"/>
      <text:p text:style-name="P63">1. Dokumentová základna ISMS + popis dokumentů.</text:p>
      <text:list xml:id="list586874243693120370" text:style-name="L64">
        <text:list-item>
          <text:p text:style-name="P138">vrstva: <text:span text:style-name="T1">Politiky</text:span></text:p>
        </text:list-item>
      </text:list>
      <text:list xml:id="list2579473007921703597" text:style-name="L65">
        <text:list-item>
          <text:p text:style-name="P139">nastavení politik – <text:span text:style-name="T1">strategické</text:span>, poměrně řídce měněné, dokumenty na vysoké úrovni abstrakce, <text:span text:style-name="T1">stanovení</text:span> <text:span text:style-name="T1">principů</text:span></text:p>
        </text:list-item>
        <text:list-item>
          <text:p text:style-name="P139">dokumenty autorizované nejvyšším managementem</text:p>
        </text:list-item>
        <text:list-item>
          <text:p text:style-name="P139">např. Politika informační bezpečnosti, plán zvládání rizik, manuál ISMS, prohlášení o aplikovatelnosti</text:p>
        </text:list-item>
      </text:list>
      <text:list xml:id="list90151278710046" text:continue-list="list586874243693120370" text:style-name="L64">
        <text:list-item>
          <text:p text:style-name="P138">vrstva: <text:span text:style-name="T1">Procedury</text:span></text:p>
        </text:list-item>
      </text:list>
      <text:list xml:id="list1932218290748815002" text:style-name="L66">
        <text:list-item>
          <text:p text:style-name="P140">procedury popisující <text:span text:style-name="T1">implementaci</text:span> <text:span text:style-name="T1">politik</text:span>, nastavení podinkatelských požadavků, <text:soft-page-break/>procedur a procesů</text:p>
        </text:list-item>
        <text:list-item>
          <text:p text:style-name="P140">dokumenty <text:span text:style-name="T1">autorizované</text:span> <text:span text:style-name="T1">výkonným</text:span> <text:span text:style-name="T1">managementem</text:span> (konkrétně podle oblasti podnikání)</text:p>
        </text:list-item>
        <text:list-item>
          <text:p text:style-name="P140">např. pro politiku řízení přístupu to jsou procedury: správa uživatelů, přidělování přístupových práv</text:p>
        </text:list-item>
        <text:list-item>
          <text:p text:style-name="P140">procedury se mohou měnit v průběhu roku, aby vhodně reagovaly na konkrétní podmínky/požadavky</text:p>
        </text:list-item>
      </text:list>
      <text:list xml:id="list90151065995733" text:continue-list="list90151278710046" text:style-name="L64">
        <text:list-item>
          <text:p text:style-name="P138">vrstva: <text:span text:style-name="T1">Návody, pracovní instrukce</text:span></text:p>
        </text:list-item>
      </text:list>
      <text:list xml:id="list3070082705906790687" text:style-name="L67">
        <text:list-item>
          <text:p text:style-name="P141"><text:span text:style-name="T1">Uplatňování</text:span> <text:span text:style-name="T1">politik</text:span> při konkrétních činnostech organizace, <text:span text:style-name="T1">instrukce</text:span> pro provádění konkrétních úkolů zaměstnanci vč. měření účinnosti opatření</text:p>
        </text:list-item>
        <text:list-item>
          <text:p text:style-name="P141"><text:span text:style-name="T1">vytvářené</text:span> <text:span text:style-name="T1">vlastníky</text:span> podnikatelských aktiv/procesů, <text:span text:style-name="T1">autorizované</text:span> jejich <text:span text:style-name="T1">přímými</text:span> <text:span text:style-name="T1">nadřízenými</text:span> a správcem informační bezpečnosti (<text:span text:style-name="T1">CISO</text:span>)</text:p>
        </text:list-item>
        <text:list-item>
          <text:p text:style-name="P141">dokumenty typu smlouva s uživatelem, popis práce, apd.</text:p>
        </text:list-item>
      </text:list>
      <text:list xml:id="list90150554138898" text:continue-list="list90151065995733" text:style-name="L64">
        <text:list-item>
          <text:p text:style-name="P138">vrstva: <text:span text:style-name="T1">Zprávy</text:span></text:p>
        </text:list-item>
      </text:list>
      <text:list xml:id="list7215720636828355943" text:style-name="L68">
        <text:list-item>
          <text:p text:style-name="P142">formuláře, zprávy o tom, co se stalo, zápisy, záznamy, reporty, ... informování o fungování ISMS</text:p>
        </text:list-item>
        <text:list-item>
          <text:p text:style-name="P142">výsledky auditů, dokumentace incidentů, ...</text:p>
        </text:list-item>
      </text:list>
      <text:p text:style-name="P64"/>
      <text:p text:style-name="P64">2. Popsat fáze životního cyklu ISMS a charakterizovat dílčí kroky plnící jednotlivé fáze. (ISMS Project Roadmap, <text:span text:style-name="T87">System Development Life Cycle SDLC</text:span>)</text:p>
      <text:list xml:id="list1236059805456861952" text:style-name="L69">
        <text:list-item>
          <text:p text:style-name="P136">Plan</text:p>
        </text:list-item>
      </text:list>
      <text:list xml:id="list1712212277325447131" text:style-name="L70">
        <text:list-item>
          <text:p text:style-name="P143">Vymezení oblasti ISMS</text:p>
        </text:list-item>
        <text:list-item>
          <text:p text:style-name="P143">Deklarace politik (politiky informační bezpečnosti)</text:p>
        </text:list-item>
        <text:list-item>
          <text:p text:style-name="P143">Seznam aktiv</text:p>
        </text:list-item>
        <text:list-item>
          <text:p text:style-name="P143">Hodnocení rizik</text:p>
          <text:list>
            <text:list-item>
              <text:p text:style-name="P143">definice systématického přístupu k ohodnocování rizik</text:p>
            </text:list-item>
            <text:list-item>
              <text:p text:style-name="P143">vypracování procedur řešících ohodnocení rizik</text:p>
            </text:list-item>
            <text:list-item>
              <text:p text:style-name="P143">výběr cílů ochran a implementovatelných opatření pro každou možnost</text:p>
            </text:list-item>
          </text:list>
        </text:list-item>
        <text:list-item>
          <text:p text:style-name="P143">Prohlášení o aplikovatelnosti – pokryté bezp. cíle a vlastnosti vybraných opatření</text:p>
        </text:list-item>
        <text:list-item>
          <text:p text:style-name="P280">Odsouhlasení vedením</text:p>
        </text:list-item>
      </text:list>
      <text:list xml:id="list90151050841478" text:continue-list="list1236059805456861952" text:style-name="L69">
        <text:list-item>
          <text:p text:style-name="P144">Do</text:p>
        </text:list-item>
      </text:list>
      <text:list xml:id="list5915786108443909454" text:style-name="L71">
        <text:list-item>
          <text:p text:style-name="P145">Formulace <text:span text:style-name="T1">plánu</text:span> <text:span text:style-name="T1">zvládání</text:span> <text:span text:style-name="T1">rizik</text:span>, vtvoření dokumentace tohoto plánu (systémová, detailní, bezpečnostní politika)</text:p>
        </text:list-item>
        <text:list-item>
          <text:p text:style-name="P145"><text:span text:style-name="T1">Implementace</text:span> <text:span text:style-name="T1">ISMS</text:span></text:p>
          <text:list>
            <text:list-item>
              <text:p text:style-name="P145"><text:soft-page-break/>implementace všech opatření určených v plánu zvládání rizik</text:p>
            </text:list-item>
            <text:list-item>
              <text:p text:style-name="P145">implementace procedur (opatření) umožňující <text:span text:style-name="T88">rychlou</text:span> detekci incidentů <text:span text:style-name="T88">a reakci na ně (BCP)</text:span></text:p>
            </text:list-item>
          </text:list>
        </text:list-item>
        <text:list-item>
          <text:p text:style-name="P289"><text:span text:style-name="T54">Školení</text:span><text:span text:style-name="T44">, </text:span><text:span text:style-name="T54">výchova</text:span></text:p>
        </text:list-item>
        <text:list-item>
          <text:p text:style-name="P238">Zajištění zdrojů</text:p>
        </text:list-item>
        <text:list-item>
          <text:p text:style-name="P145"><text:span text:style-name="T1">Reakce</text:span><text:span text:style-name="T44"> na incidenty</text:span></text:p>
        </text:list-item>
      </text:list>
      <text:list xml:id="list90150858214773" text:continue-list="list90151050841478" text:style-name="L69">
        <text:list-item>
          <text:p text:style-name="P144">Check</text:p>
        </text:list-item>
      </text:list>
      <text:list xml:id="list4187774923067129386" text:style-name="L72">
        <text:list-item>
          <text:p text:style-name="P146">Monitorování, přezkoumávání, kontrola, audit <text:span text:style-name="T88">činností řízených ISMS</text:span></text:p>
        </text:list-item>
      </text:list>
      <text:list xml:id="list90152440339434" text:continue-list="list90150858214773" text:style-name="L69">
        <text:list-item>
          <text:p text:style-name="P144">Act</text:p>
        </text:list-item>
      </text:list>
      <text:list xml:id="list9190768118711785874" text:style-name="L73">
        <text:list-item>
          <text:p text:style-name="P147">Identifikace a implementace zdokonalení</text:p>
        </text:list-item>
      </text:list>
      <text:p text:style-name="P65"/>
      <text:p text:style-name="P64">3. Popište minimální dokumentovou základnu ISMS <text:span text:style-name="T88">(dle ISO 27001)</text:span></text:p>
      <text:list xml:id="list3560227835103240846" text:style-name="L74">
        <text:list-item>
          <text:p text:style-name="P148"><text:span text:style-name="T1">Politika</text:span> <text:span text:style-name="T1">informační</text:span> <text:span text:style-name="T1">bezpečnosti</text:span></text:p>
        </text:list-item>
      </text:list>
      <text:list xml:id="list6373601919583062127" text:style-name="L75">
        <text:list-item>
          <text:p text:style-name="P149">definice oblasti ISMS, hodnocení rizik, cíle opatření, prohlášení o aplikovatelnosti</text:p>
        </text:list-item>
      </text:list>
      <text:list xml:id="list90152430802303" text:continue-list="list3560227835103240846" text:style-name="L74">
        <text:list-item>
          <text:p text:style-name="P148"><text:span text:style-name="T1">Důkazy akcí provedených organizací a vedením </text:span>při specifikaci oblasti ISMS</text:p>
        </text:list-item>
      </text:list>
      <text:list xml:id="list4031698081725267966" text:style-name="L76">
        <text:list-item>
          <text:p text:style-name="P150">zápisy ze schůzí vedení, zprávy specialistů, ...</text:p>
        </text:list-item>
      </text:list>
      <text:list xml:id="list90152253609605" text:continue-list="list90152430802303" text:style-name="L74">
        <text:list-item>
          <text:p text:style-name="P148"><text:span text:style-name="T1">Popis systému řízení informační bezpečnosti </text:span>(řídící vybor, CISO, atd.)</text:p>
        </text:list-item>
        <text:list-item>
          <text:p text:style-name="P148"><text:span text:style-name="T1">Manuál</text:span> <text:span text:style-name="T1">ISMS</text:span></text:p>
          <text:list>
            <text:list-item>
              <text:p text:style-name="P148">Plán zvládání rizik</text:p>
            </text:list-item>
          </text:list>
        </text:list-item>
      </text:list>
      <text:list xml:id="list8910279056417537673" text:style-name="L77">
        <text:list-item>
          <text:list>
            <text:list-item>
              <text:p text:style-name="P151">odpovědnosti a požadované akce vč. podpůrných a dokumentovaných procedur implementujících stanovená opatření</text:p>
            </text:list-item>
          </text:list>
        </text:list-item>
      </text:list>
      <text:list xml:id="list90151234267644" text:continue-list="list90152253609605" text:style-name="L74">
        <text:list-item>
          <text:list>
            <text:list-item>
              <text:p text:style-name="P148">Procedury řízení a inspekce ISMS</text:p>
            </text:list-item>
          </text:list>
        </text:list-item>
      </text:list>
      <text:list xml:id="list8439170006976984164" text:style-name="L78">
        <text:list-item>
          <text:list>
            <text:list-item>
              <text:p text:style-name="P152">odpovědnosti, požadované akce</text:p>
            </text:list-item>
          </text:list>
        </text:list-item>
      </text:list>
      <text:p text:style-name="P45"/>
      <text:p text:style-name="P13">--<text:span text:style-name="T71">12--</text:span></text:p>
      <text:p text:style-name="P207">Implementace ISMS</text:p>
      <text:p text:style-name="P137"/>
      <text:p text:style-name="P153">Fáze zakázky <text:span text:style-name="T28">projekt implementace ISMS</text:span><text:span text:style-name="T30">:</text:span></text:p>
      <text:list xml:id="list3891004763012043153" text:style-name="L79">
        <text:list-item>
          <text:p text:style-name="P281"><text:span text:style-name="T1">Získání souhlasu vedení </text:span>organizace pro zahájení projektu implementace ISMS</text:p>
          <text:list>
            <text:list-item>
              <text:p text:style-name="P281">Objasnění priorit organizace pro projekt ISMS</text:p>
            </text:list-item>
            <text:list-item>
              <text:p text:style-name="P281">Předběžná definice oblasti působnosti ISMS</text:p>
            </text:list-item>
            <text:list-item>
              <text:p text:style-name="P281">Vytvoření zakázky a plánu projektu implementace ISMS pro odsouhlasení vedením</text:p>
            </text:list-item>
          </text:list>
        </text:list-item>
        <text:list-item>
          <text:p text:style-name="P281">Definování <text:span text:style-name="T1">oblasti působnosti ISMS</text:span> a politiky ISMS</text:p>
          <text:list>
            <text:list-item>
              <text:p text:style-name="P281">Definovaní oblasti a hranic inf. bezpečnosti v organizaci</text:p>
            </text:list-item>
            <text:list-item>
              <text:p text:style-name="P281">Definování oblasti a hranic inf. a komunikačních technologií (ITC)</text:p>
            </text:list-item>
            <text:list-item>
              <text:p text:style-name="P281"><text:soft-page-break/>Definování fyzické oblasti a hranic</text:p>
            </text:list-item>
            <text:list-item>
              <text:p text:style-name="P281">Integrace všech oblastí a hranic do oblasti a hranic ISMS</text:p>
            </text:list-item>
            <text:list-item>
              <text:p text:style-name="P281">Vývoj politiky ISMS a získání souhlasu od vedení</text:p>
            </text:list-item>
          </text:list>
        </text:list-item>
        <text:list-item>
          <text:p text:style-name="P281"><text:span text:style-name="T1">Analýza požadavků </text:span>organizace na informační bezpečnost</text:p>
          <text:list>
            <text:list-item>
              <text:p text:style-name="P281">Definování požadavků organizace na inf. bezpečnost</text:p>
            </text:list-item>
            <text:list-item>
              <text:p text:style-name="P281">Identifikace aktiv v oblasti působnosti ISMS</text:p>
            </text:list-item>
            <text:list-item>
              <text:p text:style-name="P281">Ohodnocení informační bezpečnosti</text:p>
            </text:list-item>
          </text:list>
        </text:list-item>
        <text:list-item>
          <text:p text:style-name="P281"><text:span text:style-name="T1">Ohodnocení rizik </text:span>a vypracování plánu zvládnutí rizik</text:p>
          <text:list>
            <text:list-item>
              <text:p text:style-name="P281">Ohodnocení rizik</text:p>
            </text:list-item>
            <text:list-item>
              <text:p text:style-name="P281">Výběr cílů opatření</text:p>
            </text:list-item>
            <text:list-item>
              <text:p text:style-name="P281">Získání souhlasu vedení organizace s implementací a provozováním ISMS</text:p>
            </text:list-item>
          </text:list>
        </text:list-item>
        <text:list-item>
          <text:p text:style-name="P282">Návrh ISMS</text:p>
          <text:list>
            <text:list-item>
              <text:p text:style-name="P281">Návrh informační bezpečnosti v organizaci</text:p>
            </text:list-item>
            <text:list-item>
              <text:p text:style-name="P281">Návrh fyzické a ICT informační bezpečnosti </text:p>
            </text:list-item>
            <text:list-item>
              <text:p text:style-name="P281">Návrh informační bezpečnosti specifické pro ISMS</text:p>
            </text:list-item>
            <text:list-item>
              <text:p text:style-name="P281">Vytvoření finálního plánu projektu ISMS</text:p>
            </text:list-item>
          </text:list>
        </text:list-item>
      </text:list>
      <text:p text:style-name="P39"/>
      <text:p text:style-name="P13">--<text:span text:style-name="T71">13--</text:span></text:p>
      <text:p text:style-name="P207">Měření v ISMS</text:p>
      <text:p text:style-name="P60"/>
      <text:p text:style-name="P39"/>
      <text:p text:style-name="P13">--<text:span text:style-name="T71">14--</text:span></text:p>
      <text:p text:style-name="P207">Digitální důkazy</text:p>
      <text:p text:style-name="P60"/>
      <text:p text:style-name="P239">Důkaz<text:tab/><text:tab/><text:span text:style-name="T19">nepochybné zdůvodnění a ověření pravdivosti</text:span></text:p>
      <text:p text:style-name="P64">1. Vlastnosti důkazů</text:p>
      <text:list xml:id="list4527121100132317386" text:style-name="L80">
        <text:list-item>
          <text:p text:style-name="P290"><text:span text:style-name="T49">Relevance<text:tab/></text:span><text:span text:style-name="T39">schopnost prokázat, že získaný materiál se vztahuje k šetření, obsahuje informace napomáhající vyšetřování konkrétní události</text:span></text:p>
        </text:list-item>
        <text:list-item>
          <text:p text:style-name="P305"><text:span text:style-name="T47">Spolehlivost<text:tab/><text:tab/></text:span><text:span text:style-name="T33">všechny procesy použité při manipulaci s potenciálními dig. důkazy mají být </text:span><text:span text:style-name="T55">auditovatelné</text:span><text:span text:style-name="T33"> a </text:span><text:span text:style-name="T55">opakovatelné</text:span><text:span text:style-name="T33"> a jejich výsledky </text:span><text:span text:style-name="T55">reprodukovatelné</text:span></text:p>
        </text:list-item>
        <text:list-item>
          <text:p text:style-name="P305"><text:span text:style-name="T47">Dostatečnost<text:tab/><text:tab/></text:span><text:span text:style-name="T33">detektiv si musí být vědom, že shromáždil dostatečné množství materiálu umožňující řádné vyšetřování</text:span></text:p>
        </text:list-item>
        <text:list-item>
          <text:p text:style-name="P305"><text:span text:style-name="T47">Auditovatelnost<text:tab/></text:span><text:span text:style-name="T33">nezávislý posuzovatel nebo jiné autorizované zúčastněné strany musí mít možnost vyhodnotit činnosti zajišťované DEFR a DES<text:tab/> - všechny jejich akce musí být adekvátně dokumentované</text:span></text:p>
        </text:list-item>
        <text:list-item>
          <text:p text:style-name="P305"><text:soft-page-break/><text:span text:style-name="T47">Opakovatelnost </text:span><text:span text:style-name="T33">(výsledku testu)<text:tab/></text:span><text:span text:style-name="T47"><text:tab/></text:span><text:span text:style-name="T33">(testováním) se získavají stejné vysledky testu pokud:</text:span></text:p>
        </text:list-item>
      </text:list>
      <text:list xml:id="list7026619629566301598" text:style-name="L81">
        <text:list-item>
          <text:p text:style-name="P154">byla použita stejná prodcedura a metoda měření</text:p>
        </text:list-item>
        <text:list-item>
          <text:p text:style-name="P307"><text:span text:style-name="T33">byly použity </text:span><text:span text:style-name="T47">stejné nástroje za stejných podmínek</text:span><text:span text:style-name="T33"> a</text:span></text:p>
        </text:list-item>
        <text:list-item>
          <text:p text:style-name="P154">test lze kdykoliv po originálním testu zopakovat</text:p>
        </text:list-item>
      </text:list>
      <text:list xml:id="list90151580396668" text:continue-list="list4527121100132317386" text:style-name="L80">
        <text:list-item>
          <text:p text:style-name="P306"><text:span text:style-name="T47">Reprodukovatelnost </text:span><text:span text:style-name="T33">(výsledku testu) (testováním) se získavají stejné vysledky testu pokud:</text:span></text:p>
        </text:list-item>
      </text:list>
      <text:list xml:id="list1853608580406596320" text:style-name="L82">
        <text:list-item>
          <text:p text:style-name="P155">byla použita stejná prodcedura a metoda měření</text:p>
        </text:list-item>
        <text:list-item>
          <text:p text:style-name="P291"><text:span text:style-name="T39">byly použity </text:span><text:span text:style-name="T50">jiné </text:span><text:span text:style-name="T49">nástroje za </text:span><text:span text:style-name="T50">jiných </text:span><text:span text:style-name="T49">podmínek</text:span><text:span text:style-name="T39"> a</text:span></text:p>
        </text:list-item>
        <text:list-item>
          <text:p text:style-name="P291"><text:span text:style-name="T40">výsledky </text:span><text:span text:style-name="T39">test</text:span><text:span text:style-name="T40">u</text:span><text:span text:style-name="T39"> lze kdykoliv po originálním testu </text:span><text:span text:style-name="T40">reprodukovat</text:span></text:p>
        </text:list-item>
      </text:list>
      <text:list xml:id="list90150679851600" text:continue-list="list90151580396668" text:style-name="L80">
        <text:list-item>
          <text:p text:style-name="P305"><text:span text:style-name="T47">Ospravedlnění, zdůvodnění<text:tab/></text:span><text:span text:style-name="T40">DEFR má být schopný zdůvodnit veškeré činnosti a metody používané při manipulaci s potenciálními digitálními důkazy</text:span></text:p>
        </text:list-item>
      </text:list>
      <text:p text:style-name="P308"/>
      <text:p text:style-name="P156">2. Role pracující s digitálními důkazy</text:p>
      <text:p text:style-name="P297"><text:span text:style-name="T32">DEFR<text:tab/><text:tab/>Digital Evidence First Responder<text:tab/></text:span><text:span text:style-name="T33">„detektiv“</text:span></text:p>
      <text:list xml:id="list4363238269546396080" text:style-name="L83">
        <text:list-item>
          <text:p text:style-name="P157">fyzická osoba, oprávněná, vyškolená a kvalifikovaná jednat jako první na scéně incidentu při shromažďování a získávání digitálních důkazů</text:p>
        </text:list-item>
        <text:list-item>
          <text:p text:style-name="P157">odpovědná za manipulaci s důkazy</text:p>
        </text:list-item>
        <text:list-item>
          <text:p text:style-name="P157">musí zaručit, že shromažďování a získávání důkazů neporušuje legislativní omezení</text:p>
        </text:list-item>
      </text:list>
      <text:p text:style-name="P297"><text:span text:style-name="T32">DES<text:tab/><text:tab/>Digital Evidence Specialist<text:tab/><text:tab/></text:span><text:span text:style-name="T33">„vyšetřovatel“</text:span></text:p>
      <text:list xml:id="list1568210537386466273" text:style-name="L84">
        <text:list-item>
          <text:p text:style-name="P158">fyická osoba, která může provádět úkoly detektiva a má navíc odborné znalosti, dovednosti a schopnosti zvládnout širokou škálu technických problémů</text:p>
        </text:list-item>
      </text:list>
      <text:p text:style-name="P156">DEFR i DES musí</text:p>
      <text:list xml:id="list4177607778155498016" text:style-name="L85">
        <text:list-item>
          <text:p text:style-name="P159">dokumentovat všechny své akce</text:p>
        </text:list-item>
        <text:list-item>
          <text:p text:style-name="P298"><text:span text:style-name="T33">určit a použít metodu pro stanovení přesnosti a spolehlivosti potenciální dig. důkazové kopie oproti původnímu zdroji</text:span><text:span text:style-name="T38"><text:tab/></text:span></text:p>
        </text:list-item>
      </text:list>
      <text:p text:style-name="P39"/>
      <text:p text:style-name="P13">--<text:span text:style-name="T71">15--</text:span></text:p>
      <text:p text:style-name="P207">Audit opatření</text:p>
      <text:p text:style-name="P58"/>
      <text:p text:style-name="P240">Audit<text:span text:style-name="T19"><text:tab/><text:tab/>úřední přezkoumání a zhodnocení dokumentů a jiných objektů nezávislou osobou za účelem zjistit, zda doklady podávají platné a spolehlivé informace o skutečnosti </text:span></text:p>
      <text:p text:style-name="P240"/>
      <text:p text:style-name="P69">1. Popište metody hodnocení objektu při auditu.</text:p>
      <text:list xml:id="list1221596285669720414" text:style-name="L86">
        <text:list-item>
          <text:p text:style-name="P160"><text:soft-page-break/>Vyšetřování</text:p>
        </text:list-item>
      </text:list>
      <text:list xml:id="list718337985745547287" text:style-name="L87">
        <text:list-item>
          <text:p text:style-name="P162">proces kontrolování, studování nebo analýzy jednoho nebo více přezkoumávaných objektů na všech úrovních (specifikace, mechanismy, procesy)</text:p>
        </text:list-item>
        <text:list-item>
          <text:p text:style-name="P162">cíl: porozumět, objastnit nebo získat důkazy</text:p>
        </text:list-item>
        <text:list-item>
          <text:p text:style-name="P309"><text:span text:style-name="T33">lze podporovat </text:span><text:span text:style-name="T47">automatizovanými</text:span><text:span text:style-name="T33"> </text:span><text:span text:style-name="T47">nástroji</text:span></text:p>
        </text:list-item>
        <text:list-item>
          <text:p text:style-name="P162">typy: všeobecné, cílené, detailní, reprezentativní, úplné</text:p>
        </text:list-item>
      </text:list>
      <text:list xml:id="list90151094401660" text:continue-list="list1221596285669720414" text:style-name="L86">
        <text:list-item>
          <text:p text:style-name="P160">Interview</text:p>
        </text:list-item>
      </text:list>
      <text:list xml:id="list7325972708642842800" text:style-name="L88">
        <text:list-item>
          <text:p text:style-name="P163">proces vedení rozhovorů s jednotlivci nebo skupinami v organizaci</text:p>
        </text:list-item>
        <text:list-item>
          <text:p text:style-name="P163">cíl: porozumět, objasnit nebo zjistit, kde získat důkazy</text:p>
        </text:list-item>
        <text:list-item>
          <text:p text:style-name="P241">nelze automatizovat</text:p>
        </text:list-item>
        <text:list-item>
          <text:p text:style-name="P163">typy: všeobecné, cílené, detailní</text:p>
        </text:list-item>
      </text:list>
      <text:list xml:id="list90151962197225" text:continue-list="list90151094401660" text:style-name="L86">
        <text:list-item>
          <text:p text:style-name="P160">Test</text:p>
        </text:list-item>
      </text:list>
      <text:list xml:id="list2098161457932617804" text:style-name="L89">
        <text:list-item>
          <text:p text:style-name="P164">proces<text:span text:style-name="T1"> cvičného provozování </text:span>jednoho nebo více přezkoumávaných objektů za určitých podmínek</text:p>
        </text:list-item>
        <text:list-item>
          <text:p text:style-name="P164">cíl: porovnání skutečného a očekávaného chování</text:p>
        </text:list-item>
        <text:list-item>
          <text:p text:style-name="P164">musí být provedeno <text:span text:style-name="T1">kvalifikovanými</text:span> odborníky, musí být <text:span text:style-name="T1">reprodukovatelné</text:span>, <text:span text:style-name="T1">opakovatelné</text:span></text:p>
        </text:list-item>
        <text:list-item>
          <text:p text:style-name="P164">lze podporovat <text:span text:style-name="T1">automatizovanými</text:span> nástroji</text:p>
        </text:list-item>
      </text:list>
      <text:list xml:id="list90151019734527" text:continue-list="list90151962197225" text:style-name="L86">
        <text:list-item>
          <text:list>
            <text:list-item>
              <text:p text:style-name="P160">Black-box (blind)</text:p>
            </text:list-item>
          </text:list>
        </text:list-item>
      </text:list>
      <text:list xml:id="list3591648585610439495" text:style-name="L90">
        <text:list-item>
          <text:p text:style-name="P292"><text:span text:style-name="T41">auditor má pouze znalosti veřejně dostupných informací o objektu, </text:span><text:span text:style-name="T42">zkoumá funčknost objektu bez nahlížení do vnitřníh sturktur</text:span></text:p>
        </text:list-item>
      </text:list>
      <text:list xml:id="list2505004722041777472" text:style-name="L91">
        <text:list-item>
          <text:p text:style-name="P167">přezkoumávaný objekt je na audit př<text:span text:style-name="T90">i</text:span>praven předem, všechny podrobnosti o auditu zná</text:p>
        </text:list-item>
        <text:list-item>
          <text:p text:style-name="P167">testuje etické hackování</text:p>
        </text:list-item>
      </text:list>
      <text:list xml:id="list90152141917082" text:continue-list="list90151019734527" text:style-name="L86">
        <text:list-item>
          <text:list>
            <text:list-item>
              <text:p text:style-name="P160">Double blind</text:p>
            </text:list-item>
          </text:list>
        </text:list-item>
      </text:list>
      <text:list xml:id="list5951142098502884688" text:style-name="L92">
        <text:list-item>
          <text:p text:style-name="P165">auditor má pouze znalosti veřejně dostupných informací o objektu, zkoumá funčknost objektu bez nahlížení do vnitřníh sturktur</text:p>
        </text:list-item>
        <text:list-item>
          <text:p text:style-name="P168">přezkoumávaný objekt není předem informovaný ani o rozsahu testování ani o použitém testovacím vektoru vstupů</text:p>
        </text:list-item>
        <text:list-item>
          <text:p text:style-name="P168">testuje připravenost</text:p>
        </text:list-item>
      </text:list>
      <text:list xml:id="list90151701896779" text:continue-list="list90152141917082" text:style-name="L86">
        <text:list-item>
          <text:list>
            <text:list-item>
              <text:p text:style-name="P160">Gray box</text:p>
            </text:list-item>
          </text:list>
        </text:list-item>
      </text:list>
      <text:list xml:id="list8483941916347435819" text:style-name="L93">
        <text:list-item>
          <text:p text:style-name="P169">auditor má o objektu omezené znalosti jeho ochran a jím reprezentovaných aktiv, má úplnou znalost dostupných testovacích vektorů; částečně zná vnitřní strukturu objektu</text:p>
        </text:list-item>
        <text:list-item>
          <text:p text:style-name="P169"><text:soft-page-break/>objekt je připraven na přezkum předem</text:p>
        </text:list-item>
        <text:list-item>
          <text:p text:style-name="P169">testuje účinnost</text:p>
        </text:list-item>
      </text:list>
      <text:list xml:id="list90151624706709" text:continue-list="list90151701896779" text:style-name="L86">
        <text:list-item>
          <text:list>
            <text:list-item>
              <text:p text:style-name="P160">Double gray box</text:p>
            </text:list-item>
          </text:list>
        </text:list-item>
      </text:list>
      <text:list xml:id="list5415022642276764434" text:style-name="L94">
        <text:list-item>
          <text:p text:style-name="P170">objekt je na přezkum částečně připraven, zná rozsah a časový rámec, nezná test. vektory</text:p>
        </text:list-item>
      </text:list>
      <text:list xml:id="list90152030236212" text:continue-list="list90151624706709" text:style-name="L86">
        <text:list-item>
          <text:list>
            <text:list-item>
              <text:p text:style-name="P160">White-box (tandem)</text:p>
            </text:list-item>
          </text:list>
        </text:list-item>
      </text:list>
      <text:list xml:id="list6093057717403384064" text:style-name="L95">
        <text:list-item>
          <text:p text:style-name="P171">auditor i přezkoumávaný objekt jsou plně připraveni, obě strany znají všechny detaily předem</text:p>
        </text:list-item>
      </text:list>
      <text:list xml:id="list90152369859954" text:continue-list="list90152030236212" text:style-name="L86">
        <text:list-item>
          <text:list>
            <text:list-item>
              <text:p text:style-name="P160">Reversal (simulovaný útok)</text:p>
            </text:list-item>
          </text:list>
        </text:list-item>
      </text:list>
      <text:list xml:id="list1963847637917444720" text:style-name="L96">
        <text:list-item>
          <text:p text:style-name="P172">auditor přezkoumává objekt na základě úplné znalosti jeho procesů a provozní bezpečnosti</text:p>
        </text:list-item>
        <text:list-item>
          <text:p text:style-name="P172">přezkoumávaný objekt neví nic o tom co, jak a kdy bude auditor testovat</text:p>
        </text:list-item>
        <text:list-item>
          <text:p text:style-name="P172">testuje připravenost cíle na neznámé podněty, simulovaný útok</text:p>
        </text:list-item>
      </text:list>
      <text:p text:style-name="P54"/>
      <text:p text:style-name="P14">--<text:span text:style-name="T71">17--</text:span></text:p>
      <text:p text:style-name="P208">Kritéria hodnocení</text:p>
      <text:p text:style-name="P61"/>
      <text:p text:style-name="P66">1. Jaká jsou <text:span text:style-name="T1">hodnotící</text:span> <text:span text:style-name="T1">kritéria</text:span> pro bezpečnost informací v <text:span text:style-name="T1">CC</text:span>? <text:span text:style-name="T1">Popiště EAL4.</text:span></text:p>
      <text:p text:style-name="P66"><text:tab/><text:span text:style-name="T10">Hodnotící kritéria<text:tab/></text:span><text:span text:style-name="T72">seznam podmínek, které vyvíjený produkt nebo systém má být <text:tab/>schopný (musí) plnit, resp. kterým musí vyhovět</text:span></text:p>
      <text:p text:style-name="P66"/>
      <text:p text:style-name="P66"><text:tab/><text:span text:style-name="T72">Common Criteria:<text:tab/></text:span><text:span text:style-name="T10">ISO/IEC 15408</text:span><text:span text:style-name="T72"><text:tab/>Evaluation criteria for IT security</text:span></text:p>
      <text:p text:style-name="P66"/>
      <text:list xml:id="list3280632541734807588" text:style-name="L97">
        <text:list-item>
          <text:p text:style-name="P173">Hodnotící kritéria podporující vyslovení záruky, že procesy <text:span text:style-name="T1">specifikace</text:span>, <text:span text:style-name="T1">implementace </text:span>a <text:span text:style-name="T1">vlastního hodnocení </text:span>inf. bezp. produktu/systému byly vedené přísným a standardním způsobem</text:p>
        </text:list-item>
        <text:list-item>
          <text:p text:style-name="P173">Hodnocením podle CC se ověřuje, zda TOE vykazuje <text:span text:style-name="T1">deklarované bezpečnostní vlastnosti</text:span> (jak z funkční skladby tak z hlediska realizace)</text:p>
        </text:list-item>
      </text:list>
      <text:p text:style-name="P174"/>
      <text:p text:style-name="P156">Jedná se o definice kritérií pro stanovení/hodnocení profilů ochrany (PP) a bezpečnostních cílů (ST) z hledisek:</text:p>
      <text:list xml:id="list3866432220476026722" text:style-name="L98">
        <text:list-item>
          <text:p text:style-name="P161">Správa konfirugrace</text:p>
        </text:list-item>
        <text:list-item>
          <text:p text:style-name="P161">Průvodní dokumentace</text:p>
        </text:list-item>
        <text:list-item>
          <text:p text:style-name="P161">Posouzení zranitelnosti</text:p>
        </text:list-item>
        <text:list-item>
          <text:p text:style-name="P161"><text:soft-page-break/>Dodání a provoz</text:p>
        </text:list-item>
        <text:list-item>
          <text:p text:style-name="P161">Podpora životního cyklu</text:p>
        </text:list-item>
        <text:list-item>
          <text:p text:style-name="P161">Vývoj</text:p>
        </text:list-item>
        <text:list-item>
          <text:p text:style-name="P161">Testování</text:p>
        </text:list-item>
      </text:list>
      <text:p text:style-name="P64"/>
      <text:p text:style-name="P66">2. Common Criteria – popsat <text:span text:style-name="T1">Protection</text:span> <text:span text:style-name="T1">Profile</text:span> a <text:span text:style-name="T1">Security</text:span> <text:span text:style-name="T1">Target</text:span>.</text:p>
      <text:p text:style-name="P242">Common Criteria</text:p>
      <text:list xml:id="list1967427026989895672" text:style-name="L99">
        <text:list-item>
          <text:p text:style-name="P166">standard definující postup nezávislého <text:span text:style-name="T1">posouzení bezpečnosti </text:span>TOE</text:p>
        </text:list-item>
        <text:list-item>
          <text:p text:style-name="P175">standard zabývající se <text:span text:style-name="T1">kritérii hodnocení informační bezpečnosti</text:span></text:p>
        </text:list-item>
        <text:list-item>
          <text:p text:style-name="P175">předmětem hodnocení může být produkt nebo systém</text:p>
        </text:list-item>
        <text:list-item>
          <text:p text:style-name="P175">hodnocením podle CC se ověřuje, zda TOE vykazuje deklarované bezpečnostní vlastnosti, a to jak z hlediska funkčního, tak i z hlediska realizace</text:p>
        </text:list-item>
        <text:list-item>
          <text:p text:style-name="P243"><text:span text:style-name="T19">hodnocení </text:span>stanovuje<text:span text:style-name="T19"> </text:span>úroveň<text:span text:style-name="T19"> záruky za dosaženou bezpečnost</text:span></text:p>
        </text:list-item>
      </text:list>
      <text:p text:style-name="P176"/>
      <text:p text:style-name="P244">Protection Profile = <text:span text:style-name="T19">profil ochran</text:span></text:p>
      <text:list xml:id="list3528821676528147509" text:style-name="L100">
        <text:list-item>
          <text:p text:style-name="P177">specifikační dokument CC (vytvářen uživatelem nebo uživ. komunitou)</text:p>
        </text:list-item>
        <text:list-item>
          <text:p text:style-name="P245"><text:span text:style-name="T19">identifikuje </text:span>požadavky na bezpečnost<text:span text:style-name="T19"> pro jisté prostředí/oblast</text:span></text:p>
        </text:list-item>
        <text:list-item>
          <text:p text:style-name="P177">= (dokumenty popisující generické požadavky na bezpečnostní rysy třídy produktů)</text:p>
        </text:list-item>
        <text:list-item>
          <text:p text:style-name="P177">efektivně definuje třídu bezpečnostních zařízení</text:p>
        </text:list-item>
        <text:list-item>
          <text:p text:style-name="P245"><text:span text:style-name="T19">PP lze použít jako šablonu pro definici </text:span>bezpečnostního cíle<text:span text:style-name="T19"> (specifikaci bezpečnostních vlastností konkrétního produktu/systému)</text:span></text:p>
        </text:list-item>
      </text:list>
      <text:p text:style-name="P244">Security Target = <text:span text:style-name="T19">bezpečnostní cíl</text:span></text:p>
      <text:list xml:id="list6982899829068569759" text:style-name="L101">
        <text:list-item>
          <text:p text:style-name="P247"><text:span text:style-name="T19">specifikační dokument CC definující </text:span>bezpečnostní vlastnosti <text:span text:style-name="T19">konkrétního produktu/systému, tzv. </text:span>Security Functional Requirements (SFR) – <text:span text:style-name="T19">specifikace bezpečnostních funkcí poskytovaných produktem</text:span></text:p>
        </text:list-item>
        <text:list-item>
          <text:p text:style-name="P179">produkt/systém se obvykle hodnotí, jak splňuje zadaný/deklarovaný bezpečnostní cíl ST – je hodnocen proti SFR deklarovaným v ST</text:p>
        </text:list-item>
        <text:list-item>
          <text:p text:style-name="P179">lze hodnotit ST, zda vyhovuje zadanému PP</text:p>
        </text:list-item>
        <text:list-item>
          <text:p text:style-name="P179">bezpečnostní cíl ST obsahuje popisy bezpečnostních problémů řešených pomocí TOE a provozního prostředí TOE</text:p>
        </text:list-item>
        <text:list-item>
          <text:p text:style-name="P179">ST může deklarovat, kterým PP vyhovuje</text:p>
        </text:list-item>
      </text:list>
      <text:p text:style-name="P66"/>
      <text:p text:style-name="P66">3. <text:span text:style-name="T74">Dvě kategorie požadavků na IT bezpečnost dosahovanou TOE</text:span></text:p>
      <text:p text:style-name="P250">Funkční požadavky<text:tab/><text:span text:style-name="T19">cíle z hlediska bezpečnosti informací</text:span></text:p>
      <text:list xml:id="list1788886793470315373" text:style-name="L102">
        <text:list-item>
          <text:p text:style-name="P251"><text:soft-page-break/>Security Functional Requirements (SFRs)</text:p>
        </text:list-item>
        <text:list-item>
          <text:p text:style-name="P185">Co TOE dělá?<text:tab/><text:tab/>Hodnocení TOE proti jeho ST, resp.<text:line-break/>CO TOE má dělat?<text:tab/>Při hodnocení PP/ST</text:p>
        </text:list-item>
        <text:list-item>
          <text:p text:style-name="P185">definice <text:span text:style-name="T1">bezpečného</text:span> <text:span text:style-name="T1">chování</text:span> TOE se provede <text:span text:style-name="T1">výčtem</text:span> <text:span text:style-name="T1">požadavků</text:span> na škálu poskytovaných <text:span text:style-name="T1">bezpečnostních</text:span> <text:span text:style-name="T1">funkcí</text:span></text:p>
        </text:list-item>
        <text:list-item>
          <text:p text:style-name="P185">bezpečnostní funkce vznikají impl<text:span text:style-name="T91">e</text:span>mentací funkčních požadavků</text:p>
        </text:list-item>
      </text:list>
      <text:p text:style-name="P250"/>
      <text:p text:style-name="P250">Požadavky zaručitelnosti bezpečnosti</text:p>
      <text:list xml:id="list4685253201714236650" text:style-name="L103">
        <text:list-item>
          <text:p text:style-name="P253">Security Assurance Requirements<text:span text:style-name="T19"><text:tab/>kvalita</text:span></text:p>
        </text:list-item>
        <text:list-item>
          <text:p text:style-name="P187">Je TOE udělá<text:span text:style-name="T83">n</text:span> dobře a dělá to, co má dělat?</text:p>
        </text:list-item>
        <text:list-item>
          <text:p text:style-name="P187">Určeno pro stanovení důvěry v bezpečnostní funkce</text:p>
        </text:list-item>
        <text:list-item>
          <text:p text:style-name="P187"><text:span text:style-name="T1">Síla</text:span> <text:span text:style-name="T1">záruky</text:span> se odvozuje z <text:span text:style-name="T1">důkazů</text:span> získaných prokázáním <text:span text:style-name="T1">správnosti</text:span> <text:span text:style-name="T1">návrhu</text:span> a <text:span text:style-name="T1">implementace</text:span></text:p>
        </text:list-item>
        <text:list-item>
          <text:p text:style-name="P257"><text:span text:style-name="T19">Úroveň splnění požadavků na záruku determinuje zařazení TOE na konkrétní </text:span>úroveň záruky<text:span text:style-name="T19">, </text:span>Evaluation Assurance Level (EAL) 1-7</text:p>
        </text:list-item>
      </text:list>
      <text:p text:style-name="P67"/>
      <text:p text:style-name="P66">4. Jak používají CC uživatelé, hodnotitelé, vývojáři?</text:p>
      <text:p text:style-name="P244">Zadavatelé vývoje</text:p>
      <text:list xml:id="list4929262226371825742" text:style-name="L104">
        <text:list-item>
          <text:p text:style-name="P248"><text:span text:style-name="T19">používají CC jako </text:span>specifikace bezpečnostních požadavků <text:span text:style-name="T19">na TOE (stanovují Profily ochran, případně i Bezpečnostní cíl)</text:span></text:p>
        </text:list-item>
      </text:list>
      <text:p text:style-name="P244">Vývojáři</text:p>
      <text:list xml:id="list5180885421179008825" text:style-name="L105">
        <text:list-item>
          <text:p text:style-name="P180">používají CC pro <text:span text:style-name="T1">specifikaci bezpečnostních vlast</text:span><text:span text:style-name="T13">n</text:span><text:span text:style-name="T1">ostí </text:span>vyvíjeného TOE (dokumentem ST)</text:p>
        </text:list-item>
      </text:list>
      <text:p text:style-name="P244">Hodnotitelé</text:p>
      <text:list xml:id="list840098567651884692" text:style-name="L106">
        <text:list-item>
          <text:p text:style-name="P181">používají Profily ochran a Bezpečnostní cíle jako měřítko míry, zda/jak TOE vyhovuje požadované bezpečnosti</text:p>
        </text:list-item>
      </text:list>
      <text:p text:style-name="P244">Zákazník</text:p>
      <text:list xml:id="list7123538296543431948" text:style-name="L107">
        <text:list-item>
          <text:p text:style-name="P182">vyhledá/vypracuje Profil ochrany, který splňuje jeho požadavky a použije ho při specifikaci objednávky/výběrového řízení</text:p>
        </text:list-item>
      </text:list>
      <text:p text:style-name="P244">Uživatelská sdružení <text:span text:style-name="T19">(zdravotnictví, školství, státní správa, bankovní sektor, ...)</text:span></text:p>
      <text:list xml:id="list6408615322112998976" text:style-name="L108">
        <text:list-item>
          <text:p text:style-name="P183">definují Profily ochran, které sepcifikují společné/generické požadavky na bezpečnost</text:p>
        </text:list-item>
      </text:list>
      <text:p text:style-name="P66"/>
      <text:p text:style-name="P66">5. EAL2</text:p>
      <text:p text:style-name="P66"/>
      <text:p text:style-name="P66"><text:soft-page-break/>6. Popište PP, charakterizujte obsah, strukturu a funkci PP.</text:p>
      <text:p text:style-name="P249">Protection Profile = <text:span text:style-name="T19">profil ochran</text:span></text:p>
      <text:list xml:id="list90152506191046" text:continue-list="list3528821676528147509" text:style-name="L100">
        <text:list-item>
          <text:p text:style-name="P178">specifikační dokument CC (vytvářen uživatelem nebo uživ. komunitou)</text:p>
        </text:list-item>
        <text:list-item>
          <text:p text:style-name="P246"><text:span text:style-name="T19">identifikuje </text:span>požadavky na bezpečnost<text:span text:style-name="T19"> pro jisté prostředí/oblast</text:span></text:p>
        </text:list-item>
        <text:list-item>
          <text:p text:style-name="P178">= (dokumenty popisující generické požadavky na bezpečnostní rysy třídy produktů)</text:p>
        </text:list-item>
        <text:list-item>
          <text:p text:style-name="P178">efektivně definuje třídu bezpečnostních zařízení</text:p>
        </text:list-item>
        <text:list-item>
          <text:p text:style-name="P246"><text:span text:style-name="T19">PP lze použít jako šablonu pro definici </text:span>bezpečnostního cíle<text:span text:style-name="T19"> (specifikaci bezpečnostních vlastností konkrétního produktu/systému)</text:span></text:p>
        </text:list-item>
      </text:list>
      <text:p text:style-name="P249"/>
      <text:p text:style-name="P188">Struktura</text:p>
      <text:list xml:id="list5545511111410927496" text:style-name="L109">
        <text:list-item>
          <text:p text:style-name="P254">Úvod<text:tab/><text:tab/><text:span text:style-name="T19">orientační popis řešeného problému</text:span></text:p>
        </text:list-item>
        <text:list-item>
          <text:p text:style-name="P254">Popis zařízení (TOE) a prohlášení shody <text:span text:style-name="T19"><text:tab/>podrobný popis účelu, chování, struktury... vyhovující TOE a jak PP splňuje CC</text:span></text:p>
        </text:list-item>
        <text:list-item>
          <text:p text:style-name="P254">Definice bezpečnostního problému<text:span text:style-name="T19"><text:tab/>identifikace, co jsou hrozby; popis předpokládaných podmínek/vlastností provozního prostředí a popis ošetřovaných hrozeb</text:span></text:p>
        </text:list-item>
        <text:list-item>
          <text:p text:style-name="P254">Bezpečnostní cíle<text:tab/><text:span text:style-name="T19">popis bezpečnostních vlastností TOE, vývojového prostředí a provozního/organizačního prostředí</text:span></text:p>
        </text:list-item>
        <text:list-item>
          <text:p text:style-name="P254">Bezpečnostní požadavky (IT Sec. Requirements)<text:span text:style-name="T19"><text:tab/>překlad bezpečnostních cílů do technických požadavků</text:span></text:p>
        </text:list-item>
        <text:list-item>
          <text:p text:style-name="P254">Odůvodnění bezpečnostních cílů</text:p>
        </text:list-item>
      </text:list>
      <text:p text:style-name="P66"/>
      <text:p text:style-name="P30">7. Míra ochrany EAL1.</text:p>
      <text:p text:style-name="P30"/>
      <text:p text:style-name="P30">8. Úrovně pohledu na bezpečnostní normu ITSEC.</text:p>
      <text:p text:style-name="P30"><text:tab/><text:span text:style-name="T11">ITSEC<text:tab/><text:tab/></text:span><text:span text:style-name="T73">Information Technology Security Evaluation Criteria</text:span></text:p>
      <text:list xml:id="list7828307820109518866" text:style-name="L110">
        <text:list-item>
          <text:p text:style-name="P72">ITSEC třídy zaručitelnosti bezpečnosti: E0 <text:span text:style-name="T68">→</text:span><text:span text:style-name="T70"> E6</text:span></text:p>
        </text:list-item>
      </text:list>
      <text:list xml:id="list5771115773432453552" text:style-name="L111">
        <text:list-item>
          <text:p text:style-name="P73">Dosažená <text:span text:style-name="T1">úroveň záruky </text:span>za inf. bezp. se hodnotila <text:span text:style-name="T1">dosaženou důvěrností </text:span>ve 4 pohledech</text:p>
        </text:list-item>
      </text:list>
      <text:list xml:id="list1603382622256070536" text:style-name="L112">
        <text:list-item>
          <text:p text:style-name="P299"><text:span text:style-name="T32">Vývojový proces</text:span><text:span text:style-name="T33"><text:tab/>forma specifikace požadavků, návrh architektury, implementace</text:span></text:p>
        </text:list-item>
        <text:list-item>
          <text:p text:style-name="P299"><text:span text:style-name="T32">Vývojové prostředí</text:span><text:span text:style-name="T33"><text:tab/><text:tab/>řízení projektu, programovací jazyky, kompilátoly, aplikovaná bezpečnost při vývoji</text:span></text:p>
        </text:list-item>
        <text:list-item>
          <text:p text:style-name="P299"><text:span text:style-name="T32">Provozní dokumentace</text:span><text:span text:style-name="T33"><text:tab/>dokumentace správce, dokumentace uživatele</text:span></text:p>
        </text:list-item>
        <text:list-item>
          <text:p text:style-name="P299"><text:span text:style-name="T32">Provozní prostředí</text:span><text:span text:style-name="T33"><text:tab/><text:tab/>dodávka, distribuce, konfigurace, spuštění, provoz</text:span></text:p>
        </text:list-item>
      </text:list>
      <text:p text:style-name="P30"/>
      <text:p text:style-name="P30">9. Jak probíhá hodnocení pomocí CC?</text:p>
      <text:list xml:id="list550766912153505491" text:style-name="L113">
        <text:list-item>
          <text:p text:style-name="P74">Hodnocením podle CC se ověřuje, zda TOE vykazuje deklarované bezpečnostní vlastnosti, a <text:soft-page-break/>to jak z funkční skladby, tak z hlediska realizace</text:p>
        </text:list-item>
        <text:list-item>
          <text:p text:style-name="P74">Hodnocení stanovuje <text:span text:style-name="T1">úroveň záruky</text:span> za dosaženou bezpečnost</text:p>
        </text:list-item>
        <text:list-item>
          <text:p text:style-name="P184">Hodnocení produktu/systému sestává ze dvou kroků:</text:p>
          <text:list>
            <text:list-item>
              <text:p text:style-name="P184">hodnocení bezpečnostního cíle (Security Target ST), o kterém TOE tvrdí, že ho splňuje</text:p>
            </text:list-item>
            <text:list-item>
              <text:p text:style-name="P184">hodnocení TOE proti tomuto ST, aby se získala jistota, že TOE splňuje bezpečnostní úroveň definovanou v ST</text:p>
            </text:list-item>
          </text:list>
        </text:list-item>
        <text:list-item>
          <text:p text:style-name="P184">Hodnocení PP pro zajištění, že PP správně identifikuj<text:span text:style-name="T92">e</text:span> požadavky na bezpečnost</text:p>
        </text:list-item>
      </text:list>
      <text:p text:style-name="P30"/>
      <text:p text:style-name="P30">10. Charakterizujte kategorie požadavků <text:span text:style-name="T75">n</text:span>a záruku dos<text:span text:style-name="T75">ažení </text:span>bezpečnosti informací, jejichž splnění se dokazuje při určování výšky záruky za specifikovanou funkční skladbu bezpečnostních opatření podle standardu ISO 15408 (CC).</text:p>
      <text:p text:style-name="P189">Dvě kategorie požadavků na IT bezpečnost dosahovanou TOE</text:p>
      <text:p text:style-name="P255">Funkční požadavky<text:tab/><text:span text:style-name="T19">cíle z hlediska bezpečnosti informací</text:span></text:p>
      <text:list xml:id="list90151295652140" text:continue-list="list1788886793470315373" text:style-name="L102">
        <text:list-item>
          <text:p text:style-name="P252">Security Functional Requirements (SFRs)</text:p>
        </text:list-item>
        <text:list-item>
          <text:p text:style-name="P186">Co TOE dělá?<text:tab/><text:tab/>Hodnocení TOE proti jeho ST, resp.<text:line-break/>CO TOE má dělat?<text:tab/>Při hodnocení PP/ST</text:p>
        </text:list-item>
        <text:list-item>
          <text:p text:style-name="P186">definice bezpečného chování TOE se provede výčtem požadavků na škálu poskytovaných bezpečnostních funkcí</text:p>
        </text:list-item>
        <text:list-item>
          <text:p text:style-name="P186">bezpečnostní funkce vznikají impelmentací funkčních požadavků</text:p>
        </text:list-item>
      </text:list>
      <text:p text:style-name="P255"/>
      <text:p text:style-name="P255">Požadavky zaručitelnosti bezpečnosti</text:p>
      <text:list xml:id="list6225782839038975523" text:style-name="L114">
        <text:list-item>
          <text:p text:style-name="P256">Security Assurance Requirements <text:span text:style-name="T84">(SAR)</text:span><text:span text:style-name="T19"><text:tab/>kvalita</text:span></text:p>
        </text:list-item>
        <text:list-item>
          <text:p text:style-name="P190">Je TOE udělá<text:span text:style-name="T83">n</text:span> dobře a dělá to, co má dělat?</text:p>
        </text:list-item>
        <text:list-item>
          <text:p text:style-name="P190">Určeno pro stanovení důvěry v bezpečnostní funkce</text:p>
        </text:list-item>
        <text:list-item>
          <text:p text:style-name="P190"><text:span text:style-name="T1">Síla</text:span> <text:span text:style-name="T1">záruky</text:span> se odvozuje z <text:span text:style-name="T1">důkazů</text:span> získaných prokázáním <text:span text:style-name="T1">správnosti</text:span> <text:span text:style-name="T1">návrhu</text:span> a <text:span text:style-name="T1">implementace</text:span></text:p>
        </text:list-item>
        <text:list-item>
          <text:p text:style-name="P258"><text:span text:style-name="T19">Úroveň splnění požadavků na záruku determinuje zařazení TOE na konkrétní </text:span>úroveň záruky<text:span text:style-name="T19">, </text:span>Evaluation Assurance Level (EAL) 1-7</text:p>
        </text:list-item>
      </text:list>
      <text:p text:style-name="P30"/>
      <text:p text:style-name="P156">Jedná se o definice kritérií pro stanovení/hodnocení profilů ochrany (PP) a bezpečnostních cílů (ST) z hledisek:</text:p>
      <text:list xml:id="list90151699411440" text:continue-list="list3866432220476026722" text:style-name="L98">
        <text:list-item>
          <text:p text:style-name="P161">Správa konfirugrace</text:p>
        </text:list-item>
        <text:list-item>
          <text:p text:style-name="P161">Průvodní dokumentace</text:p>
        </text:list-item>
        <text:list-item>
          <text:p text:style-name="P161">Posouzení zranitelnosti</text:p>
        </text:list-item>
        <text:list-item>
          <text:p text:style-name="P161"><text:soft-page-break/>Dodání a provoz</text:p>
        </text:list-item>
        <text:list-item>
          <text:p text:style-name="P161">Podpora životního cyklu</text:p>
        </text:list-item>
        <text:list-item>
          <text:p text:style-name="P161">Vývoj</text:p>
        </text:list-item>
        <text:list-item>
          <text:p text:style-name="P161">Testování</text:p>
        </text:list-item>
      </text:list>
      <text:p text:style-name="P71"/>
      <text:p text:style-name="P71">11. Metody hodnocení</text:p>
      <text:list xml:id="list2740316965934787991" text:style-name="L115">
        <text:list-item>
          <text:p text:style-name="P259">Produktově/systémově orientované = investigativní<text:span text:style-name="T19"> hodnocení</text:span></text:p>
        </text:list-item>
      </text:list>
      <text:list xml:id="list58987894395177692" text:style-name="L116">
        <text:list-item>
          <text:p text:style-name="P75">zkoumá se hotový produkt/systém a jeho vlastnosti</text:p>
        </text:list-item>
        <text:list-item>
          <text:p text:style-name="P75">hodnocení je obtíně opakovatelné, je individuální pro každý ToE</text:p>
        </text:list-item>
      </text:list>
      <text:list xml:id="list90152470438854" text:continue-list="list2740316965934787991" text:style-name="L115">
        <text:list-item>
          <text:p text:style-name="P259">Procestně orientované = auditivní<text:span text:style-name="T19"> postup</text:span></text:p>
        </text:list-item>
      </text:list>
      <text:list xml:id="list3945067019242756393" text:style-name="L117">
        <text:list-item>
          <text:p text:style-name="P76">hodnotí se dokumentace a procesy návrhu, vývoje, pořizování a provozování ToE</text:p>
        </text:list-item>
        <text:list-item>
          <text:p text:style-name="P76">levnější a snadněji opakovatelné hodnocení</text:p>
        </text:list-item>
      </text:list>
      <text:p text:style-name="P66"/>
      <text:p text:style-name="P66"/>
      <text:p text:style-name="P260">Předmětem hodnocení ToE <text:span text:style-name="T19">(Target of Evaluation) může být </text:span>produkt<text:span text:style-name="T19"> – individuální výrobek bez ohledu na to, kde je nasazen – nebo </text:span>systém<text:span text:style-name="T19"> – jako kombinace produktů nasazeného v určitém prostředí.</text:span></text:p>
      <text:p text:style-name="P260"/>
      <text:p text:style-name="P261">EALs</text:p>
      <text:p text:style-name="P261"/>
      <text:p text:style-name="P191">EAL0<text:tab/>chybný/nehodnotitelný TOE</text:p>
      <text:p text:style-name="P191"/>
      <text:p text:style-name="P261">EAL1<text:span text:style-name="T19"><text:tab/>funkčně testovaný TOE</text:span></text:p>
      <text:list xml:id="list3852941233382977437" text:style-name="L118">
        <text:list-item>
          <text:p text:style-name="P262"><text:span text:style-name="T19">důkaz, že TOE </text:span>funguje v souladu s dokumentací<text:span text:style-name="T19"> a poskytuje dobrou ochranu proti </text:span>identifikovaným hrozbám</text:p>
        </text:list-item>
        <text:list-item>
          <text:p text:style-name="P262"><text:span text:style-name="T19">nezávislým</text:span> testováním shody<text:span text:style-name="T19"> hodnoceného PP, ST nebo TOE s jeho neformální funkční specifikací</text:span></text:p>
        </text:list-item>
        <text:list-item>
          <text:p text:style-name="P192">osobní údaje, evidence DKP, ...</text:p>
        </text:list-item>
      </text:list>
      <text:p text:style-name="P191">EAL2<text:tab/>strukturovaně testovaný TOE</text:p>
      <text:list xml:id="list4812181777004162601" text:style-name="L119">
        <text:list-item>
          <text:p text:style-name="P263"><text:span text:style-name="T19">vývoj si nevyžaduje více úsilí nežli je potřebné pro dodržení dobré komerční praxe </text:span><text:span text:style-name="T69">→</text:span><text:span text:style-name="T27"> nezpůsobuje zvýšení nákladů</text:span></text:p>
        </text:list-item>
        <text:list-item>
          <text:p text:style-name="P263"><text:span text:style-name="T27">provedení </text:span><text:span text:style-name="T70">analýzy vyžádané dokumentace,</text:span><text:span text:style-name="T27"> ověření výsledků </text:span><text:span text:style-name="T70">některých testů</text:span></text:p>
        </text:list-item>
        <text:list-item>
          <text:p text:style-name="P193">splňuje podmínky stanovené pro EAL1</text:p>
        </text:list-item>
        <text:list-item>
          <text:p text:style-name="P263"><text:span text:style-name="T19">musí být sestavený </text:span>seznam konfigurace<text:span text:style-name="T19"> a vypracovány procedury pro </text:span>bezpečnou <text:soft-page-break/>instalaci<text:span text:style-name="T19">, generování a spuštění</text:span></text:p>
        </text:list-item>
        <text:list-item>
          <text:p text:style-name="P193">zabezpečování systémů typu podnikové účetnictví</text:p>
        </text:list-item>
      </text:list>
      <text:p text:style-name="P191">EAL3<text:tab/>metodicky testovaný a kontrolovaný TOE</text:p>
      <text:list xml:id="list205168421662577821" text:style-name="L120">
        <text:list-item>
          <text:p text:style-name="P264"><text:span text:style-name="T19">oproti EAL2 navíc vyžaduje </text:span>rozsáhlejší testování<text:span text:style-name="T19">, kontrolu </text:span>vývojového prostředí<text:span text:style-name="T19"> a zajištění </text:span>správy konfigurace</text:p>
        </text:list-item>
        <text:list-item>
          <text:p text:style-name="P194">bankovní software</text:p>
        </text:list-item>
      </text:list>
      <text:p text:style-name="P191">EAL4<text:tab/>metodicky navržený, testovaný a přezkoumaný TOE</text:p>
      <text:list xml:id="list734937597388097554" text:style-name="L121">
        <text:list-item>
          <text:p text:style-name="P265"><text:span text:style-name="T19">oproti EAL3 vyžaduje navíc </text:span>detailní návrh (low-level)<text:span text:style-name="T19"> TOE, </text:span>neformální model bezpečnostní politiky<text:span text:style-name="T19"> a určité </text:span>podmnožiny implementace<text:span text:style-name="T19"> (zdrojový kód)</text:span></text:p>
        </text:list-item>
        <text:list-item>
          <text:p text:style-name="P265"><text:span text:style-name="T19">nezávislá analýza zranitelností musí demonstrovat </text:span>odolnost vůči průniku útočníků s nízkým potenciálem <text:span text:style-name="T19">pro útok</text:span></text:p>
        </text:list-item>
        <text:list-item>
          <text:p text:style-name="P195">OS: SUSE Linux, Red Hat Linux</text:p>
        </text:list-item>
      </text:list>
      <text:p text:style-name="P191">EAL5<text:tab/>semiformálně navržený a testovaný TOE</text:p>
      <text:list xml:id="list134557064413198200" text:style-name="L122">
        <text:list-item>
          <text:p text:style-name="P266"><text:span text:style-name="T19">navíc vyžaduje dodání </text:span>kompletní implementace</text:p>
        </text:list-item>
        <text:list-item>
          <text:p text:style-name="P266">formální model bezpečnostní politky</text:p>
        </text:list-item>
        <text:list-item>
          <text:p text:style-name="P266">poloformální<text:span text:style-name="T19"> prezentace </text:span>funkčních specifikací</text:p>
        </text:list-item>
        <text:list-item>
          <text:p text:style-name="P266"><text:span text:style-name="T19">vyžaduje se </text:span>analýza skrytých kanálů</text:p>
        </text:list-item>
        <text:list-item>
          <text:p text:style-name="P196">čipové karty, specializované OS</text:p>
        </text:list-item>
      </text:list>
      <text:p text:style-name="P191">EAL6<text:tab/>semiformálně navržený se semiformálně ověřeným návrhem a testovaným TOE</text:p>
      <text:list xml:id="list129770021866775873" text:style-name="L123">
        <text:list-item>
          <text:p text:style-name="P267"><text:span text:style-name="T19">navíc </text:span>poloformální detailní návrh<text:span text:style-name="T19">, rozsáhlejší </text:span>testování<text:span text:style-name="T19">, návrh musí být </text:span>modulární a vrstvový</text:p>
        </text:list-item>
        <text:list-item>
          <text:p text:style-name="P267"><text:span text:style-name="T19">analýza </text:span>skrytých kanálů <text:span text:style-name="T19">musí být </text:span>sémantická</text:p>
        </text:list-item>
      </text:list>
      <text:p text:style-name="P191">EAL7<text:tab/>formálně navržený s formálně ověřeným návrhem a testovaný TOE</text:p>
      <text:list xml:id="list5129977014243003531" text:style-name="L124">
        <text:list-item>
          <text:p text:style-name="P268"><text:span text:style-name="T19">vyžaduje se</text:span> plná formalizace</text:p>
        </text:list-item>
        <text:list-item>
          <text:p text:style-name="P197">white-box testing</text:p>
        </text:list-item>
      </text:list>
      <text:p text:style-name="P269"/>
      <text:p text:style-name="P269"/>
      <text:p text:style-name="P209">-- --</text:p>
      <text:p text:style-name="P211">Plán zachování kontinuity podnikání BCP</text:p>
      <text:p text:style-name="P78"/>
      <text:p text:style-name="P70">1. Třífázový průběh reakce na útok.</text:p>
      <text:list xml:id="list1885089277169143426" text:style-name="L125">
        <text:list-item>
          <text:p text:style-name="P198">Nastupují týmy<text:span text:style-name="T1"> první reakce</text:span></text:p>
        </text:list-item>
      </text:list>
      <text:list xml:id="list5060274316901575214" text:style-name="L126">
        <text:list-item>
          <text:p text:style-name="P199">definované týmy z běžných provozních pracovníků</text:p>
        </text:list-item>
        <text:list-item>
          <text:p text:style-name="P199"><text:span text:style-name="T1">ambulantní</text:span> zásah</text:p>
        </text:list-item>
        <text:list-item>
          <text:p text:style-name="P199"><text:soft-page-break/>informování odpovědného pracovníka za vyřešení incidentu</text:p>
        </text:list-item>
      </text:list>
      <text:list xml:id="list90152721977399" text:continue-list="list1885089277169143426" text:style-name="L125">
        <text:list-item>
          <text:p text:style-name="P198">Nastupují<text:span text:style-name="T1"> týmy pro řešení incidentu</text:span></text:p>
        </text:list-item>
      </text:list>
      <text:list xml:id="list1815486658511230881" text:style-name="L127">
        <text:list-item>
          <text:p text:style-name="P200">definované týmy ze zralých pracovníků</text:p>
        </text:list-item>
        <text:list-item>
          <text:p text:style-name="P200">střídavě dostupní <text:span text:style-name="T1">24/7</text:span></text:p>
        </text:list-item>
        <text:list-item>
          <text:p text:style-name="P200">uvádějí IT do <text:span text:style-name="T1">provozu</text:span> v adekvátně <text:span text:style-name="T1">omezených</text:span> <text:span text:style-name="T1">pracovních</text:span> podmínkách</text:p>
        </text:list-item>
        <text:list-item>
          <text:p text:style-name="P200">provádějí posouzení důsledků</text:p>
        </text:list-item>
      </text:list>
      <text:list xml:id="list90151573713969" text:continue-list="list90152721977399" text:style-name="L125">
        <text:list-item>
          <text:p text:style-name="P198">Nastupují <text:span text:style-name="T1">týmy pro obnovu</text:span></text:p>
        </text:list-item>
      </text:list>
      <text:list xml:id="list8689916112175515223" text:style-name="L128">
        <text:list-item>
          <text:p text:style-name="P201">speciální dovednosti, speciální vybavení</text:p>
        </text:list-item>
        <text:list-item>
          <text:p text:style-name="P201">dlouhodobější týmy</text:p>
        </text:list-item>
      </text:list>
      <text:p text:style-name="P202"/>
      <text:p text:style-name="P270">Contingency Plan <text:tab/><text:span text:style-name="T19">Plán činnosti po útoku</text:span></text:p>
      <text:list xml:id="list4712561878888996527" text:style-name="L129">
        <text:list-item>
          <text:p text:style-name="P293"><text:span text:style-name="T45">plán činnosti ve </text:span><text:span text:style-name="T52">stavu</text:span><text:span text:style-name="T45"> </text:span><text:span text:style-name="T52">nouze</text:span><text:span text:style-name="T45">, </text:span><text:span text:style-name="T52">soubor</text:span><text:span text:style-name="T45"> </text:span><text:span text:style-name="T52">scénářú</text:span><text:span text:style-name="T45"> pro rozdílné situace (časově, ztrátami, tad.)</text:span></text:p>
        </text:list-item>
        <text:list-item>
          <text:p text:style-name="P310"><text:span text:style-name="T45">c</text:span><text:span text:style-name="T33">íl: prevence eskalace útoku do formy havárie, redukce a zvládání účinků incidentu, co nejvčasnější spuštění bezpečných záchranných akcí a oprav</text:span></text:p>
        </text:list-item>
        <text:list-item>
          <text:p text:style-name="P203">návody, jak postupovat při poskytování služeb</text:p>
        </text:list-item>
        <text:list-item>
          <text:p text:style-name="P203">dohody o poskytování náhradních řešení</text:p>
        </text:list-item>
      </text:list>
      <text:p text:style-name="P202"/>
      <text:p text:style-name="P70">2. Charakterizujte 4 základní oblasti Disaster recovery</text:p>
      <text:p text:style-name="P270">Disaster recovery<text:tab/><text:span text:style-name="T19">Plán obnovy (havarijní plán)</text:span></text:p>
      <text:list xml:id="list1173771344332232342" text:style-name="L130">
        <text:list-item>
          <text:p text:style-name="P204">návod, jak postupovat po obnově činnosti IT po havárii</text:p>
        </text:list-item>
      </text:list>
      <text:p text:style-name="P202">Typický obsah</text:p>
      <text:list xml:id="list7964950675086257228" text:style-name="L131">
        <text:list-item>
          <text:p text:style-name="P271">Kritéria<text:span text:style-name="T19"> definující, co se chápe za </text:span>havárii</text:p>
        </text:list-item>
        <text:list-item>
          <text:p text:style-name="P271">Odpovědnosti<text:span text:style-name="T19"> za </text:span>aktivaci<text:span text:style-name="T19"> </text:span>obnovy<text:span text:style-name="T19"> jako takové</text:span></text:p>
        </text:list-item>
        <text:list-item>
          <text:p text:style-name="P271">Odpovědnosti<text:span text:style-name="T19"> za </text:span>aktivaci<text:span text:style-name="T19"> </text:span>dílčích<text:span text:style-name="T19"> </text:span>činností<text:span text:style-name="T19"> podle plánu obnovy</text:span></text:p>
        </text:list-item>
        <text:list-item>
          <text:p text:style-name="P271">Návody<text:span text:style-name="T19"> k </text:span>provádění<text:span text:style-name="T19"> </text:span>činností<text:span text:style-name="T19"> podle plánu obnov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 O1" svg:font-family="'Linux Libertine O'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nux Libertine O" fo:font-family="'Linux Libertine O'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7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 </meta:initial-creator>
    <meta:creation-date>2015-01-02T10:47:42.138513325</meta:creation-date>
    <dc:date>2015-01-13T09:01:50.365464952</dc:date>
    <dc:creator>Kristina </dc:creator>
    <meta:editing-duration>P1DT23H13M20S</meta:editing-duration>
    <meta:editing-cycles>22</meta:editing-cycles>
    <meta:generator>LibreOffice/4.2.7.2$Linux_X86_64 LibreOffice_project/420$Build-2</meta:generator>
    <meta:document-statistic meta:table-count="0" meta:image-count="0" meta:object-count="0" meta:page-count="32" meta:paragraph-count="761" meta:word-count="6537" meta:character-count="46743" meta:non-whitespace-character-count="41328"/>
  </office:meta>
</office:document-meta>
</file>